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text-properties style:font-name="DejaVu Sans" officeooo:rsid="00bd0cdf" officeooo:paragraph-rsid="00e5490e"/>
    </style:style>
    <style:style style:name="P8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9" style:family="paragraph" style:parent-style-name="Frame_20_contents">
      <style:text-properties style:font-name="DejaVu Sans" officeooo:rsid="00bd0cdf" officeooo:paragraph-rsid="00ebfa3d"/>
    </style:style>
    <style:style style:name="P10" style:family="paragraph" style:parent-style-name="Frame_20_contents">
      <style:text-properties style:font-name="DejaVu Sans" officeooo:rsid="00bd0cdf" officeooo:paragraph-rsid="00edef3c"/>
    </style:style>
    <style:style style:name="P11" style:family="paragraph" style:parent-style-name="Frame_20_contents">
      <style:text-properties style:font-name="DejaVu Sans" officeooo:rsid="00bd0cdf" officeooo:paragraph-rsid="00f4c7e5"/>
    </style:style>
    <style:style style:name="P12" style:family="paragraph" style:parent-style-name="Frame_20_contents">
      <style:text-properties style:font-name="DejaVu Sans" officeooo:rsid="00bd0cdf" officeooo:paragraph-rsid="00f51f09"/>
    </style:style>
    <style:style style:name="P13" style:family="paragraph" style:parent-style-name="Frame_20_contents">
      <style:text-properties style:font-name="DejaVu Sans" officeooo:rsid="00bd0cdf" officeooo:paragraph-rsid="00f9a929"/>
    </style:style>
    <style:style style:name="P14" style:family="paragraph" style:parent-style-name="Frame_20_contents">
      <style:text-properties style:font-name="DejaVu Sans" officeooo:rsid="00bd0cdf" officeooo:paragraph-rsid="00fb20d9"/>
    </style:style>
    <style:style style:name="P15" style:family="paragraph" style:parent-style-name="Frame_20_contents">
      <style:text-properties style:font-name="DejaVu Sans" officeooo:rsid="00bd0cdf" officeooo:paragraph-rsid="0100c96e"/>
    </style:style>
    <style:style style:name="P16" style:family="paragraph" style:parent-style-name="Frame_20_contents">
      <style:text-properties style:font-name="DejaVu Sans" officeooo:rsid="00bd0cdf" officeooo:paragraph-rsid="011488b6"/>
    </style:style>
    <style:style style:name="P17" style:family="paragraph" style:parent-style-name="Frame_20_contents">
      <style:text-properties style:font-name="DejaVu Sans" officeooo:rsid="00bd0cdf" officeooo:paragraph-rsid="0115930e"/>
    </style:style>
    <style:style style:name="P18" style:family="paragraph" style:parent-style-name="Frame_20_contents">
      <style:text-properties style:font-name="DejaVu Sans" officeooo:rsid="00bd0cdf" officeooo:paragraph-rsid="011757e4"/>
    </style:style>
    <style:style style:name="P19" style:family="paragraph" style:parent-style-name="Frame_20_contents">
      <style:text-properties style:font-name="DejaVu Sans" officeooo:rsid="00bd0cdf" officeooo:paragraph-rsid="0118186e"/>
    </style:style>
    <style:style style:name="P20" style:family="paragraph" style:parent-style-name="Frame_20_contents">
      <style:text-properties style:font-name="DejaVu Sans" officeooo:rsid="00bd0cdf" officeooo:paragraph-rsid="011b3117"/>
    </style:style>
    <style:style style:name="P21" style:family="paragraph" style:parent-style-name="Frame_20_contents">
      <style:text-properties style:font-name="DejaVu Sans" officeooo:rsid="00bd0cdf" officeooo:paragraph-rsid="01244b1d"/>
    </style:style>
    <style:style style:name="P22" style:family="paragraph" style:parent-style-name="Frame_20_contents">
      <style:text-properties style:font-name="DejaVu Sans" officeooo:rsid="00bd0cdf" officeooo:paragraph-rsid="0125ee8d"/>
    </style:style>
    <style:style style:name="P23" style:family="paragraph" style:parent-style-name="Frame_20_contents">
      <style:text-properties style:font-name="DejaVu Sans" officeooo:rsid="00bd0cdf" officeooo:paragraph-rsid="01298e74"/>
    </style:style>
    <style:style style:name="P24" style:family="paragraph" style:parent-style-name="Frame_20_contents">
      <style:text-properties style:font-name="DejaVu Sans" officeooo:rsid="00bd0cdf" officeooo:paragraph-rsid="012bdca9"/>
    </style:style>
    <style:style style:name="P25" style:family="paragraph" style:parent-style-name="Frame_20_contents">
      <style:text-properties style:font-name="DejaVu Sans" officeooo:rsid="00bd0cdf" officeooo:paragraph-rsid="012fbae5"/>
    </style:style>
    <style:style style:name="P26" style:family="paragraph" style:parent-style-name="Frame_20_contents">
      <style:text-properties style:font-name="DejaVu Sans" officeooo:rsid="00bd0cdf" officeooo:paragraph-rsid="01314c65"/>
    </style:style>
    <style:style style:name="P27" style:family="paragraph" style:parent-style-name="Frame_20_contents">
      <style:text-properties style:font-name="DejaVu Sans" officeooo:rsid="00bd0cdf" officeooo:paragraph-rsid="0131671d"/>
    </style:style>
    <style:style style:name="P28" style:family="paragraph" style:parent-style-name="Frame_20_contents">
      <style:text-properties style:font-name="DejaVu Sans" officeooo:rsid="00bd0cdf" officeooo:paragraph-rsid="01333c05"/>
    </style:style>
    <style:style style:name="P29" style:family="paragraph" style:parent-style-name="Frame_20_contents">
      <style:text-properties style:font-name="DejaVu Sans" officeooo:rsid="00bd0cdf" officeooo:paragraph-rsid="01340af5"/>
    </style:style>
    <style:style style:name="P30" style:family="paragraph" style:parent-style-name="Frame_20_contents">
      <style:text-properties style:font-name="DejaVu Sans" officeooo:rsid="00bd0cdf" officeooo:paragraph-rsid="0139f913"/>
    </style:style>
    <style:style style:name="P31" style:family="paragraph" style:parent-style-name="Frame_20_contents">
      <style:text-properties style:font-name="DejaVu Sans" officeooo:rsid="00bd0cdf" officeooo:paragraph-rsid="013a25dd"/>
    </style:style>
    <style:style style:name="P32" style:family="paragraph" style:parent-style-name="Frame_20_contents">
      <style:text-properties style:font-name="DejaVu Sans" officeooo:rsid="00bd0cdf" officeooo:paragraph-rsid="013bc1b0"/>
    </style:style>
    <style:style style:name="P33" style:family="paragraph" style:parent-style-name="Frame_20_contents">
      <style:text-properties style:font-name="DejaVu Sans" officeooo:rsid="00bd0cdf" officeooo:paragraph-rsid="013d1d04"/>
    </style:style>
    <style:style style:name="P34" style:family="paragraph" style:parent-style-name="Frame_20_contents">
      <style:text-properties style:font-name="DejaVu Sans" officeooo:rsid="00bd0cdf" officeooo:paragraph-rsid="01425252"/>
    </style:style>
    <style:style style:name="P35" style:family="paragraph" style:parent-style-name="Frame_20_contents">
      <style:text-properties style:font-name="DejaVu Sans" officeooo:rsid="00bd0cdf" officeooo:paragraph-rsid="014bbe3d"/>
    </style:style>
    <style:style style:name="P36" style:family="paragraph" style:parent-style-name="Frame_20_contents">
      <style:text-properties style:font-name="DejaVu Sans" officeooo:rsid="00bd0cdf" officeooo:paragraph-rsid="014d9fcc"/>
    </style:style>
    <style:style style:name="P37" style:family="paragraph" style:parent-style-name="Frame_20_contents">
      <style:text-properties style:font-name="DejaVu Sans" officeooo:rsid="00bd0cdf" officeooo:paragraph-rsid="014ebb75"/>
    </style:style>
    <style:style style:name="P38" style:family="paragraph" style:parent-style-name="Frame_20_contents">
      <style:text-properties style:font-name="DejaVu Sans" officeooo:rsid="00bd0cdf" officeooo:paragraph-rsid="01507c1d"/>
    </style:style>
    <style:style style:name="P39" style:family="paragraph" style:parent-style-name="Frame_20_contents">
      <style:text-properties style:font-name="DejaVu Sans" officeooo:rsid="00bd0cdf" officeooo:paragraph-rsid="0150d685"/>
    </style:style>
    <style:style style:name="P40" style:family="paragraph" style:parent-style-name="Frame_20_contents">
      <style:text-properties style:font-name="DejaVu Sans" officeooo:rsid="00bd0cdf" officeooo:paragraph-rsid="0153393f"/>
    </style:style>
    <style:style style:name="P41" style:family="paragraph" style:parent-style-name="Frame_20_contents">
      <style:text-properties style:font-name="DejaVu Sans" officeooo:rsid="00bd0cdf" officeooo:paragraph-rsid="0159ed8f"/>
    </style:style>
    <style:style style:name="P42" style:family="paragraph" style:parent-style-name="Frame_20_contents">
      <style:text-properties style:font-name="DejaVu Sans" officeooo:rsid="00bd0cdf" officeooo:paragraph-rsid="015fcc9c"/>
    </style:style>
    <style:style style:name="P43" style:family="paragraph" style:parent-style-name="Frame_20_contents">
      <style:text-properties style:font-name="DejaVu Sans" officeooo:rsid="00bd0cdf" officeooo:paragraph-rsid="01409a75"/>
    </style:style>
    <style:style style:name="P44" style:family="paragraph" style:parent-style-name="Frame_20_contents">
      <style:text-properties style:font-name="DejaVu Sans" officeooo:rsid="00bd0cdf" officeooo:paragraph-rsid="0143fb17"/>
    </style:style>
    <style:style style:name="P45" style:family="paragraph" style:parent-style-name="Frame_20_contents">
      <style:text-properties style:font-name="DejaVu Sans" officeooo:rsid="00bd0cdf" officeooo:paragraph-rsid="01619f88"/>
    </style:style>
    <style:style style:name="P46" style:family="paragraph" style:parent-style-name="Frame_20_contents">
      <style:text-properties style:font-name="DejaVu Sans" officeooo:rsid="00bd0cdf" officeooo:paragraph-rsid="01692468"/>
    </style:style>
    <style:style style:name="P47" style:family="paragraph" style:parent-style-name="Frame_20_contents">
      <style:text-properties style:font-name="DejaVu Sans" officeooo:rsid="00bd0cdf" officeooo:paragraph-rsid="016b8b9a"/>
    </style:style>
    <style:style style:name="P48" style:family="paragraph" style:parent-style-name="Frame_20_contents">
      <style:text-properties style:font-name="DejaVu Sans" officeooo:rsid="00bd0cdf" officeooo:paragraph-rsid="016b9807"/>
    </style:style>
    <style:style style:name="P49" style:family="paragraph" style:parent-style-name="Frame_20_contents">
      <style:text-properties style:font-name="DejaVu Sans" officeooo:rsid="00bd0cdf" officeooo:paragraph-rsid="016bb135"/>
    </style:style>
    <style:style style:name="P50" style:family="paragraph" style:parent-style-name="Frame_20_contents">
      <style:text-properties style:font-name="DejaVu Sans" officeooo:rsid="00bd0cdf" officeooo:paragraph-rsid="016d9cfc"/>
    </style:style>
    <style:style style:name="P51" style:family="paragraph" style:parent-style-name="Frame_20_contents">
      <style:text-properties style:font-name="DejaVu Sans" officeooo:rsid="00bd0cdf" officeooo:paragraph-rsid="016e243a"/>
    </style:style>
    <style:style style:name="P52" style:family="paragraph" style:parent-style-name="Frame_20_contents">
      <style:text-properties style:font-name="DejaVu Sans" officeooo:rsid="00bd0cdf" officeooo:paragraph-rsid="017021ac"/>
    </style:style>
    <style:style style:name="P53" style:family="paragraph" style:parent-style-name="Frame_20_contents">
      <style:text-properties style:font-name="DejaVu Sans" officeooo:rsid="00bd0cdf" officeooo:paragraph-rsid="017048bb"/>
    </style:style>
    <style:style style:name="P54" style:family="paragraph" style:parent-style-name="Frame_20_contents">
      <style:text-properties style:font-name="DejaVu Sans" officeooo:rsid="00bd0cdf" officeooo:paragraph-rsid="01728c84"/>
    </style:style>
    <style:style style:name="P55" style:family="paragraph" style:parent-style-name="Frame_20_contents">
      <style:text-properties style:font-name="DejaVu Sans" officeooo:rsid="00bd0cdf" officeooo:paragraph-rsid="01731ff3"/>
    </style:style>
    <style:style style:name="P56" style:family="paragraph" style:parent-style-name="Frame_20_contents">
      <style:text-properties style:font-name="DejaVu Sans" officeooo:rsid="00bd0cdf" officeooo:paragraph-rsid="0174a778"/>
    </style:style>
    <style:style style:name="P57" style:family="paragraph" style:parent-style-name="Frame_20_contents">
      <style:text-properties style:font-name="DejaVu Sans" officeooo:rsid="00bd0cdf" officeooo:paragraph-rsid="0179b54d"/>
    </style:style>
    <style:style style:name="P58" style:family="paragraph" style:parent-style-name="Frame_20_contents">
      <style:text-properties style:font-name="DejaVu Sans" officeooo:rsid="00bd0cdf" officeooo:paragraph-rsid="0179c090"/>
    </style:style>
    <style:style style:name="P59" style:family="paragraph" style:parent-style-name="Frame_20_contents">
      <style:text-properties style:font-name="DejaVu Sans" officeooo:rsid="00bd0cdf" officeooo:paragraph-rsid="017ab3e6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d7feea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e036c9"/>
    </style:style>
    <style:style style:name="P62" style:family="paragraph" style:parent-style-name="Frame_20_contents">
      <style:text-properties style:font-name="DejaVu Sans" officeooo:rsid="00bd0cdf" officeooo:paragraph-rsid="0184ce9a"/>
    </style:style>
    <style:style style:name="P63" style:family="paragraph" style:parent-style-name="Frame_20_contents">
      <style:text-properties style:font-name="DejaVu Sans" officeooo:rsid="00bd0cdf" officeooo:paragraph-rsid="0185fdd7"/>
    </style:style>
    <style:style style:name="P64" style:family="paragraph" style:parent-style-name="Frame_20_contents">
      <style:text-properties style:font-name="DejaVu Sans" officeooo:rsid="00bd0cdf" officeooo:paragraph-rsid="0195e114"/>
    </style:style>
    <style:style style:name="P65" style:family="paragraph" style:parent-style-name="Frame_20_contents">
      <style:text-properties style:font-name="DejaVu Sans" officeooo:rsid="00bd0cdf" officeooo:paragraph-rsid="01514a86"/>
    </style:style>
    <style:style style:name="P66" style:family="paragraph" style:parent-style-name="Frame_20_contents">
      <style:text-properties style:font-name="DejaVu Sans" officeooo:rsid="00bd0cdf" officeooo:paragraph-rsid="01d1cf87"/>
    </style:style>
    <style:style style:name="P67" style:family="paragraph" style:parent-style-name="Frame_20_contents">
      <style:text-properties style:font-name="DejaVu Sans" officeooo:rsid="00bd0cdf" officeooo:paragraph-rsid="01d5d6a9"/>
    </style:style>
    <style:style style:name="P68" style:family="paragraph" style:parent-style-name="Frame_20_contents">
      <style:text-properties style:font-name="DejaVu Sans" officeooo:rsid="00bd0cdf" officeooo:paragraph-rsid="01d7feea"/>
    </style:style>
    <style:style style:name="P69" style:family="paragraph" style:parent-style-name="Frame_20_contents">
      <style:paragraph-properties fo:text-align="center" style:justify-single-word="false"/>
      <style:text-properties style:font-name="DejaVu Sans" officeooo:rsid="00bd0cdf" officeooo:paragraph-rsid="01d7feea"/>
    </style:style>
    <style:style style:name="P70" style:family="paragraph" style:parent-style-name="Frame_20_contents">
      <style:paragraph-properties fo:text-align="center" style:justify-single-word="false"/>
      <style:text-properties style:font-name="DejaVu Sans" officeooo:rsid="00bd0cdf" officeooo:paragraph-rsid="01e036c9"/>
    </style:style>
    <style:style style:name="P71" style:family="paragraph" style:parent-style-name="Frame_20_contents">
      <style:text-properties style:font-name="DejaVu Sans" officeooo:rsid="00bd0cdf" officeooo:paragraph-rsid="01de4a34"/>
    </style:style>
    <style:style style:name="P72" style:family="paragraph" style:parent-style-name="Frame_20_contents">
      <style:text-properties style:font-name="DejaVu Sans" officeooo:rsid="00bd0cdf" officeooo:paragraph-rsid="01debab9"/>
    </style:style>
    <style:style style:name="P73" style:family="paragraph" style:parent-style-name="Frame_20_contents">
      <style:text-properties style:font-name="DejaVu Sans" fo:font-size="12pt" officeooo:rsid="00bd0cdf" officeooo:paragraph-rsid="00e14ba0" style:font-size-asian="12pt" style:font-size-complex="12pt"/>
    </style:style>
    <style:style style:name="P74" style:family="paragraph" style:parent-style-name="Frame_20_contents">
      <style:text-properties style:font-name="DejaVu Sans" fo:font-size="12pt" officeooo:rsid="00bd0cdf" officeooo:paragraph-rsid="00ebfa3d" style:font-size-asian="12pt" style:font-size-complex="12pt"/>
    </style:style>
    <style:style style:name="P75" style:family="paragraph" style:parent-style-name="Frame_20_contents">
      <style:text-properties style:font-name="DejaVu Sans" fo:font-size="12pt" officeooo:rsid="00bd0cdf" officeooo:paragraph-rsid="00fe9768" style:font-size-asian="12pt" style:font-size-complex="12pt"/>
    </style:style>
    <style:style style:name="P76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77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78" style:family="paragraph" style:parent-style-name="Frame_20_contents">
      <style:text-properties style:font-name="DejaVu Sans" fo:font-size="12pt" officeooo:rsid="00bd0cdf" officeooo:paragraph-rsid="01298e74" style:font-size-asian="12pt" style:font-size-complex="12pt"/>
    </style:style>
    <style:style style:name="P7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80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81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82" style:family="paragraph" style:parent-style-name="Frame_20_contents">
      <style:text-properties officeooo:paragraph-rsid="0184ce9a"/>
    </style:style>
    <style:style style:name="P83" style:family="paragraph" style:parent-style-name="Frame_20_contents">
      <style:text-properties officeooo:paragraph-rsid="0185fdd7"/>
    </style:style>
    <style:style style:name="P84" style:family="paragraph" style:parent-style-name="Frame_20_contents">
      <style:text-properties officeooo:paragraph-rsid="0195e114"/>
    </style:style>
    <style:style style:name="P85" style:family="paragraph" style:parent-style-name="Frame_20_contents">
      <style:text-properties officeooo:paragraph-rsid="01b2b109"/>
    </style:style>
    <style:style style:name="P86" style:family="paragraph" style:parent-style-name="Frame_20_contents">
      <style:text-properties officeooo:paragraph-rsid="01b405bb"/>
    </style:style>
    <style:style style:name="P87" style:family="paragraph" style:parent-style-name="Frame_20_contents">
      <style:text-properties officeooo:paragraph-rsid="01b47064"/>
    </style:style>
    <style:style style:name="P88" style:family="paragraph" style:parent-style-name="Frame_20_contents">
      <style:text-properties officeooo:paragraph-rsid="01b74109"/>
    </style:style>
    <style:style style:name="P89" style:family="paragraph" style:parent-style-name="Frame_20_contents">
      <style:text-properties officeooo:paragraph-rsid="01bf0ced"/>
    </style:style>
    <style:style style:name="P90" style:family="paragraph" style:parent-style-name="Frame_20_contents">
      <style:text-properties officeooo:paragraph-rsid="01c0f8b0"/>
    </style:style>
    <style:style style:name="P91" style:family="paragraph" style:parent-style-name="Frame_20_contents">
      <style:text-properties officeooo:paragraph-rsid="01c3bc1f"/>
    </style:style>
    <style:style style:name="P92" style:family="paragraph" style:parent-style-name="Frame_20_contents">
      <style:text-properties officeooo:paragraph-rsid="01ce0293"/>
    </style:style>
    <style:style style:name="P93" style:family="paragraph" style:parent-style-name="Frame_20_contents">
      <style:text-properties officeooo:paragraph-rsid="01d1cf87"/>
    </style:style>
    <style:style style:name="P94" style:family="paragraph" style:parent-style-name="Frame_20_contents">
      <style:text-properties officeooo:paragraph-rsid="01d9b2d1"/>
    </style:style>
    <style:style style:name="P95" style:family="paragraph" style:parent-style-name="Title">
      <style:text-properties officeooo:rsid="000294e1" officeooo:paragraph-rsid="000294e1"/>
    </style:style>
    <style:style style:name="P96" style:family="paragraph" style:parent-style-name="Standard">
      <style:text-properties style:font-name="DejaVu Sans" officeooo:rsid="00bd0cdf" officeooo:paragraph-rsid="01314c65"/>
    </style:style>
    <style:style style:name="P97" style:family="paragraph" style:parent-style-name="Standard">
      <style:text-properties style:font-name="DejaVu Sans" officeooo:rsid="00bd0cdf" officeooo:paragraph-rsid="01d5d6a9"/>
    </style:style>
    <style:style style:name="P98" style:family="paragraph" style:parent-style-name="Standard">
      <style:text-properties officeooo:paragraph-rsid="01c66179"/>
    </style:style>
    <style:style style:name="P99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00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01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0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0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0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0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0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85c2"/>
    </style:style>
    <style:style style:name="P10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0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0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1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1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1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1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1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1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1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1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1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1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2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2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2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2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2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2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2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2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2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2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3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3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3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3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34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35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3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036c9"/>
    </style:style>
    <style:style style:name="P137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38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P139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T1" style:family="text">
      <style:text-properties fo:color="#ff0000" style:font-name="Liberation Mono" fo:font-size="10pt" officeooo:rsid="00f2ab72" style:font-size-asian="10pt" style:font-size-complex="10pt"/>
    </style:style>
    <style:style style:name="T2" style:family="text">
      <style:text-properties fo:color="#ff0000" style:font-name="Liberation Mono" fo:font-size="10pt" officeooo:rsid="00f449d6" style:font-size-asian="10pt" style:font-size-complex="10pt"/>
    </style:style>
    <style:style style:name="T3" style:family="text">
      <style:text-properties fo:color="#ff0000" style:font-name="Liberation Mono" fo:font-size="10pt" officeooo:rsid="00cf9f13" style:font-size-asian="10pt" style:font-size-complex="10pt"/>
    </style:style>
    <style:style style:name="T4" style:family="text">
      <style:text-properties fo:color="#ff0000" style:font-name="Liberation Mono" fo:font-size="10pt" officeooo:rsid="0137a7b4" style:font-size-asian="10pt" style:font-size-complex="10pt"/>
    </style:style>
    <style:style style:name="T5" style:family="text">
      <style:text-properties fo:color="#ff0000" style:font-name="Liberation Mono" fo:font-size="10pt" officeooo:rsid="013b4b9d" style:font-size-asian="10pt" style:font-size-complex="10pt"/>
    </style:style>
    <style:style style:name="T6" style:family="text">
      <style:text-properties fo:color="#ff0000" style:font-name="Liberation Mono" fo:font-size="10pt" officeooo:rsid="00bfb5fd" style:font-size-asian="10pt" style:font-size-complex="10pt"/>
    </style:style>
    <style:style style:name="T7" style:family="text">
      <style:text-properties fo:color="#ff0000" style:font-name="Liberation Mono" fo:font-size="10pt" officeooo:rsid="00fbd886" style:font-size-asian="10pt" style:font-size-complex="10pt"/>
    </style:style>
    <style:style style:name="T8" style:family="text">
      <style:text-properties fo:color="#ff0000" style:font-name="Liberation Mono" fo:font-size="10pt" officeooo:rsid="00f4c7e5" style:font-size-asian="10pt" style:font-size-complex="10pt"/>
    </style:style>
    <style:style style:name="T9" style:family="text">
      <style:text-properties fo:color="#ff0000" style:font-name="Liberation Mono" fo:font-size="10pt" officeooo:rsid="00bf360d" style:font-size-asian="10pt" style:font-size-complex="10pt"/>
    </style:style>
    <style:style style:name="T10" style:family="text">
      <style:text-properties fo:color="#ff0000" style:font-name="Liberation Mono" fo:font-size="10pt" officeooo:rsid="00f51f09" style:font-size-asian="10pt" style:font-size-complex="10pt"/>
    </style:style>
    <style:style style:name="T11" style:family="text">
      <style:text-properties fo:color="#ff0000" style:font-name="Liberation Mono" fo:font-size="10pt" officeooo:rsid="00f9a929" style:font-size-asian="10pt" style:font-size-complex="10pt"/>
    </style:style>
    <style:style style:name="T12" style:family="text">
      <style:text-properties fo:color="#ff0000" style:font-name="Liberation Mono" fo:font-size="10pt" officeooo:rsid="01409a75" style:font-size-asian="10pt" style:font-size-complex="10pt"/>
    </style:style>
    <style:style style:name="T13" style:family="text">
      <style:text-properties fo:color="#ff0000" style:font-name="Liberation Mono" fo:font-size="10pt" officeooo:rsid="0184ce9a" style:font-size-asian="10pt" style:font-size-complex="10pt"/>
    </style:style>
    <style:style style:name="T14" style:family="text">
      <style:text-properties fo:color="#ff0000" style:font-name="Liberation Mono" fo:font-size="10pt" officeooo:rsid="0185fdd7" style:font-size-asian="10pt" style:font-size-complex="10pt"/>
    </style:style>
    <style:style style:name="T15" style:family="text">
      <style:text-properties fo:color="#ff0000" style:font-name="Liberation Mono" fo:font-size="10pt" officeooo:rsid="01877e32" style:font-size-asian="10pt" style:font-size-complex="10pt"/>
    </style:style>
    <style:style style:name="T16" style:family="text">
      <style:text-properties fo:color="#ff0000" style:font-name="Liberation Mono" fo:font-size="10pt" officeooo:rsid="01890992" style:font-size-asian="10pt" style:font-size-complex="10pt"/>
    </style:style>
    <style:style style:name="T17" style:family="text">
      <style:text-properties fo:color="#ff0000" style:font-name="Liberation Mono" fo:font-size="10pt" officeooo:rsid="018c5167" style:font-size-asian="10pt" style:font-size-complex="10pt"/>
    </style:style>
    <style:style style:name="T18" style:family="text">
      <style:text-properties fo:color="#ff0000" style:font-name="Liberation Mono" fo:font-size="10pt" officeooo:rsid="018f4b4a" style:font-size-asian="10pt" style:font-size-complex="10pt"/>
    </style:style>
    <style:style style:name="T19" style:family="text">
      <style:text-properties fo:color="#ff0000" style:font-name="Liberation Mono" fo:font-size="10pt" officeooo:rsid="01932ee9" style:font-size-asian="10pt" style:font-size-complex="10pt"/>
    </style:style>
    <style:style style:name="T20" style:family="text">
      <style:text-properties fo:color="#ff0000" style:font-name="Liberation Mono" fo:font-size="10pt" officeooo:rsid="0195e114" style:font-size-asian="10pt" style:font-size-complex="10pt"/>
    </style:style>
    <style:style style:name="T21" style:family="text">
      <style:text-properties fo:color="#ff0000" style:font-name="Liberation Mono" fo:font-size="10pt" officeooo:rsid="019d276c" style:font-size-asian="10pt" style:font-size-complex="10pt"/>
    </style:style>
    <style:style style:name="T22" style:family="text">
      <style:text-properties fo:color="#ff0000" style:font-name="Liberation Mono" fo:font-size="10pt" officeooo:rsid="01a26d09" style:font-size-asian="10pt" style:font-size-complex="10pt"/>
    </style:style>
    <style:style style:name="T23" style:family="text">
      <style:text-properties fo:color="#ff0000" style:font-name="Liberation Mono" fo:font-size="10pt" officeooo:rsid="01aaf369" style:font-size-asian="10pt" style:font-size-complex="10pt"/>
    </style:style>
    <style:style style:name="T24" style:family="text">
      <style:text-properties fo:color="#ff0000" style:font-name="Liberation Mono" fo:font-size="10pt" officeooo:rsid="01ab1626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d7feea" style:font-size-asian="10pt" style:font-size-complex="10pt"/>
    </style:style>
    <style:style style:name="T34" style:family="text">
      <style:text-properties fo:color="#ff0000" style:font-name="Liberation Mono" officeooo:rsid="00f449d6"/>
    </style:style>
    <style:style style:name="T35" style:family="text">
      <style:text-properties fo:color="#ff0000" style:font-name="Liberation Mono" officeooo:rsid="00f2ab72"/>
    </style:style>
    <style:style style:name="T36" style:family="text">
      <style:text-properties fo:color="#ff0000" fo:font-size="10pt" style:font-size-asian="10pt" style:font-size-complex="10pt"/>
    </style:style>
    <style:style style:name="T37" style:family="text">
      <style:text-properties fo:color="#ff0000" fo:font-size="10pt" officeooo:rsid="00cf9f13" style:font-size-asian="10pt" style:font-size-complex="10pt"/>
    </style:style>
    <style:style style:name="T38" style:family="text">
      <style:text-properties fo:color="#ff0000" fo:font-size="10pt" officeooo:rsid="0100c96e" style:font-size-asian="10pt" style:font-size-complex="10pt"/>
    </style:style>
    <style:style style:name="T39" style:family="text">
      <style:text-properties fo:color="#ff0000" fo:font-size="10pt" officeooo:rsid="00d39f3c" style:font-size-asian="10pt" style:font-size-complex="10pt"/>
    </style:style>
    <style:style style:name="T40" style:family="text">
      <style:text-properties fo:color="#ff0000" fo:font-size="10pt" officeooo:rsid="00eb8a88" style:font-size-asian="10pt" style:font-size-complex="10pt"/>
    </style:style>
    <style:style style:name="T41" style:family="text">
      <style:text-properties fo:color="#ff0000" fo:font-size="10pt" officeooo:rsid="00d970e4" style:font-size-asian="10pt" style:font-size-complex="10pt"/>
    </style:style>
    <style:style style:name="T42" style:family="text">
      <style:text-properties fo:color="#ff0000" fo:font-size="10pt" officeooo:rsid="00be5b6f" style:font-size-asian="10pt" style:font-size-complex="10pt"/>
    </style:style>
    <style:style style:name="T43" style:family="text">
      <style:text-properties fo:color="#ff0000" fo:font-size="10pt" officeooo:rsid="00cbd5e6" style:font-size-asian="10pt" style:font-size-complex="10pt"/>
    </style:style>
    <style:style style:name="T44" style:family="text">
      <style:text-properties fo:color="#ff0000" fo:font-size="10pt" officeooo:rsid="00bfb5fd" style:font-size-asian="10pt" style:font-size-complex="10pt"/>
    </style:style>
    <style:style style:name="T45" style:family="text">
      <style:text-properties fo:color="#ff0000" fo:font-size="10pt" officeooo:rsid="00bf360d" style:font-size-asian="10pt" style:font-size-complex="10pt"/>
    </style:style>
    <style:style style:name="T46" style:family="text">
      <style:text-properties fo:color="#ff0000" fo:font-size="10pt" officeooo:rsid="00eee1f3" style:font-size-asian="10pt" style:font-size-complex="10pt"/>
    </style:style>
    <style:style style:name="T47" style:family="text">
      <style:text-properties fo:color="#ff0000" fo:font-size="10pt" officeooo:rsid="00d591e4" style:font-size-asian="10pt" style:font-size-complex="10pt"/>
    </style:style>
    <style:style style:name="T48" style:family="text">
      <style:text-properties fo:color="#ff0000" fo:font-size="10pt" officeooo:rsid="00d3d659" style:font-size-asian="10pt" style:font-size-complex="10pt"/>
    </style:style>
    <style:style style:name="T49" style:family="text">
      <style:text-properties fo:color="#ff0000" fo:font-size="10pt" officeooo:rsid="013bc1b0" style:font-size-asian="10pt" style:font-size-complex="10pt"/>
    </style:style>
    <style:style style:name="T50" style:family="text">
      <style:text-properties fo:color="#ff0000" fo:font-size="10pt" officeooo:rsid="013ec469" style:font-size-asian="10pt" style:font-size-complex="10pt"/>
    </style:style>
    <style:style style:name="T51" style:family="text">
      <style:text-properties fo:color="#ff0000" fo:font-size="10pt" officeooo:rsid="01425252" style:font-size-asian="10pt" style:font-size-complex="10pt"/>
    </style:style>
    <style:style style:name="T52" style:family="text">
      <style:text-properties fo:color="#ff0000" fo:font-size="10pt" officeooo:rsid="016587ec" style:font-size-asian="10pt" style:font-size-complex="10pt"/>
    </style:style>
    <style:style style:name="T53" style:family="text">
      <style:text-properties fo:color="#ff0000" fo:font-size="10pt" officeooo:rsid="01670a77" style:font-size-asian="10pt" style:font-size-complex="10pt"/>
    </style:style>
    <style:style style:name="T54" style:family="text">
      <style:text-properties fo:color="#ff0000" fo:font-size="10pt" officeooo:rsid="00bd0cdf" style:font-size-asian="10pt" style:font-size-complex="10pt"/>
    </style:style>
    <style:style style:name="T55" style:family="text">
      <style:text-properties fo:color="#ff0000" fo:font-size="10pt" officeooo:rsid="01901e6d" style:font-size-asian="10pt" style:font-size-complex="10pt"/>
    </style:style>
    <style:style style:name="T56" style:family="text">
      <style:text-properties fo:color="#008000" style:font-name="Liberation Mono" fo:font-size="10pt" officeooo:rsid="00f2ab72" style:font-size-asian="10pt" style:font-size-complex="10pt"/>
    </style:style>
    <style:style style:name="T57" style:family="text">
      <style:text-properties fo:color="#008000" style:font-name="Liberation Mono" fo:font-size="10pt" officeooo:rsid="00bfb5fd" style:font-size-asian="10pt" style:font-size-complex="10pt"/>
    </style:style>
    <style:style style:name="T58" style:family="text">
      <style:text-properties fo:color="#008000" style:font-name="Liberation Mono" fo:font-size="10pt" officeooo:rsid="00f4c7e5" style:font-size-asian="10pt" style:font-size-complex="10pt"/>
    </style:style>
    <style:style style:name="T59" style:family="text">
      <style:text-properties fo:color="#008000" style:font-name="Liberation Mono" fo:font-size="10pt" officeooo:rsid="00bf360d" style:font-size-asian="10pt" style:font-size-complex="10pt"/>
    </style:style>
    <style:style style:name="T60" style:family="text">
      <style:text-properties fo:color="#008000" style:font-name="Liberation Mono" fo:font-size="10pt" officeooo:rsid="0102e646" style:font-size-asian="10pt" style:font-size-complex="10pt"/>
    </style:style>
    <style:style style:name="T61" style:family="text">
      <style:text-properties fo:color="#008000" style:font-name="Liberation Mono" fo:font-size="10pt" officeooo:rsid="01066288" style:font-size-asian="10pt" style:font-size-complex="10pt"/>
    </style:style>
    <style:style style:name="T62" style:family="text">
      <style:text-properties fo:color="#008000" style:font-name="Liberation Mono" fo:font-size="10pt" officeooo:rsid="0119d056" style:font-size-asian="10pt" style:font-size-complex="10pt"/>
    </style:style>
    <style:style style:name="T63" style:family="text">
      <style:text-properties fo:color="#008000" style:font-name="Liberation Mono" fo:font-size="10pt" officeooo:rsid="011b3117" style:font-size-asian="10pt" style:font-size-complex="10pt"/>
    </style:style>
    <style:style style:name="T64" style:family="text">
      <style:text-properties fo:color="#008000" style:font-name="Liberation Mono" fo:font-size="10pt" officeooo:rsid="011c6233" style:font-size-asian="10pt" style:font-size-complex="10pt"/>
    </style:style>
    <style:style style:name="T65" style:family="text">
      <style:text-properties fo:color="#008000" style:font-name="Liberation Mono" fo:font-size="10pt" officeooo:rsid="00c8cd81" style:font-size-asian="10pt" style:font-size-complex="10pt"/>
    </style:style>
    <style:style style:name="T66" style:family="text">
      <style:text-properties fo:color="#008000" style:font-name="Liberation Mono" fo:font-size="10pt" officeooo:rsid="00f6af9d" style:font-size-asian="10pt" style:font-size-complex="10pt"/>
    </style:style>
    <style:style style:name="T67" style:family="text">
      <style:text-properties fo:color="#008000" style:font-name="Liberation Mono" fo:font-size="10pt" officeooo:rsid="013bc1b0" style:font-size-asian="10pt" style:font-size-complex="10pt"/>
    </style:style>
    <style:style style:name="T68" style:family="text">
      <style:text-properties fo:color="#008000" style:font-name="Liberation Mono" fo:font-size="10pt" officeooo:rsid="01462f5e" style:font-size-asian="10pt" style:font-size-complex="10pt"/>
    </style:style>
    <style:style style:name="T69" style:family="text">
      <style:text-properties fo:color="#008000" style:font-name="Liberation Mono" fo:font-size="10pt" officeooo:rsid="014bbe3d" style:font-size-asian="10pt" style:font-size-complex="10pt"/>
    </style:style>
    <style:style style:name="T70" style:family="text">
      <style:text-properties fo:color="#008000" style:font-name="Liberation Mono" fo:font-size="10pt" officeooo:rsid="0159ed8f" style:font-size-asian="10pt" style:font-size-complex="10pt"/>
    </style:style>
    <style:style style:name="T71" style:family="text">
      <style:text-properties fo:color="#008000" style:font-name="Liberation Mono" fo:font-size="10pt" officeooo:rsid="015b1b9a" style:font-size-asian="10pt" style:font-size-complex="10pt"/>
    </style:style>
    <style:style style:name="T72" style:family="text">
      <style:text-properties fo:color="#008000" style:font-name="Liberation Mono" fo:font-size="10pt" officeooo:rsid="015cfdf5" style:font-size-asian="10pt" style:font-size-complex="10pt"/>
    </style:style>
    <style:style style:name="T73" style:family="text">
      <style:text-properties fo:color="#008000" style:font-name="Liberation Mono" fo:font-size="10pt" officeooo:rsid="015d0a25" style:font-size-asian="10pt" style:font-size-complex="10pt"/>
    </style:style>
    <style:style style:name="T74" style:family="text">
      <style:text-properties fo:color="#008000" style:font-name="Liberation Mono" fo:font-size="10pt" officeooo:rsid="015e6e8b" style:font-size-asian="10pt" style:font-size-complex="10pt"/>
    </style:style>
    <style:style style:name="T75" style:family="text">
      <style:text-properties fo:color="#008000" style:font-name="Liberation Mono" fo:font-size="10pt" officeooo:rsid="01619f88" style:font-size-asian="10pt" style:font-size-complex="10pt"/>
    </style:style>
    <style:style style:name="T76" style:family="text">
      <style:text-properties fo:color="#008000" style:font-name="Liberation Mono" fo:font-size="10pt" officeooo:rsid="016bb135" style:font-size-asian="10pt" style:font-size-complex="10pt"/>
    </style:style>
    <style:style style:name="T77" style:family="text">
      <style:text-properties fo:color="#008000" style:font-name="Liberation Mono" fo:font-size="10pt" officeooo:rsid="016d9cfc" style:font-size-asian="10pt" style:font-size-complex="10pt"/>
    </style:style>
    <style:style style:name="T78" style:family="text">
      <style:text-properties fo:color="#008000" style:font-name="Liberation Mono" fo:font-size="10pt" officeooo:rsid="016debeb" style:font-size-asian="10pt" style:font-size-complex="10pt"/>
    </style:style>
    <style:style style:name="T79" style:family="text">
      <style:text-properties fo:color="#008000" style:font-name="Liberation Mono" fo:font-size="10pt" officeooo:rsid="016e243a" style:font-size-asian="10pt" style:font-size-complex="10pt"/>
    </style:style>
    <style:style style:name="T80" style:family="text">
      <style:text-properties fo:color="#008000" style:font-name="Liberation Mono" fo:font-size="10pt" officeooo:rsid="017021ac" style:font-size-asian="10pt" style:font-size-complex="10pt"/>
    </style:style>
    <style:style style:name="T81" style:family="text">
      <style:text-properties fo:color="#008000" style:font-name="Liberation Mono" fo:font-size="10pt" officeooo:rsid="017048bb" style:font-size-asian="10pt" style:font-size-complex="10pt"/>
    </style:style>
    <style:style style:name="T82" style:family="text">
      <style:text-properties fo:color="#008000" style:font-name="Liberation Mono" fo:font-size="10pt" officeooo:rsid="01728c84" style:font-size-asian="10pt" style:font-size-complex="10pt"/>
    </style:style>
    <style:style style:name="T83" style:family="text">
      <style:text-properties fo:color="#008000" style:font-name="Liberation Mono" fo:font-size="10pt" officeooo:rsid="01731ff3" style:font-size-asian="10pt" style:font-size-complex="10pt"/>
    </style:style>
    <style:style style:name="T84" style:family="text">
      <style:text-properties fo:color="#008000" style:font-name="Liberation Mono" fo:font-size="10pt" officeooo:rsid="0174a778" style:font-size-asian="10pt" style:font-size-complex="10pt"/>
    </style:style>
    <style:style style:name="T85" style:family="text">
      <style:text-properties fo:color="#008000" style:font-name="Liberation Mono" fo:font-size="10pt" officeooo:rsid="01785f31" style:font-size-asian="10pt" style:font-size-complex="10pt"/>
    </style:style>
    <style:style style:name="T86" style:family="text">
      <style:text-properties fo:color="#008000" style:font-name="Liberation Mono" fo:font-size="10pt" officeooo:rsid="0179b54d" style:font-size-asian="10pt" style:font-size-complex="10pt"/>
    </style:style>
    <style:style style:name="T87" style:family="text">
      <style:text-properties fo:color="#008000" style:font-name="Liberation Mono" fo:font-size="10pt" officeooo:rsid="0179c090" style:font-size-asian="10pt" style:font-size-complex="10pt"/>
    </style:style>
    <style:style style:name="T88" style:family="text">
      <style:text-properties fo:color="#008000" style:font-name="Liberation Mono" fo:font-size="10pt" officeooo:rsid="017ab3e6" style:font-size-asian="10pt" style:font-size-complex="10pt"/>
    </style:style>
    <style:style style:name="T89" style:family="text">
      <style:text-properties fo:color="#008000" style:font-name="Liberation Mono" fo:font-size="10pt" officeooo:rsid="017c2b2e" style:font-size-asian="10pt" style:font-size-complex="10pt"/>
    </style:style>
    <style:style style:name="T90" style:family="text">
      <style:text-properties fo:color="#008000" style:font-name="Liberation Mono" fo:font-size="10pt" officeooo:rsid="018076cb" style:font-size-asian="10pt" style:font-size-complex="10pt"/>
    </style:style>
    <style:style style:name="T91" style:family="text">
      <style:text-properties fo:color="#008000" style:font-name="Liberation Mono" fo:font-size="10pt" officeooo:rsid="0180826f" style:font-size-asian="10pt" style:font-size-complex="10pt"/>
    </style:style>
    <style:style style:name="T92" style:family="text">
      <style:text-properties fo:color="#008000" style:font-name="Liberation Mono" fo:font-size="10pt" officeooo:rsid="0181fed8" style:font-size-asian="10pt" style:font-size-complex="10pt"/>
    </style:style>
    <style:style style:name="T93" style:family="text">
      <style:text-properties fo:color="#008000" style:font-name="Liberation Mono" fo:font-size="10pt" officeooo:rsid="0184ce9a" style:font-size-asian="10pt" style:font-size-complex="10pt"/>
    </style:style>
    <style:style style:name="T94" style:family="text">
      <style:text-properties fo:color="#008000" style:font-name="Liberation Mono" fo:font-size="10pt" officeooo:rsid="0186074e" style:font-size-asian="10pt" style:font-size-complex="10pt"/>
    </style:style>
    <style:style style:name="T95" style:family="text">
      <style:text-properties fo:color="#008000" style:font-name="Liberation Mono" fo:font-size="10pt" officeooo:rsid="01877e32" style:font-size-asian="10pt" style:font-size-complex="10pt"/>
    </style:style>
    <style:style style:name="T96" style:family="text">
      <style:text-properties fo:color="#008000" style:font-name="Liberation Mono" fo:font-size="10pt" officeooo:rsid="01901e6d" style:font-size-asian="10pt" style:font-size-complex="10pt"/>
    </style:style>
    <style:style style:name="T97" style:family="text">
      <style:text-properties fo:color="#008000" style:font-name="Liberation Mono" fo:font-size="10pt" officeooo:rsid="01916f65" style:font-size-asian="10pt" style:font-size-complex="10pt"/>
    </style:style>
    <style:style style:name="T98" style:family="text">
      <style:text-properties fo:color="#008000" style:font-name="Liberation Mono" fo:font-size="10pt" officeooo:rsid="0193d85b" style:font-size-asian="10pt" style:font-size-complex="10pt"/>
    </style:style>
    <style:style style:name="T99" style:family="text">
      <style:text-properties fo:color="#008000" style:font-name="Liberation Mono" fo:font-size="10pt" officeooo:rsid="01963e6e" style:font-size-asian="10pt" style:font-size-complex="10pt"/>
    </style:style>
    <style:style style:name="T100" style:family="text">
      <style:text-properties fo:color="#008000" style:font-name="Liberation Mono" fo:font-size="10pt" officeooo:rsid="01970c7f" style:font-size-asian="10pt" style:font-size-complex="10pt"/>
    </style:style>
    <style:style style:name="T101" style:family="text">
      <style:text-properties fo:color="#008000" style:font-name="Liberation Mono" fo:font-size="10pt" officeooo:rsid="0197cd08" style:font-size-asian="10pt" style:font-size-complex="10pt"/>
    </style:style>
    <style:style style:name="T102" style:family="text">
      <style:text-properties fo:color="#008000" style:font-name="Liberation Mono" fo:font-size="10pt" officeooo:rsid="0199ded7" style:font-size-asian="10pt" style:font-size-complex="10pt"/>
    </style:style>
    <style:style style:name="T103" style:family="text">
      <style:text-properties fo:color="#008000" style:font-name="Liberation Mono" fo:font-size="10pt" officeooo:rsid="019d276c" style:font-size-asian="10pt" style:font-size-complex="10pt"/>
    </style:style>
    <style:style style:name="T104" style:family="text">
      <style:text-properties fo:color="#008000" style:font-name="Liberation Mono" fo:font-size="10pt" officeooo:rsid="01a26d09" style:font-size-asian="10pt" style:font-size-complex="10pt"/>
    </style:style>
    <style:style style:name="T105" style:family="text">
      <style:text-properties fo:color="#008000" style:font-name="Liberation Mono" fo:font-size="10pt" officeooo:rsid="01a43ca2" style:font-size-asian="10pt" style:font-size-complex="10pt"/>
    </style:style>
    <style:style style:name="T106" style:family="text">
      <style:text-properties fo:color="#008000" style:font-name="Liberation Mono" fo:font-size="10pt" officeooo:rsid="01a6cd47" style:font-size-asian="10pt" style:font-size-complex="10pt"/>
    </style:style>
    <style:style style:name="T107" style:family="text">
      <style:text-properties fo:color="#008000" style:font-name="Liberation Mono" fo:font-size="10pt" officeooo:rsid="01a812f0" style:font-size-asian="10pt" style:font-size-complex="10pt"/>
    </style:style>
    <style:style style:name="T108" style:family="text">
      <style:text-properties fo:color="#008000" style:font-name="Liberation Mono" fo:font-size="10pt" officeooo:rsid="01a9fbcc" style:font-size-asian="10pt" style:font-size-complex="10pt"/>
    </style:style>
    <style:style style:name="T109" style:family="text">
      <style:text-properties fo:color="#008000" style:font-name="Liberation Mono" fo:font-size="10pt" officeooo:rsid="01aaf369" style:font-size-asian="10pt" style:font-size-complex="10pt"/>
    </style:style>
    <style:style style:name="T110" style:family="text">
      <style:text-properties fo:color="#008000" style:font-name="Liberation Mono" fo:font-size="10pt" officeooo:rsid="01ab1626" style:font-size-asian="10pt" style:font-size-complex="10pt"/>
    </style:style>
    <style:style style:name="T111" style:family="text">
      <style:text-properties fo:color="#008000" style:font-name="Liberation Mono" fo:font-size="10pt" officeooo:rsid="01abef30" style:font-size-asian="10pt" style:font-size-complex="10pt"/>
    </style:style>
    <style:style style:name="T112" style:family="text">
      <style:text-properties fo:color="#008000" style:font-name="Liberation Mono" fo:font-size="10pt" officeooo:rsid="01ad594b" style:font-size-asian="10pt" style:font-size-complex="10pt"/>
    </style:style>
    <style:style style:name="T113" style:family="text">
      <style:text-properties fo:color="#008000" style:font-name="Liberation Mono" fo:font-size="10pt" officeooo:rsid="01aee52f" style:font-size-asian="10pt" style:font-size-complex="10pt"/>
    </style:style>
    <style:style style:name="T114" style:family="text">
      <style:text-properties fo:color="#008000" style:font-name="Liberation Mono" fo:font-size="10pt" officeooo:rsid="01af9532" style:font-size-asian="10pt" style:font-size-complex="10pt"/>
    </style:style>
    <style:style style:name="T115" style:family="text">
      <style:text-properties fo:color="#008000" style:font-name="Liberation Mono" fo:font-size="10pt" officeooo:rsid="01b0f7ec" style:font-size-asian="10pt" style:font-size-complex="10pt"/>
    </style:style>
    <style:style style:name="T116" style:family="text">
      <style:text-properties fo:color="#008000" style:font-name="Liberation Mono" fo:font-size="10pt" officeooo:rsid="01b2b109" style:font-size-asian="10pt" style:font-size-complex="10pt"/>
    </style:style>
    <style:style style:name="T117" style:family="text">
      <style:text-properties fo:color="#008000" style:font-name="Liberation Mono" fo:font-size="10pt" officeooo:rsid="01b32d31" style:font-size-asian="10pt" style:font-size-complex="10pt"/>
    </style:style>
    <style:style style:name="T118" style:family="text">
      <style:text-properties fo:color="#008000" style:font-name="Liberation Mono" fo:font-size="10pt" officeooo:rsid="01b405bb" style:font-size-asian="10pt" style:font-size-complex="10pt"/>
    </style:style>
    <style:style style:name="T119" style:family="text">
      <style:text-properties fo:color="#008000" style:font-name="Liberation Mono" fo:font-size="10pt" officeooo:rsid="01b47064" style:font-size-asian="10pt" style:font-size-complex="10pt"/>
    </style:style>
    <style:style style:name="T120" style:family="text">
      <style:text-properties fo:color="#008000" style:font-name="Liberation Mono" fo:font-size="10pt" officeooo:rsid="01b74109" style:font-size-asian="10pt" style:font-size-complex="10pt"/>
    </style:style>
    <style:style style:name="T121" style:family="text">
      <style:text-properties fo:color="#008000" style:font-name="Liberation Mono" fo:font-size="10pt" officeooo:rsid="01b7d496" style:font-size-asian="10pt" style:font-size-complex="10pt"/>
    </style:style>
    <style:style style:name="T122" style:family="text">
      <style:text-properties fo:color="#008000" style:font-name="Liberation Mono" fo:font-size="10pt" officeooo:rsid="01b84b10" style:font-size-asian="10pt" style:font-size-complex="10pt"/>
    </style:style>
    <style:style style:name="T123" style:family="text">
      <style:text-properties fo:color="#008000" style:font-name="Liberation Mono" fo:font-size="10pt" officeooo:rsid="01b8d103" style:font-size-asian="10pt" style:font-size-complex="10pt"/>
    </style:style>
    <style:style style:name="T124" style:family="text">
      <style:text-properties fo:color="#008000" style:font-name="Liberation Mono" fo:font-size="10pt" officeooo:rsid="01ba4a90" style:font-size-asian="10pt" style:font-size-complex="10pt"/>
    </style:style>
    <style:style style:name="T125" style:family="text">
      <style:text-properties fo:color="#008000" style:font-name="Liberation Mono" fo:font-size="10pt" officeooo:rsid="01baab8e" style:font-size-asian="10pt" style:font-size-complex="10pt"/>
    </style:style>
    <style:style style:name="T126" style:family="text">
      <style:text-properties fo:color="#008000" style:font-name="Liberation Mono" fo:font-size="10pt" officeooo:rsid="01be167d" style:font-size-asian="10pt" style:font-size-complex="10pt"/>
    </style:style>
    <style:style style:name="T127" style:family="text">
      <style:text-properties fo:color="#008000" style:font-name="Liberation Mono" fo:font-size="10pt" officeooo:rsid="01bf0ced" style:font-size-asian="10pt" style:font-size-complex="10pt"/>
    </style:style>
    <style:style style:name="T128" style:family="text">
      <style:text-properties fo:color="#008000" style:font-name="Liberation Mono" fo:font-size="10pt" officeooo:rsid="01c0b498" style:font-size-asian="10pt" style:font-size-complex="10pt"/>
    </style:style>
    <style:style style:name="T129" style:family="text">
      <style:text-properties fo:color="#008000" style:font-name="Liberation Mono" fo:font-size="10pt" officeooo:rsid="01c0f8b0" style:font-size-asian="10pt" style:font-size-complex="10pt"/>
    </style:style>
    <style:style style:name="T130" style:family="text">
      <style:text-properties fo:color="#008000" style:font-name="Liberation Mono" fo:font-size="10pt" officeooo:rsid="01c2441f" style:font-size-asian="10pt" style:font-size-complex="10pt"/>
    </style:style>
    <style:style style:name="T131" style:family="text">
      <style:text-properties fo:color="#008000" style:font-name="Liberation Mono" fo:font-size="10pt" officeooo:rsid="01c3bc1f" style:font-size-asian="10pt" style:font-size-complex="10pt"/>
    </style:style>
    <style:style style:name="T132" style:family="text">
      <style:text-properties fo:color="#008000" style:font-name="Liberation Mono" fo:font-size="10pt" officeooo:rsid="01c4c1a2" style:font-size-asian="10pt" style:font-size-complex="10pt"/>
    </style:style>
    <style:style style:name="T133" style:family="text">
      <style:text-properties fo:color="#008000" style:font-name="Liberation Mono" fo:font-size="10pt" officeooo:rsid="01c66179" style:font-size-asian="10pt" style:font-size-complex="10pt"/>
    </style:style>
    <style:style style:name="T134" style:family="text">
      <style:text-properties fo:color="#008000" style:font-name="Liberation Mono" fo:font-size="10pt" officeooo:rsid="01c86003" style:font-size-asian="10pt" style:font-size-complex="10pt"/>
    </style:style>
    <style:style style:name="T135" style:family="text">
      <style:text-properties fo:color="#008000" style:font-name="Liberation Mono" fo:font-size="10pt" officeooo:rsid="01c94dc9" style:font-size-asian="10pt" style:font-size-complex="10pt"/>
    </style:style>
    <style:style style:name="T136" style:family="text">
      <style:text-properties fo:color="#008000" style:font-name="Liberation Mono" fo:font-size="10pt" officeooo:rsid="01d474d0" style:font-size-asian="10pt" style:font-size-complex="10pt"/>
    </style:style>
    <style:style style:name="T137" style:family="text">
      <style:text-properties fo:color="#008000" style:font-name="Liberation Mono" fo:font-size="10pt" officeooo:rsid="01d5d6a9" style:font-size-asian="10pt" style:font-size-complex="10pt"/>
    </style:style>
    <style:style style:name="T138" style:family="text">
      <style:text-properties fo:color="#008000" style:font-name="Liberation Mono" fo:font-size="10pt" officeooo:rsid="01d66700" style:font-size-asian="10pt" style:font-size-complex="10pt"/>
    </style:style>
    <style:style style:name="T139" style:family="text">
      <style:text-properties fo:color="#008000" style:font-name="Liberation Mono" fo:font-size="10pt" officeooo:rsid="01d7feea" style:font-size-asian="10pt" style:font-size-complex="10pt"/>
    </style:style>
    <style:style style:name="T140" style:family="text">
      <style:text-properties fo:color="#008000" style:font-name="Liberation Mono" fo:font-size="10pt" officeooo:rsid="01d9b2d1" style:font-size-asian="10pt" style:font-size-complex="10pt"/>
    </style:style>
    <style:style style:name="T141" style:family="text">
      <style:text-properties fo:color="#008000" style:font-name="Liberation Mono" fo:font-size="10pt" officeooo:rsid="01dae598" style:font-size-asian="10pt" style:font-size-complex="10pt"/>
    </style:style>
    <style:style style:name="T142" style:family="text">
      <style:text-properties fo:color="#008000" style:font-name="Liberation Mono" fo:font-size="10pt" officeooo:rsid="01e30214" style:font-size-asian="10pt" style:font-size-complex="10pt"/>
    </style:style>
    <style:style style:name="T143" style:family="text">
      <style:text-properties fo:color="#008000" style:font-name="Liberation Mono" officeooo:rsid="00f449d6"/>
    </style:style>
    <style:style style:name="T144" style:family="text">
      <style:text-properties fo:color="#008000" style:font-name="Liberation Mono" officeooo:rsid="011f468d"/>
    </style:style>
    <style:style style:name="T145" style:family="text">
      <style:text-properties fo:color="#008000" fo:font-size="10pt" style:font-size-asian="10pt" style:font-size-complex="10pt"/>
    </style:style>
    <style:style style:name="T146" style:family="text">
      <style:text-properties fo:color="#008000" fo:font-size="10pt" officeooo:rsid="00cf9f13" style:font-size-asian="10pt" style:font-size-complex="10pt"/>
    </style:style>
    <style:style style:name="T147" style:family="text">
      <style:text-properties fo:color="#008000" fo:font-size="10pt" officeooo:rsid="00d39f3c" style:font-size-asian="10pt" style:font-size-complex="10pt"/>
    </style:style>
    <style:style style:name="T148" style:family="text">
      <style:text-properties fo:color="#008000" fo:font-size="10pt" officeooo:rsid="00de7a06" style:font-size-asian="10pt" style:font-size-complex="10pt"/>
    </style:style>
    <style:style style:name="T149" style:family="text">
      <style:text-properties fo:color="#008000" fo:font-size="10pt" officeooo:rsid="0107f21d" style:font-size-asian="10pt" style:font-size-complex="10pt"/>
    </style:style>
    <style:style style:name="T150" style:family="text">
      <style:text-properties fo:color="#008000" fo:font-size="10pt" officeooo:rsid="0114cfb8" style:font-size-asian="10pt" style:font-size-complex="10pt"/>
    </style:style>
    <style:style style:name="T151" style:family="text">
      <style:text-properties fo:color="#008000" fo:font-size="10pt" officeooo:rsid="01095478" style:font-size-asian="10pt" style:font-size-complex="10pt"/>
    </style:style>
    <style:style style:name="T152" style:family="text">
      <style:text-properties fo:color="#008000" fo:font-size="10pt" officeooo:rsid="010adafb" style:font-size-asian="10pt" style:font-size-complex="10pt"/>
    </style:style>
    <style:style style:name="T153" style:family="text">
      <style:text-properties fo:color="#008000" fo:font-size="10pt" officeooo:rsid="00c8cd81" style:font-size-asian="10pt" style:font-size-complex="10pt"/>
    </style:style>
    <style:style style:name="T154" style:family="text">
      <style:text-properties fo:color="#008000" fo:font-size="10pt" officeooo:rsid="01298e74" style:font-size-asian="10pt" style:font-size-complex="10pt"/>
    </style:style>
    <style:style style:name="T155" style:family="text">
      <style:text-properties fo:color="#008000" fo:font-size="10pt" officeooo:rsid="00bf360d" style:font-size-asian="10pt" style:font-size-complex="10pt"/>
    </style:style>
    <style:style style:name="T156" style:family="text">
      <style:text-properties fo:color="#008000" fo:font-size="10pt" officeooo:rsid="0115930e" style:font-size-asian="10pt" style:font-size-complex="10pt"/>
    </style:style>
    <style:style style:name="T157" style:family="text">
      <style:text-properties fo:color="#008000" fo:font-size="10pt" officeooo:rsid="01333c05" style:font-size-asian="10pt" style:font-size-complex="10pt"/>
    </style:style>
    <style:style style:name="T158" style:family="text">
      <style:text-properties fo:color="#008000" fo:font-size="10pt" officeooo:rsid="01340af5" style:font-size-asian="10pt" style:font-size-complex="10pt"/>
    </style:style>
    <style:style style:name="T159" style:family="text">
      <style:text-properties fo:color="#008000" fo:font-size="10pt" officeooo:rsid="0102e646" style:font-size-asian="10pt" style:font-size-complex="10pt"/>
    </style:style>
    <style:style style:name="T160" style:family="text">
      <style:text-properties fo:color="#008000" fo:font-size="10pt" officeooo:rsid="00edef3c" style:font-size-asian="10pt" style:font-size-complex="10pt"/>
    </style:style>
    <style:style style:name="T161" style:family="text">
      <style:text-properties fo:color="#008000" fo:font-size="10pt" officeooo:rsid="00bfb5fd" style:font-size-asian="10pt" style:font-size-complex="10pt"/>
    </style:style>
    <style:style style:name="T162" style:family="text">
      <style:text-properties fo:color="#008000" fo:font-size="10pt" officeooo:rsid="012c2263" style:font-size-asian="10pt" style:font-size-complex="10pt"/>
    </style:style>
    <style:style style:name="T163" style:family="text">
      <style:text-properties fo:color="#008000" fo:font-size="10pt" officeooo:rsid="012e2f62" style:font-size-asian="10pt" style:font-size-complex="10pt"/>
    </style:style>
    <style:style style:name="T164" style:family="text">
      <style:text-properties fo:color="#008000" fo:font-size="10pt" officeooo:rsid="01314c65" style:font-size-asian="10pt" style:font-size-complex="10pt"/>
    </style:style>
    <style:style style:name="T165" style:family="text">
      <style:text-properties fo:color="#008000" fo:font-size="10pt" officeooo:rsid="012fbae5" style:font-size-asian="10pt" style:font-size-complex="10pt"/>
    </style:style>
    <style:style style:name="T166" style:family="text">
      <style:text-properties fo:color="#008000" fo:font-size="10pt" officeooo:rsid="0131671d" style:font-size-asian="10pt" style:font-size-complex="10pt"/>
    </style:style>
    <style:style style:name="T167" style:family="text">
      <style:text-properties fo:color="#008000" fo:font-size="10pt" officeooo:rsid="01066288" style:font-size-asian="10pt" style:font-size-complex="10pt"/>
    </style:style>
    <style:style style:name="T168" style:family="text">
      <style:text-properties fo:color="#008000" fo:font-size="10pt" officeooo:rsid="0119d056" style:font-size-asian="10pt" style:font-size-complex="10pt"/>
    </style:style>
    <style:style style:name="T169" style:family="text">
      <style:text-properties fo:color="#008000" fo:font-size="10pt" officeooo:rsid="010b89be" style:font-size-asian="10pt" style:font-size-complex="10pt"/>
    </style:style>
    <style:style style:name="T170" style:family="text">
      <style:text-properties fo:color="#008000" fo:font-size="10pt" officeooo:rsid="0125ee8d" style:font-size-asian="10pt" style:font-size-complex="10pt"/>
    </style:style>
    <style:style style:name="T171" style:family="text">
      <style:text-properties fo:color="#008000" fo:font-size="10pt" officeooo:rsid="011488b6" style:font-size-asian="10pt" style:font-size-complex="10pt"/>
    </style:style>
    <style:style style:name="T172" style:family="text">
      <style:text-properties fo:color="#008000" fo:font-size="10pt" officeooo:rsid="0113b2c9" style:font-size-asian="10pt" style:font-size-complex="10pt"/>
    </style:style>
    <style:style style:name="T173" style:family="text">
      <style:text-properties fo:color="#008000" fo:font-size="10pt" officeooo:rsid="01244b1d" style:font-size-asian="10pt" style:font-size-complex="10pt"/>
    </style:style>
    <style:style style:name="T174" style:family="text">
      <style:text-properties fo:color="#008000" fo:font-size="10pt" officeooo:rsid="0123b33a" style:font-size-asian="10pt" style:font-size-complex="10pt"/>
    </style:style>
    <style:style style:name="T175" style:family="text">
      <style:text-properties fo:color="#008000" fo:font-size="10pt" officeooo:rsid="0127c85f" style:font-size-asian="10pt" style:font-size-complex="10pt"/>
    </style:style>
    <style:style style:name="T176" style:family="text">
      <style:text-properties fo:color="#008000" fo:font-size="10pt" officeooo:rsid="01208aa6" style:font-size-asian="10pt" style:font-size-complex="10pt"/>
    </style:style>
    <style:style style:name="T177" style:family="text">
      <style:text-properties fo:color="#008000" fo:font-size="10pt" officeooo:rsid="00d3d659" style:font-size-asian="10pt" style:font-size-complex="10pt"/>
    </style:style>
    <style:style style:name="T178" style:family="text">
      <style:text-properties fo:color="#008000" fo:font-size="10pt" officeooo:rsid="00ff24b1" style:font-size-asian="10pt" style:font-size-complex="10pt"/>
    </style:style>
    <style:style style:name="T179" style:family="text">
      <style:text-properties fo:color="#008000" fo:font-size="10pt" officeooo:rsid="01358954" style:font-size-asian="10pt" style:font-size-complex="10pt"/>
    </style:style>
    <style:style style:name="T180" style:family="text">
      <style:text-properties fo:color="#008000" fo:font-size="10pt" officeooo:rsid="00be5b6f" style:font-size-asian="10pt" style:font-size-complex="10pt"/>
    </style:style>
    <style:style style:name="T181" style:family="text">
      <style:text-properties fo:color="#008000" fo:font-size="10pt" officeooo:rsid="014ebb75" style:font-size-asian="10pt" style:font-size-complex="10pt"/>
    </style:style>
    <style:style style:name="T182" style:family="text">
      <style:text-properties fo:color="#008000" fo:font-size="10pt" officeooo:rsid="01507c1d" style:font-size-asian="10pt" style:font-size-complex="10pt"/>
    </style:style>
    <style:style style:name="T183" style:family="text">
      <style:text-properties fo:color="#008000" fo:font-size="10pt" officeooo:rsid="0150d685" style:font-size-asian="10pt" style:font-size-complex="10pt"/>
    </style:style>
    <style:style style:name="T184" style:family="text">
      <style:text-properties fo:color="#008000" fo:font-size="10pt" officeooo:rsid="01514a86" style:font-size-asian="10pt" style:font-size-complex="10pt"/>
    </style:style>
    <style:style style:name="T185" style:family="text">
      <style:text-properties fo:color="#008000" fo:font-size="10pt" officeooo:rsid="0155f402" style:font-size-asian="10pt" style:font-size-complex="10pt"/>
    </style:style>
    <style:style style:name="T186" style:family="text">
      <style:text-properties fo:color="#008000" fo:font-size="10pt" officeooo:rsid="0161c9e6" style:font-size-asian="10pt" style:font-size-complex="10pt"/>
    </style:style>
    <style:style style:name="T187" style:family="text">
      <style:text-properties fo:color="#008000" fo:font-size="10pt" officeooo:rsid="0161cfd3" style:font-size-asian="10pt" style:font-size-complex="10pt"/>
    </style:style>
    <style:style style:name="T188" style:family="text">
      <style:text-properties fo:color="#008000" fo:font-size="10pt" officeooo:rsid="01677de5" style:font-size-asian="10pt" style:font-size-complex="10pt"/>
    </style:style>
    <style:style style:name="T189" style:family="text">
      <style:text-properties fo:color="#008000" fo:font-size="10pt" officeooo:rsid="01692468" style:font-size-asian="10pt" style:font-size-complex="10pt"/>
    </style:style>
    <style:style style:name="T190" style:family="text">
      <style:text-properties fo:color="#008000" fo:font-size="10pt" officeooo:rsid="016b8b9a" style:font-size-asian="10pt" style:font-size-complex="10pt"/>
    </style:style>
    <style:style style:name="T191" style:family="text">
      <style:text-properties fo:color="#008000" fo:font-size="10pt" officeooo:rsid="016b9807" style:font-size-asian="10pt" style:font-size-complex="10pt"/>
    </style:style>
    <style:style style:name="T192" style:family="text">
      <style:text-properties fo:color="#008000" fo:font-size="10pt" officeooo:rsid="013ec469" style:font-size-asian="10pt" style:font-size-complex="10pt"/>
    </style:style>
    <style:style style:name="T193" style:family="text">
      <style:text-properties fo:color="#008000" fo:font-size="10pt" officeooo:rsid="01728c84" style:font-size-asian="10pt" style:font-size-complex="10pt"/>
    </style:style>
    <style:style style:name="T194" style:family="text">
      <style:text-properties fo:color="#008000" fo:font-size="10pt" officeooo:rsid="017ab3e6" style:font-size-asian="10pt" style:font-size-complex="10pt"/>
    </style:style>
    <style:style style:name="T195" style:family="text">
      <style:text-properties fo:color="#008000" fo:font-size="10pt" officeooo:rsid="017c2b2e" style:font-size-asian="10pt" style:font-size-complex="10pt"/>
    </style:style>
    <style:style style:name="T196" style:family="text">
      <style:text-properties fo:color="#008000" fo:font-size="10pt" officeooo:rsid="018af1cc" style:font-size-asian="10pt" style:font-size-complex="10pt"/>
    </style:style>
    <style:style style:name="T197" style:family="text">
      <style:text-properties fo:color="#008000" fo:font-size="10pt" officeooo:rsid="00cdbeee" style:font-size-asian="10pt" style:font-size-complex="10pt"/>
    </style:style>
    <style:style style:name="T198" style:family="text">
      <style:text-properties fo:color="#008000" fo:font-size="10pt" officeooo:rsid="016587ec" style:font-size-asian="10pt" style:font-size-complex="10pt"/>
    </style:style>
    <style:style style:name="T199" style:family="text">
      <style:text-properties fo:color="#008000" fo:font-size="10pt" officeooo:rsid="01af9532" style:font-size-asian="10pt" style:font-size-complex="10pt"/>
    </style:style>
    <style:style style:name="T200" style:family="text">
      <style:text-properties fo:color="#008000" fo:font-size="10pt" officeooo:rsid="01de4a34" style:font-size-asian="10pt" style:font-size-complex="10pt"/>
    </style:style>
    <style:style style:name="T201" style:family="text">
      <style:text-properties fo:color="#008000" fo:font-size="10pt" officeooo:rsid="01dea531" style:font-size-asian="10pt" style:font-size-complex="10pt"/>
    </style:style>
    <style:style style:name="T202" style:family="text">
      <style:text-properties fo:color="#008000" fo:font-size="10pt" officeooo:rsid="01e1df81" style:font-size-asian="10pt" style:font-size-complex="10pt"/>
    </style:style>
    <style:style style:name="T203" style:family="text">
      <style:text-properties fo:color="#000000" style:font-name="Liberation Mono" fo:font-size="10pt" officeooo:rsid="00d39f3c" style:font-size-asian="10pt" style:font-size-complex="10pt"/>
    </style:style>
    <style:style style:name="T204" style:family="text">
      <style:text-properties fo:color="#000000" style:font-name="Liberation Mono" fo:font-size="10pt" officeooo:rsid="00de7a06" style:font-size-asian="10pt" style:font-size-complex="10pt"/>
    </style:style>
    <style:style style:name="T205" style:family="text">
      <style:text-properties fo:color="#000000" style:font-name="Liberation Mono" fo:font-size="10pt" officeooo:rsid="00f2ab72" style:font-size-asian="10pt" style:font-size-complex="10pt"/>
    </style:style>
    <style:style style:name="T206" style:family="text">
      <style:text-properties fo:color="#000000" style:font-name="Liberation Mono" fo:font-size="10pt" officeooo:rsid="01105471" style:font-size-asian="10pt" style:font-size-complex="10pt"/>
    </style:style>
    <style:style style:name="T207" style:family="text">
      <style:text-properties fo:color="#000000" style:font-name="Liberation Mono" fo:font-size="10pt" officeooo:rsid="00f449d6" style:font-size-asian="10pt" style:font-size-complex="10pt"/>
    </style:style>
    <style:style style:name="T208" style:family="text">
      <style:text-properties fo:color="#000000" style:font-name="Liberation Mono" fo:font-size="10pt" officeooo:rsid="00bfb5fd" style:font-size-asian="10pt" style:font-size-complex="10pt"/>
    </style:style>
    <style:style style:name="T209" style:family="text">
      <style:text-properties fo:color="#000000" style:font-name="Liberation Mono" fo:font-size="10pt" officeooo:rsid="0139f913" style:font-size-asian="10pt" style:font-size-complex="10pt"/>
    </style:style>
    <style:style style:name="T210" style:family="text">
      <style:text-properties fo:color="#000000" style:font-name="Liberation Mono" fo:font-size="10pt" officeooo:rsid="013a25dd" style:font-size-asian="10pt" style:font-size-complex="10pt"/>
    </style:style>
    <style:style style:name="T211" style:family="text">
      <style:text-properties fo:color="#000000" style:font-name="Liberation Mono" fo:font-size="10pt" officeooo:rsid="013b4b9d" style:font-size-asian="10pt" style:font-size-complex="10pt"/>
    </style:style>
    <style:style style:name="T212" style:family="text">
      <style:text-properties fo:color="#000000" style:font-name="Liberation Mono" fo:font-size="10pt" officeooo:rsid="00f51f09" style:font-size-asian="10pt" style:font-size-complex="10pt"/>
    </style:style>
    <style:style style:name="T213" style:family="text">
      <style:text-properties fo:color="#000000" style:font-name="Liberation Mono" fo:font-size="10pt" officeooo:rsid="00f4c7e5" style:font-size-asian="10pt" style:font-size-complex="10pt"/>
    </style:style>
    <style:style style:name="T214" style:family="text">
      <style:text-properties fo:color="#000000" style:font-name="Liberation Mono" fo:font-size="10pt" officeooo:rsid="00f9a929" style:font-size-asian="10pt" style:font-size-complex="10pt"/>
    </style:style>
    <style:style style:name="T215" style:family="text">
      <style:text-properties fo:color="#000000" style:font-name="Liberation Mono" fo:font-size="10pt" officeooo:rsid="013d1d04" style:font-size-asian="10pt" style:font-size-complex="10pt"/>
    </style:style>
    <style:style style:name="T216" style:family="text">
      <style:text-properties fo:color="#000000" style:font-name="Liberation Mono" fo:font-size="10pt" officeooo:rsid="013ec469" style:font-size-asian="10pt" style:font-size-complex="10pt"/>
    </style:style>
    <style:style style:name="T217" style:family="text">
      <style:text-properties fo:color="#000000" style:font-name="Liberation Mono" fo:font-size="10pt" officeooo:rsid="01409a75" style:font-size-asian="10pt" style:font-size-complex="10pt"/>
    </style:style>
    <style:style style:name="T218" style:family="text">
      <style:text-properties fo:color="#000000" style:font-name="Liberation Mono" fo:font-size="10pt" officeooo:rsid="0143fb17" style:font-size-asian="10pt" style:font-size-complex="10pt"/>
    </style:style>
    <style:style style:name="T219" style:family="text">
      <style:text-properties fo:color="#000000" style:font-name="Liberation Mono" fo:font-size="10pt" officeooo:rsid="014bbe3d" style:font-size-asian="10pt" style:font-size-complex="10pt"/>
    </style:style>
    <style:style style:name="T220" style:family="text">
      <style:text-properties fo:color="#000000" style:font-name="Liberation Mono" fo:font-size="10pt" officeooo:rsid="015fcc9c" style:font-size-asian="10pt" style:font-size-complex="10pt"/>
    </style:style>
    <style:style style:name="T221" style:family="text">
      <style:text-properties fo:color="#000000" style:font-name="Liberation Mono" fo:font-size="10pt" officeooo:rsid="016e243a" style:font-size-asian="10pt" style:font-size-complex="10pt"/>
    </style:style>
    <style:style style:name="T222" style:family="text">
      <style:text-properties fo:color="#000000" style:font-name="Liberation Mono" fo:font-size="10pt" officeooo:rsid="017048bb" style:font-size-asian="10pt" style:font-size-complex="10pt"/>
    </style:style>
    <style:style style:name="T223" style:family="text">
      <style:text-properties fo:color="#000000" style:font-name="Liberation Mono" fo:font-size="10pt" officeooo:rsid="017de4c9" style:font-size-asian="10pt" style:font-size-complex="10pt"/>
    </style:style>
    <style:style style:name="T224" style:family="text">
      <style:text-properties fo:color="#000000" style:font-name="Liberation Mono" fo:font-size="10pt" officeooo:rsid="00cf9f13" style:font-size-asian="10pt" style:font-size-complex="10pt"/>
    </style:style>
    <style:style style:name="T225" style:family="text">
      <style:text-properties fo:color="#000000" style:font-name="Liberation Mono" fo:font-size="10pt" officeooo:rsid="0184ce9a" style:font-size-asian="10pt" style:font-size-complex="10pt"/>
    </style:style>
    <style:style style:name="T226" style:family="text">
      <style:text-properties fo:color="#000000" style:font-name="Liberation Mono" fo:font-size="10pt" officeooo:rsid="0185fdd7" style:font-size-asian="10pt" style:font-size-complex="10pt"/>
    </style:style>
    <style:style style:name="T227" style:family="text">
      <style:text-properties fo:color="#000000" style:font-name="Liberation Mono" fo:font-size="10pt" officeooo:rsid="018f4b4a" style:font-size-asian="10pt" style:font-size-complex="10pt"/>
    </style:style>
    <style:style style:name="T228" style:family="text">
      <style:text-properties fo:color="#000000" style:font-name="Liberation Mono" fo:font-size="10pt" officeooo:rsid="01901e6d" style:font-size-asian="10pt" style:font-size-complex="10pt"/>
    </style:style>
    <style:style style:name="T229" style:family="text">
      <style:text-properties fo:color="#000000" style:font-name="Liberation Mono" fo:font-size="10pt" officeooo:rsid="01916f65" style:font-size-asian="10pt" style:font-size-complex="10pt"/>
    </style:style>
    <style:style style:name="T230" style:family="text">
      <style:text-properties fo:color="#000000" style:font-name="Liberation Mono" fo:font-size="10pt" officeooo:rsid="0195e114" style:font-size-asian="10pt" style:font-size-complex="10pt"/>
    </style:style>
    <style:style style:name="T231" style:family="text">
      <style:text-properties fo:color="#000000" style:font-name="Liberation Mono" fo:font-size="10pt" officeooo:rsid="01983639" style:font-size-asian="10pt" style:font-size-complex="10pt"/>
    </style:style>
    <style:style style:name="T232" style:family="text">
      <style:text-properties fo:color="#000000" style:font-name="Liberation Mono" fo:font-size="10pt" officeooo:rsid="019d276c" style:font-size-asian="10pt" style:font-size-complex="10pt"/>
    </style:style>
    <style:style style:name="T233" style:family="text">
      <style:text-properties fo:color="#000000" style:font-name="Liberation Mono" fo:font-size="10pt" officeooo:rsid="01a26d09" style:font-size-asian="10pt" style:font-size-complex="10pt"/>
    </style:style>
    <style:style style:name="T234" style:family="text">
      <style:text-properties fo:color="#000000" style:font-name="Liberation Mono" fo:font-size="10pt" officeooo:rsid="01a552a6" style:font-size-asian="10pt" style:font-size-complex="10pt"/>
    </style:style>
    <style:style style:name="T235" style:family="text">
      <style:text-properties fo:color="#000000" style:font-name="Liberation Mono" fo:font-size="10pt" officeooo:rsid="01a6cd47" style:font-size-asian="10pt" style:font-size-complex="10pt"/>
    </style:style>
    <style:style style:name="T236" style:family="text">
      <style:text-properties fo:color="#000000" style:font-name="Liberation Mono" fo:font-size="10pt" officeooo:rsid="01a7d825" style:font-size-asian="10pt" style:font-size-complex="10pt"/>
    </style:style>
    <style:style style:name="T237" style:family="text">
      <style:text-properties fo:color="#000000" style:font-name="Liberation Mono" fo:font-size="10pt" officeooo:rsid="01ab1626" style:font-size-asian="10pt" style:font-size-complex="10pt"/>
    </style:style>
    <style:style style:name="T238" style:family="text">
      <style:text-properties fo:color="#000000" style:font-name="Liberation Mono" fo:font-size="10pt" officeooo:rsid="01aee52f" style:font-size-asian="10pt" style:font-size-complex="10pt"/>
    </style:style>
    <style:style style:name="T239" style:family="text">
      <style:text-properties fo:color="#000000" style:font-name="Liberation Mono" fo:font-size="10pt" officeooo:rsid="01af9532" style:font-size-asian="10pt" style:font-size-complex="10pt"/>
    </style:style>
    <style:style style:name="T240" style:family="text">
      <style:text-properties fo:color="#000000" style:font-name="Liberation Mono" fo:font-size="10pt" officeooo:rsid="01b0f7ec" style:font-size-asian="10pt" style:font-size-complex="10pt"/>
    </style:style>
    <style:style style:name="T241" style:family="text">
      <style:text-properties fo:color="#000000" style:font-name="Liberation Mono" fo:font-size="10pt" officeooo:rsid="01b2b109" style:font-size-asian="10pt" style:font-size-complex="10pt"/>
    </style:style>
    <style:style style:name="T242" style:family="text">
      <style:text-properties fo:color="#000000" style:font-name="Liberation Mono" fo:font-size="10pt" officeooo:rsid="01c94dc9" style:font-size-asian="10pt" style:font-size-complex="10pt"/>
    </style:style>
    <style:style style:name="T243" style:family="text">
      <style:text-properties fo:color="#000000" style:font-name="Liberation Mono" fo:font-size="10pt" officeooo:rsid="01d049c7" style:font-size-asian="10pt" style:font-size-complex="10pt"/>
    </style:style>
    <style:style style:name="T244" style:family="text">
      <style:text-properties fo:color="#000000" style:font-name="Liberation Mono" fo:font-size="10pt" officeooo:rsid="01d1cf87" style:font-size-asian="10pt" style:font-size-complex="10pt"/>
    </style:style>
    <style:style style:name="T245" style:family="text">
      <style:text-properties fo:color="#000000" style:font-name="Liberation Mono" fo:font-size="10pt" officeooo:rsid="01d7feea" style:font-size-asian="10pt" style:font-size-complex="10pt"/>
    </style:style>
    <style:style style:name="T246" style:family="text">
      <style:text-properties fo:color="#000000" style:font-name="Liberation Mono" officeooo:rsid="00d39f3c"/>
    </style:style>
    <style:style style:name="T247" style:family="text">
      <style:text-properties fo:color="#000000" style:font-name="Liberation Mono" officeooo:rsid="00f2ab72"/>
    </style:style>
    <style:style style:name="T248" style:family="text">
      <style:text-properties fo:color="#000000" style:font-name="Liberation Mono" officeooo:rsid="01105471"/>
    </style:style>
    <style:style style:name="T249" style:family="text">
      <style:text-properties fo:color="#000000" style:font-name="Liberation Mono" officeooo:rsid="00f449d6"/>
    </style:style>
    <style:style style:name="T250" style:family="text">
      <style:text-properties fo:color="#000000" style:font-name="DejaVu Sans" fo:font-size="10pt" officeooo:rsid="00bd0cdf" style:font-size-asian="10pt" style:font-size-complex="10pt"/>
    </style:style>
    <style:style style:name="T251" style:family="text">
      <style:text-properties fo:color="#000000" fo:font-size="10pt" style:font-size-asian="10pt" style:font-size-complex="10pt"/>
    </style:style>
    <style:style style:name="T252" style:family="text">
      <style:text-properties fo:color="#000000" fo:font-size="10pt" officeooo:rsid="00cf9f13" style:font-size-asian="10pt" style:font-size-complex="10pt"/>
    </style:style>
    <style:style style:name="T253" style:family="text">
      <style:text-properties fo:color="#000000" fo:font-size="10pt" officeooo:rsid="00d39f3c" style:font-size-asian="10pt" style:font-size-complex="10pt"/>
    </style:style>
    <style:style style:name="T254" style:family="text">
      <style:text-properties fo:color="#000000" fo:font-size="10pt" officeooo:rsid="010fd7f6" style:font-size-asian="10pt" style:font-size-complex="10pt"/>
    </style:style>
    <style:style style:name="T255" style:family="text">
      <style:text-properties fo:color="#000000" fo:font-size="10pt" officeooo:rsid="00de7a06" style:font-size-asian="10pt" style:font-size-complex="10pt"/>
    </style:style>
    <style:style style:name="T256" style:family="text">
      <style:text-properties fo:color="#000000" fo:font-size="10pt" officeooo:rsid="00bfb5fd" style:font-size-asian="10pt" style:font-size-complex="10pt"/>
    </style:style>
    <style:style style:name="T257" style:family="text">
      <style:text-properties fo:color="#000000" fo:font-size="10pt" officeooo:rsid="0103ff02" style:font-size-asian="10pt" style:font-size-complex="10pt"/>
    </style:style>
    <style:style style:name="T258" style:family="text">
      <style:text-properties fo:color="#000000" fo:font-size="10pt" officeooo:rsid="013ec469" style:font-size-asian="10pt" style:font-size-complex="10pt"/>
    </style:style>
    <style:style style:name="T259" style:family="text">
      <style:text-properties fo:color="#000000" fo:font-size="10pt" officeooo:rsid="01425252" style:font-size-asian="10pt" style:font-size-complex="10pt"/>
    </style:style>
    <style:style style:name="T260" style:family="text">
      <style:text-properties fo:color="#000000" fo:font-size="10pt" officeooo:rsid="00bf360d" style:font-size-asian="10pt" style:font-size-complex="10pt"/>
    </style:style>
    <style:style style:name="T261" style:family="text">
      <style:text-properties fo:color="#000000" fo:font-size="10pt" officeooo:rsid="013bc1b0" style:font-size-asian="10pt" style:font-size-complex="10pt"/>
    </style:style>
    <style:style style:name="T262" style:family="text">
      <style:text-properties fo:color="#000000" fo:font-size="10pt" officeooo:rsid="00c8cd81" style:font-size-asian="10pt" style:font-size-complex="10pt"/>
    </style:style>
    <style:style style:name="T263" style:family="text">
      <style:text-properties fo:color="#000000" fo:font-size="10pt" officeooo:rsid="017c2b2e" style:font-size-asian="10pt" style:font-size-complex="10pt"/>
    </style:style>
    <style:style style:name="T264" style:family="text">
      <style:text-properties fo:color="#000000" fo:font-size="10pt" officeooo:rsid="018af1cc" style:font-size-asian="10pt" style:font-size-complex="10pt"/>
    </style:style>
    <style:style style:name="T265" style:family="text">
      <style:text-properties fo:color="#000000" fo:font-size="10pt" officeooo:rsid="018dcfce" style:font-size-asian="10pt" style:font-size-complex="10pt"/>
    </style:style>
    <style:style style:name="T266" style:family="text">
      <style:text-properties fo:color="#000000" fo:font-size="10pt" officeooo:rsid="018f4b4a" style:font-size-asian="10pt" style:font-size-complex="10pt"/>
    </style:style>
    <style:style style:name="T267" style:family="text">
      <style:text-properties fo:color="#000000" fo:font-size="10pt" officeooo:rsid="01901e6d" style:font-size-asian="10pt" style:font-size-complex="10pt"/>
    </style:style>
    <style:style style:name="T268" style:family="text">
      <style:text-properties fo:color="#000000" fo:font-size="10pt" officeooo:rsid="01916f65" style:font-size-asian="10pt" style:font-size-complex="10pt"/>
    </style:style>
    <style:style style:name="T269" style:family="text">
      <style:text-properties fo:color="#000000" fo:font-size="10pt" officeooo:rsid="01aaf369" style:font-size-asian="10pt" style:font-size-complex="10pt"/>
    </style:style>
    <style:style style:name="T270" style:family="text">
      <style:text-properties fo:color="#000000" fo:font-size="10pt" officeooo:rsid="00cdbeee" style:font-size-asian="10pt" style:font-size-complex="10pt"/>
    </style:style>
    <style:style style:name="T271" style:family="text">
      <style:text-properties fo:color="#000000" fo:font-size="10pt" officeooo:rsid="01abef30" style:font-size-asian="10pt" style:font-size-complex="10pt"/>
    </style:style>
    <style:style style:name="T272" style:family="text">
      <style:text-properties fo:color="#000000" fo:font-size="10pt" officeooo:rsid="01af9532" style:font-size-asian="10pt" style:font-size-complex="10pt"/>
    </style:style>
    <style:style style:name="T273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274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275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276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277" style:family="text">
      <style:text-properties style:font-name="Liberation Mono" fo:font-size="10pt" style:font-size-asian="10pt" style:font-size-complex="10pt"/>
    </style:style>
    <style:style style:name="T278" style:family="text">
      <style:text-properties style:font-name="Liberation Mono" fo:font-size="10pt" officeooo:rsid="00d39f3c" style:font-size-asian="10pt" style:font-size-complex="10pt"/>
    </style:style>
    <style:style style:name="T279" style:family="text">
      <style:text-properties style:font-name="Liberation Mono" fo:font-size="10pt" officeooo:rsid="00cf9f13" style:font-size-asian="10pt" style:font-size-complex="10pt"/>
    </style:style>
    <style:style style:name="T280" style:family="text">
      <style:text-properties style:font-name="Liberation Mono" fo:font-size="10pt" officeooo:rsid="00d970e4" style:font-size-asian="10pt" style:font-size-complex="10pt"/>
    </style:style>
    <style:style style:name="T281" style:family="text">
      <style:text-properties style:font-name="Liberation Mono" fo:font-size="10pt" officeooo:rsid="00f4c7e5" style:font-size-asian="10pt" style:font-size-complex="10pt"/>
    </style:style>
    <style:style style:name="T282" style:family="text">
      <style:text-properties style:font-name="Liberation Mono" fo:font-size="10pt" officeooo:rsid="00bfb5fd" style:font-size-asian="10pt" style:font-size-complex="10pt"/>
    </style:style>
    <style:style style:name="T283" style:family="text">
      <style:text-properties style:font-name="Liberation Mono" fo:font-size="10pt" officeooo:rsid="00bf360d" style:font-size-asian="10pt" style:font-size-complex="10pt"/>
    </style:style>
    <style:style style:name="T284" style:family="text">
      <style:text-properties style:font-name="Liberation Mono" fo:font-size="10pt" officeooo:rsid="013bc1b0" style:font-size-asian="10pt" style:font-size-complex="10pt"/>
    </style:style>
    <style:style style:name="T285" style:family="text">
      <style:text-properties style:font-name="Liberation Mono" fo:font-size="10pt" officeooo:rsid="016bb135" style:font-size-asian="10pt" style:font-size-complex="10pt"/>
    </style:style>
    <style:style style:name="T286" style:family="text">
      <style:text-properties style:font-name="Liberation Mono" fo:font-size="10pt" officeooo:rsid="016d9cfc" style:font-size-asian="10pt" style:font-size-complex="10pt"/>
    </style:style>
    <style:style style:name="T287" style:family="text">
      <style:text-properties fo:color="#0047ff" style:font-name="Liberation Mono" fo:font-size="10pt" officeooo:rsid="00cf9f13" style:font-size-asian="10pt" style:font-size-complex="10pt"/>
    </style:style>
    <style:style style:name="T288" style:family="text">
      <style:text-properties fo:color="#0047ff" style:font-name="Liberation Mono" fo:font-size="10pt" officeooo:rsid="00eb8a88" style:font-size-asian="10pt" style:font-size-complex="10pt"/>
    </style:style>
    <style:style style:name="T289" style:family="text">
      <style:text-properties fo:color="#0047ff" style:font-name="Liberation Mono" fo:font-size="10pt" officeooo:rsid="00ebfa3d" style:font-size-asian="10pt" style:font-size-complex="10pt"/>
    </style:style>
    <style:style style:name="T290" style:family="text">
      <style:text-properties fo:color="#0047ff" style:font-name="Liberation Mono" fo:font-size="10pt" officeooo:rsid="0137a7b4" style:font-size-asian="10pt" style:font-size-complex="10pt"/>
    </style:style>
    <style:style style:name="T291" style:family="text">
      <style:text-properties fo:color="#0047ff" style:font-name="Liberation Mono" fo:font-size="10pt" officeooo:rsid="00bfb5fd" style:font-size-asian="10pt" style:font-size-complex="10pt"/>
    </style:style>
    <style:style style:name="T292" style:family="text">
      <style:text-properties fo:color="#0047ff" style:font-name="Liberation Mono" fo:font-size="10pt" officeooo:rsid="01ce0293" style:font-size-asian="10pt" style:font-size-complex="10pt"/>
    </style:style>
    <style:style style:name="T293" style:family="text">
      <style:text-properties fo:color="#0047ff" style:font-name="Liberation Mono" fo:font-size="10pt" officeooo:rsid="01ceefd9" style:font-size-asian="10pt" style:font-size-complex="10pt"/>
    </style:style>
    <style:style style:name="T294" style:family="text">
      <style:text-properties fo:color="#0047ff" style:font-name="Liberation Mono" fo:font-size="10pt" officeooo:rsid="01d1cf87" style:font-size-asian="10pt" style:font-size-complex="10pt"/>
    </style:style>
    <style:style style:name="T295" style:family="text">
      <style:text-properties fo:color="#0047ff" style:font-name="Liberation Mono" fo:font-size="10pt" officeooo:rsid="00d970e4" style:font-size-asian="10pt" style:font-size-complex="10pt"/>
    </style:style>
    <style:style style:name="T296" style:family="text">
      <style:text-properties fo:color="#0047ff" fo:font-size="10pt" style:font-size-asian="10pt" style:font-size-complex="10pt"/>
    </style:style>
    <style:style style:name="T297" style:family="text">
      <style:text-properties fo:color="#0047ff" fo:font-size="10pt" officeooo:rsid="00cf9f13" style:font-size-asian="10pt" style:font-size-complex="10pt"/>
    </style:style>
    <style:style style:name="T298" style:family="text">
      <style:text-properties fo:color="#0047ff" fo:font-size="10pt" officeooo:rsid="00eb8a88" style:font-size-asian="10pt" style:font-size-complex="10pt"/>
    </style:style>
    <style:style style:name="T299" style:family="text">
      <style:text-properties fo:color="#0047ff" fo:font-size="10pt" officeooo:rsid="00ebfa3d" style:font-size-asian="10pt" style:font-size-complex="10pt"/>
    </style:style>
    <style:style style:name="T300" style:family="text">
      <style:text-properties fo:color="#0047ff" fo:font-size="10pt" officeooo:rsid="00bfb5fd" style:font-size-asian="10pt" style:font-size-complex="10pt"/>
    </style:style>
    <style:style style:name="T301" style:family="text">
      <style:text-properties fo:color="#0047ff" fo:font-size="10pt" officeooo:rsid="00d591e4" style:font-size-asian="10pt" style:font-size-complex="10pt"/>
    </style:style>
    <style:style style:name="T302" style:family="text">
      <style:text-properties officeooo:rsid="00eb8a88"/>
    </style:style>
    <style:style style:name="T303" style:family="text">
      <style:text-properties fo:color="#b84723" style:font-name="Liberation Mono" fo:font-size="10pt" officeooo:rsid="00bfb5fd" style:font-size-asian="10pt" style:font-size-complex="10pt"/>
    </style:style>
    <style:style style:name="T304" style:family="text">
      <style:text-properties fo:color="#b84723" fo:font-size="10pt" officeooo:rsid="00bf360d" style:font-size-asian="10pt" style:font-size-complex="10pt"/>
    </style:style>
    <style:style style:name="T305" style:family="text">
      <style:text-properties fo:color="#b84723" fo:font-size="10pt" officeooo:rsid="00bfb5fd" style:font-size-asian="10pt" style:font-size-complex="10pt"/>
    </style:style>
    <style:style style:name="T306" style:family="text">
      <style:text-properties fo:color="#b84723" fo:font-size="10pt" officeooo:rsid="00d3d659" style:font-size-asian="10pt" style:font-size-complex="10pt"/>
    </style:style>
    <style:style style:name="T307" style:family="text">
      <style:text-properties fo:color="#b84723" fo:font-size="10pt" officeooo:rsid="0143fb17" style:font-size-asian="10pt" style:font-size-complex="10pt"/>
    </style:style>
    <style:style style:name="T308" style:family="text">
      <style:text-properties fo:color="#b84723" fo:font-size="10pt" officeooo:rsid="018af1cc" style:font-size-asian="10pt" style:font-size-complex="10pt"/>
    </style:style>
    <style:style style:name="T309" style:family="text">
      <style:text-properties fo:color="#b84723" fo:font-size="10pt" officeooo:rsid="01901e6d" style:font-size-asian="10pt" style:font-size-complex="10pt"/>
    </style:style>
    <style:style style:name="T310" style:family="text">
      <style:text-properties fo:color="#b84723" fo:font-size="10pt" officeooo:rsid="01ab1626" style:font-size-asian="10pt" style:font-size-complex="10pt"/>
    </style:style>
    <style:style style:name="T311" style:family="text">
      <style:text-properties officeooo:rsid="00fbda93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size="10pt" officeooo:rsid="00cf9f13" style:font-size-asian="10pt" style:font-size-complex="10pt"/>
    </style:style>
    <style:style style:name="T314" style:family="text">
      <style:text-properties fo:font-size="10pt" officeooo:rsid="01227743" style:font-size-asian="10pt" style:font-size-complex="10pt"/>
    </style:style>
    <style:style style:name="T315" style:family="text">
      <style:text-properties fo:font-size="10pt" officeooo:rsid="00d39f3c" style:font-size-asian="10pt" style:font-size-complex="10pt"/>
    </style:style>
    <style:style style:name="T316" style:family="text">
      <style:text-properties fo:font-size="10pt" officeooo:rsid="00d970e4" style:font-size-asian="10pt" style:font-size-complex="10pt"/>
    </style:style>
    <style:style style:name="T317" style:family="text">
      <style:text-properties fo:font-size="10pt" officeooo:rsid="00be5b6f" style:font-size-asian="10pt" style:font-size-complex="10pt"/>
    </style:style>
    <style:style style:name="T318" style:family="text">
      <style:text-properties fo:font-size="10pt" officeooo:rsid="00c8cd81" style:font-size-asian="10pt" style:font-size-complex="10pt"/>
    </style:style>
    <style:style style:name="T319" style:family="text">
      <style:text-properties fo:font-size="10pt" officeooo:rsid="00bfb5fd" style:font-size-asian="10pt" style:font-size-complex="10pt"/>
    </style:style>
    <style:style style:name="T320" style:family="text">
      <style:text-properties fo:font-size="10pt" officeooo:rsid="00bf360d" style:font-size-asian="10pt" style:font-size-complex="10pt"/>
    </style:style>
    <style:style style:name="T321" style:family="text">
      <style:text-properties fo:font-size="10pt" officeooo:rsid="012e2f62" style:font-size-asian="10pt" style:font-size-complex="10pt"/>
    </style:style>
    <style:style style:name="T322" style:family="text">
      <style:text-properties fo:font-size="10pt" officeooo:rsid="00cdbeee" style:font-size-asian="10pt" style:font-size-complex="10pt"/>
    </style:style>
    <style:style style:name="T323" style:family="text">
      <style:text-properties fo:font-size="10pt" officeooo:rsid="01066288" style:font-size-asian="10pt" style:font-size-complex="10pt"/>
    </style:style>
    <style:style style:name="T324" style:family="text">
      <style:text-properties fo:font-size="10pt" officeooo:rsid="00d591e4" style:font-size-asian="10pt" style:font-size-complex="10pt"/>
    </style:style>
    <style:style style:name="T325" style:family="text">
      <style:text-properties fo:font-size="10pt" officeooo:rsid="00d3d659" style:font-size-asian="10pt" style:font-size-complex="10pt"/>
    </style:style>
    <style:style style:name="T326" style:family="text">
      <style:text-properties fo:font-size="10pt" officeooo:rsid="013bc1b0" style:font-size-asian="10pt" style:font-size-complex="10pt"/>
    </style:style>
    <style:style style:name="T327" style:family="text">
      <style:text-properties fo:font-size="10pt" officeooo:rsid="0155f402" style:font-size-asian="10pt" style:font-size-complex="10pt"/>
    </style:style>
    <style:style style:name="T328" style:family="text">
      <style:text-properties fo:font-size="10pt" officeooo:rsid="016587ec" style:font-size-asian="10pt" style:font-size-complex="10pt"/>
    </style:style>
    <style:style style:name="T329" style:family="text">
      <style:text-properties fo:font-size="10pt" officeooo:rsid="016b05e4" style:font-size-asian="10pt" style:font-size-complex="10pt"/>
    </style:style>
    <style:style style:name="T330" style:family="text">
      <style:text-properties fo:font-size="10pt" officeooo:rsid="016b8b9a" style:font-size-asian="10pt" style:font-size-complex="10pt"/>
    </style:style>
    <style:style style:name="T331" style:family="text">
      <style:text-properties fo:font-size="10pt" officeooo:rsid="01aaf369" style:font-size-asian="10pt" style:font-size-complex="10pt"/>
    </style:style>
    <style:style style:name="T332" style:family="text">
      <style:text-properties fo:font-size="10pt" officeooo:rsid="01de4a34" style:font-size-asian="10pt" style:font-size-complex="10pt"/>
    </style:style>
    <style:style style:name="T333" style:family="text">
      <style:text-properties officeooo:rsid="01821969"/>
    </style:style>
    <style:style style:name="T334" style:family="text">
      <style:text-properties officeooo:rsid="01824439"/>
    </style:style>
    <style:style style:name="T335" style:family="text">
      <style:text-properties officeooo:rsid="019b938e"/>
    </style:style>
    <style:style style:name="T336" style:family="text">
      <style:text-properties officeooo:rsid="01ccd0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Mo’s Halo Whitepapers:</text:p>
      <text:h text:style-name="P137" text:outline-level="1"><text:span text:style-name="T336">Constants, enumerators and </text:span>structures</text:h>
      <text:p text:style-name="P100"><text:tab/>The structures <text:span text:style-name="T311">specified in this document</text:span> are defined using the ANSI C<text:span text:style-name="T302">++</text:span> standard, however the data type naming convention follows the one described in the glossary and terminology whitepaper.<text:span text:style-name="T311"> Additionally, the structures will only include some of the most generic and important ones, and will not include anything related to Open Sauce.</text:span></text:p>
      <text:p text:style-name="P99"/>
      <text:p text:style-name="P101"><text:tab/>Any tag specific structures<text:span text:style-name="T333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334"> Be aware however, I have done VERY little work with Halo 2, so don't expect much from me regarding it.</text:span></text:p>
      <text:h text:style-name="P139" text:outline-level="1">General</text:h>
      <text:p text:style-name="P6"><text:span text:style-name="Source_20_Text"><text:span text:style-name="T297">enum </text:span></text:span><text:span text:style-name="Source_20_Text"><text:span text:style-name="T298">class </text:span></text:span><text:span text:style-name="Source_20_Text"><text:span text:style-name="T37">TagClass</text:span></text:span><text:span text:style-name="Source_20_Text"><text:span text:style-name="T298"> </text:span></text:span><text:span text:style-name="Source_20_Text"><text:span text:style-name="T313">: </text:span></text:span><text:span text:style-name="Source_20_Text"><text:span text:style-name="T37">UEnum32</text:span></text:span><text:span text:style-name="Source_20_Text"><text:span text:style-name="T313"> {</text:span></text:span><text:span text:style-name="Source_20_Text"><text:span text:style-name="T252"> <text:s/></text:span></text:span><text:span text:style-name="Source_20_Text"><text:span text:style-name="T146">// FourCC value</text:span></text:span></text:p>
      <text:p text:style-name="P8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actr</text:span></text:span><text:span text:style-name="Source_20_Text"><text:span text:style-name="T203"> = </text:span></text:span><text:span text:style-name="Source_20_Text"><text:span text:style-name="T253">0x616374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actor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actv</text:span></text:span><text:span text:style-name="Source_20_Text"><text:span text:style-name="T203"> = </text:span></text:span><text:span text:style-name="Source_20_Text"><text:span text:style-name="T253">0x61637476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actor_varian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ant_</text:span></text:span><text:span text:style-name="Source_20_Text"><text:span text:style-name="T203"> = </text:span></text:span><text:span text:style-name="Source_20_Text"><text:span text:style-name="T253">0x616E742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antenna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bipd</text:span></text:span><text:span text:style-name="Source_20_Text"><text:span text:style-name="T203"> = </text:span></text:span><text:span text:style-name="Source_20_Text"><text:span text:style-name="T253">0x6269706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biped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bitm</text:span></text:span><text:span text:style-name="Source_20_Text"><text:span text:style-name="T203"> = </text:span></text:span><text:span text:style-name="Source_20_Text"><text:span text:style-name="T253">0x6269746D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bitmap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trak</text:span></text:span><text:span text:style-name="Source_20_Text"><text:span text:style-name="T203"> = </text:span></text:span><text:span text:style-name="Source_20_Text"><text:span text:style-name="T253">0x7472616B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camera_track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colo</text:span></text:span><text:span text:style-name="Source_20_Text"><text:span text:style-name="T203"> = </text:span></text:span><text:span text:style-name="Source_20_Text"><text:span text:style-name="T253">0x636F6C6F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color_tabl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cdmg</text:span></text:span><text:span text:style-name="Source_20_Text"><text:span text:style-name="T203"> = </text:span></text:span><text:span text:style-name="Source_20_Text"><text:span text:style-name="T253">0x63646D67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continuous_damage_effec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cont</text:span></text:span><text:span text:style-name="Source_20_Text"><text:span text:style-name="T203"> = </text:span></text:span><text:span text:style-name="Source_20_Text"><text:span text:style-name="T253">0x636F6E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contrail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jpt_</text:span></text:span><text:span text:style-name="Source_20_Text"><text:span text:style-name="T203"> = </text:span></text:span><text:span text:style-name="Source_20_Text"><text:span text:style-name="T253">0x6A70742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amage_effec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deca</text:span></text:span><text:span text:style-name="Source_20_Text"><text:span text:style-name="T203"> = </text:span></text:span><text:span text:style-name="Source_20_Text"><text:span text:style-name="T253">0x6465636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ecal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dobc</text:span></text:span><text:span text:style-name="Source_20_Text"><text:span text:style-name="T203"> = </text:span></text:span><text:span text:style-name="Source_20_Text"><text:span text:style-name="T253">0x646F626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etail_object_collecti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devi</text:span></text:span><text:span text:style-name="Source_20_Text"><text:span text:style-name="T203"> = </text:span></text:span><text:span text:style-name="Source_20_Text"><text:span text:style-name="T253">0x646576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evic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ctrl</text:span></text:span><text:span text:style-name="Source_20_Text"><text:span text:style-name="T203"> = </text:span></text:span><text:span text:style-name="Source_20_Text"><text:span text:style-name="T253">0x6374726C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evice_control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lifi</text:span></text:span><text:span text:style-name="Source_20_Text"><text:span text:style-name="T203"> = </text:span></text:span><text:span text:style-name="Source_20_Text"><text:span text:style-name="T253">0x6C6966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evice_light_fixtur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ach</text:span></text:span><text:span text:style-name="Source_20_Text"><text:span text:style-name="T203"> = </text:span></text:span><text:span text:style-name="Source_20_Text"><text:span text:style-name="T253">0x6D616368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evice_machin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udlg</text:span></text:span><text:span text:style-name="Source_20_Text"><text:span text:style-name="T203"> = </text:span></text:span><text:span text:style-name="Source_20_Text"><text:span text:style-name="T253">0x75646C67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dialogu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effe</text:span></text:span><text:span text:style-name="Source_20_Text"><text:span text:style-name="T203"> = </text:span></text:span><text:span text:style-name="Source_20_Text"><text:span text:style-name="T253">0x65666665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effec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eqip</text:span></text:span><text:span text:style-name="Source_20_Text"><text:span text:style-name="T203"> = </text:span></text:span><text:span text:style-name="Source_20_Text"><text:span text:style-name="T253">0x65716970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equipmen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flag</text:span></text:span><text:span text:style-name="Source_20_Text"><text:span text:style-name="T203"> = </text:span></text:span><text:span text:style-name="Source_20_Text"><text:span text:style-name="T253">0x666C6167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flag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fog </text:span></text:span><text:span text:style-name="Source_20_Text"><text:span text:style-name="T203"><text:s/>= </text:span></text:span><text:span text:style-name="Source_20_Text"><text:span text:style-name="T253">0x666F6720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fog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font</text:span></text:span><text:span text:style-name="Source_20_Text"><text:span text:style-name="T203"> = </text:span></text:span><text:span text:style-name="Source_20_Text"><text:span text:style-name="T253">0x666F6E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fon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garb</text:span></text:span><text:span text:style-name="Source_20_Text"><text:span text:style-name="T203"> = </text:span></text:span><text:span text:style-name="Source_20_Text"><text:span text:style-name="T253">0x6761726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garbag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od2</text:span></text:span><text:span text:style-name="Source_20_Text"><text:span text:style-name="T203"> = </text:span></text:span><text:span text:style-name="Source_20_Text"><text:span text:style-name="T253">0x6D6F643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gbxmodel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atg</text:span></text:span><text:span text:style-name="Source_20_Text"><text:span text:style-name="T203"> = </text:span></text:span><text:span text:style-name="Source_20_Text"><text:span text:style-name="T253">0x6D617467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global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glw</text:span></text:span><text:span text:style-name="Source_20_Text"><text:span text:style-name="T40">_</text:span></text:span><text:span text:style-name="Source_20_Text"><text:span text:style-name="T203"> = </text:span></text:span><text:span text:style-name="Source_20_Text"><text:span text:style-name="T253">0x676C772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glow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grhi</text:span></text:span><text:span text:style-name="Source_20_Text"><text:span text:style-name="T203"> = </text:span></text:span><text:span text:style-name="Source_20_Text"><text:span text:style-name="T253">0x677268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grenade_hud_interfac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hudg</text:span></text:span><text:span text:style-name="Source_20_Text"><text:span text:style-name="T203"> = </text:span></text:span><text:span text:style-name="Source_20_Text"><text:span text:style-name="T253">0x68756467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hud_global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hmt</text:span></text:span><text:span text:style-name="Source_20_Text"><text:span text:style-name="T253"> </text:span></text:span><text:span text:style-name="Source_20_Text"><text:span text:style-name="T203"><text:s/>= </text:span></text:span><text:span text:style-name="Source_20_Text"><text:span text:style-name="T253">0x686D7420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hud_message_tex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hud_</text:span></text:span><text:span text:style-name="Source_20_Text"><text:span text:style-name="T203"> = </text:span></text:span><text:span text:style-name="Source_20_Text"><text:span text:style-name="T253">0x6875642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hud_number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devc</text:span></text:span><text:span text:style-name="Source_20_Text"><text:span text:style-name="T203"> = </text:span></text:span><text:span text:style-name="Source_20_Text"><text:span text:style-name="T253">0x6465766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input_device_default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item</text:span></text:span><text:span text:style-name="Source_20_Text"><text:span text:style-name="T203"> = </text:span></text:span><text:span text:style-name="Source_20_Text"><text:span text:style-name="T253">0x6974656D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item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itmc</text:span></text:span><text:span text:style-name="Source_20_Text"><text:span text:style-name="T203"> = </text:span></text:span><text:span text:style-name="Source_20_Text"><text:span text:style-name="T253">0x69746D6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item_collecti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lens</text:span></text:span><text:span text:style-name="Source_20_Text"><text:span text:style-name="T203"> = </text:span></text:span><text:span text:style-name="Source_20_Text"><text:span text:style-name="T253">0x6C656E7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lens_flar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ligh</text:span></text:span><text:span text:style-name="Source_20_Text"><text:span text:style-name="T203"> = </text:span></text:span><text:span text:style-name="Source_20_Text"><text:span text:style-name="T253">0x6C696768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ligh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gs2</text:span></text:span><text:span text:style-name="Source_20_Text"><text:span text:style-name="T203"> = </text:span></text:span><text:span text:style-name="Source_20_Text"><text:span text:style-name="T253">0x6D67733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light_volum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elec</text:span></text:span><text:span text:style-name="Source_20_Text"><text:span text:style-name="T203"> = </text:span></text:span><text:span text:style-name="Source_20_Text"><text:span text:style-name="T253">0x656C656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lightning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foot</text:span></text:span><text:span text:style-name="Source_20_Text"><text:span text:style-name="T203"> = </text:span></text:span><text:span text:style-name="Source_20_Text"><text:span text:style-name="T253">0x666F6F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material_effect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etr</text:span></text:span><text:span text:style-name="Source_20_Text"><text:span text:style-name="T203"> = </text:span></text:span><text:span text:style-name="Source_20_Text"><text:span text:style-name="T253">0x6D6574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meter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ode</text:span></text:span><text:span text:style-name="Source_20_Text"><text:span text:style-name="T203"> = </text:span></text:span><text:span text:style-name="Source_20_Text"><text:span text:style-name="T253">0x6D6F6465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model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antr</text:span></text:span><text:span text:style-name="Source_20_Text"><text:span text:style-name="T203"> = </text:span></text:span><text:span text:style-name="Source_20_Text"><text:span text:style-name="T253">0x616E74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model_animation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coll</text:span></text:span><text:span text:style-name="Source_20_Text"><text:span text:style-name="T203"> = </text:span></text:span><text:span text:style-name="Source_20_Text"><text:span text:style-name="T253">0x636F6C6C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model_collision_geometry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mply</text:span></text:span><text:span text:style-name="Source_20_Text"><text:span text:style-name="T203"> = </text:span></text:span><text:span text:style-name="Source_20_Text"><text:span text:style-name="T253">0x6D706C7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multiplayer_scenario_descripti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obje</text:span></text:span><text:span text:style-name="Source_20_Text"><text:span text:style-name="T203"> = </text:span></text:span><text:span text:style-name="Source_20_Text"><text:span text:style-name="T253">0x6F626A65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objec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part</text:span></text:span><text:span text:style-name="Source_20_Text"><text:span text:style-name="T203"> = </text:span></text:span><text:span text:style-name="Source_20_Text"><text:span text:style-name="T253">0x706172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articl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pctl</text:span></text:span><text:span text:style-name="Source_20_Text"><text:span text:style-name="T203"> = </text:span></text:span><text:span text:style-name="Source_20_Text"><text:span text:style-name="T253">0x7063746C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article_system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phys</text:span></text:span><text:span text:style-name="Source_20_Text"><text:span text:style-name="T203"> = </text:span></text:span><text:span text:style-name="Source_20_Text"><text:span text:style-name="T253">0x7068797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hysic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plac</text:span></text:span><text:span text:style-name="Source_20_Text"><text:span text:style-name="T203"> = </text:span></text:span><text:span text:style-name="Source_20_Text"><text:span text:style-name="T253">0x706C616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laceholder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pphy</text:span></text:span><text:span text:style-name="Source_20_Text"><text:span text:style-name="T203"> = </text:span></text:span><text:span text:style-name="Source_20_Text"><text:span text:style-name="T253">0x7070687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oint_physic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ngpr</text:span></text:span><text:span text:style-name="Source_20_Text"><text:span text:style-name="T203"> = </text:span></text:span><text:span text:style-name="Source_20_Text"><text:span text:style-name="T253">0x6E6770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references_network_gam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proj</text:span></text:span><text:span text:style-name="Source_20_Text"><text:span text:style-name="T203"> = </text:span></text:span><text:span text:style-name="Source_20_Text"><text:span text:style-name="T253">0x70726F6A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projectil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cnr</text:span></text:span><text:span text:style-name="Source_20_Text"><text:span text:style-name="T203"> = </text:span></text:span><text:span text:style-name="Source_20_Text"><text:span text:style-name="T253">0x73636E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cenario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bsp</text:span></text:span><text:span text:style-name="Source_20_Text"><text:span text:style-name="T203"> = </text:span></text:span><text:span text:style-name="Source_20_Text"><text:span text:style-name="T253">0x73627370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cenario_structure_bsp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cen</text:span></text:span><text:span text:style-name="Source_20_Text"><text:span text:style-name="T203"> = </text:span></text:span><text:span text:style-name="Source_20_Text"><text:span text:style-name="T253">0x7363656E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cenery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hdr</text:span></text:span><text:span text:style-name="Source_20_Text"><text:span text:style-name="T203"> = </text:span></text:span><text:span text:style-name="Source_20_Text"><text:span text:style-name="T253">0x736864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</text:span></text:span></text:p>
      <text:p text:style-name="P15"><text:soft-page-break/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env</text:span></text:span><text:span text:style-name="Source_20_Text"><text:span text:style-name="T203"> = </text:span></text:span><text:span text:style-name="Source_20_Text"><text:span text:style-name="T253">0x73656E76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environmen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oso</text:span></text:span><text:span text:style-name="Source_20_Text"><text:span text:style-name="T203"> = </text:span></text:span><text:span text:style-name="Source_20_Text"><text:span text:style-name="T253">0x736F736F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model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chi</text:span></text:span><text:span text:style-name="Source_20_Text"><text:span text:style-name="T203"> = </text:span></text:span><text:span text:style-name="Source_20_Text"><text:span text:style-name="T253">0x736368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chicago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cex</text:span></text:span><text:span text:style-name="Source_20_Text"><text:span text:style-name="T203"> = </text:span></text:span><text:span text:style-name="Source_20_Text"><text:span text:style-name="T253">0x73636578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chicago_extended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otr</text:span></text:span><text:span text:style-name="Source_20_Text"><text:span text:style-name="T203"> = </text:span></text:span><text:span text:style-name="Source_20_Text"><text:span text:style-name="T253">0x736F74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generic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gla</text:span></text:span><text:span text:style-name="Source_20_Text"><text:span text:style-name="T203"> = </text:span></text:span><text:span text:style-name="Source_20_Text"><text:span text:style-name="T253">0x73676C6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glass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met</text:span></text:span><text:span text:style-name="Source_20_Text"><text:span text:style-name="T203"> = </text:span></text:span><text:span text:style-name="Source_20_Text"><text:span text:style-name="T253">0x736D65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meter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pla</text:span></text:span><text:span text:style-name="Source_20_Text"><text:span text:style-name="T203"> = </text:span></text:span><text:span text:style-name="Source_20_Text"><text:span text:style-name="T253">0x73706C6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plasma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wat</text:span></text:span><text:span text:style-name="Source_20_Text"><text:span text:style-name="T203"> = </text:span></text:span><text:span text:style-name="Source_20_Text"><text:span text:style-name="T253">0x737761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hader_transparent_water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ky</text:span></text:span><text:span text:style-name="Source_20_Text"><text:span text:style-name="T253"> </text:span></text:span><text:span text:style-name="Source_20_Text"><text:span text:style-name="T203"><text:s/>= </text:span></text:span><text:span text:style-name="Source_20_Text"><text:span text:style-name="T253">0x736B7920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ky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nd_</text:span></text:span><text:span text:style-name="Source_20_Text"><text:span text:style-name="T203"> = </text:span></text:span><text:span text:style-name="Source_20_Text"><text:span text:style-name="T253">0x736E642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ound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nde</text:span></text:span><text:span text:style-name="Source_20_Text"><text:span text:style-name="T203"> = </text:span></text:span><text:span text:style-name="Source_20_Text"><text:span text:style-name="T253">0x736E6465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ound_environmen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lsnd</text:span></text:span><text:span text:style-name="Source_20_Text"><text:span text:style-name="T203"> = </text:span></text:span><text:span text:style-name="Source_20_Text"><text:span text:style-name="T253">0x6C736E6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ound_looping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sce</text:span></text:span><text:span text:style-name="Source_20_Text"><text:span text:style-name="T203"> = </text:span></text:span><text:span text:style-name="Source_20_Text"><text:span text:style-name="T253">0x73736365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ound_scenery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boom</text:span></text:span><text:span text:style-name="Source_20_Text"><text:span text:style-name="T203"> = </text:span></text:span><text:span text:style-name="Source_20_Text"><text:span text:style-name="T253">0x626F6F6D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pheroid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tr</text:span></text:span><text:span text:style-name="Source_20_Text"><text:span text:style-name="T40">_</text:span></text:span><text:span text:style-name="Source_20_Text"><text:span text:style-name="T203"> = </text:span></text:span><text:span text:style-name="Source_20_Text"><text:span text:style-name="T253">0x7374722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string_lis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tagc</text:span></text:span><text:span text:style-name="Source_20_Text"><text:span text:style-name="T203"> = </text:span></text:span><text:span text:style-name="Source_20_Text"><text:span text:style-name="T253">0x74616763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tag_collecti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Soul</text:span></text:span><text:span text:style-name="Source_20_Text"><text:span text:style-name="T203"> = </text:span></text:span><text:span text:style-name="Source_20_Text"><text:span text:style-name="T253">0x536F756C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ui_widget_collecti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DeLa</text:span></text:span><text:span text:style-name="Source_20_Text"><text:span text:style-name="T203"> = </text:span></text:span><text:span text:style-name="Source_20_Text"><text:span text:style-name="T253">0x44654C61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ui_widget_definiti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ustr</text:span></text:span><text:span text:style-name="Source_20_Text"><text:span text:style-name="T203"> = </text:span></text:span><text:span text:style-name="Source_20_Text"><text:span text:style-name="T253">0x75737472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unicode_string_lis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unit</text:span></text:span><text:span text:style-name="Source_20_Text"><text:span text:style-name="T203"> = </text:span></text:span><text:span text:style-name="Source_20_Text"><text:span text:style-name="T253">0x756E697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unit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unhi</text:span></text:span><text:span text:style-name="Source_20_Text"><text:span text:style-name="T203"> = </text:span></text:span><text:span text:style-name="Source_20_Text"><text:span text:style-name="T253">0x756E68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unit_hud_interfac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vehi</text:span></text:span><text:span text:style-name="Source_20_Text"><text:span text:style-name="T203"> = </text:span></text:span><text:span text:style-name="Source_20_Text"><text:span text:style-name="T253">0x766568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vehicl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vcky</text:span></text:span><text:span text:style-name="Source_20_Text"><text:span text:style-name="T203"> = </text:span></text:span><text:span text:style-name="Source_20_Text"><text:span text:style-name="T253">0x76636B7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virtual_keyboard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weap</text:span></text:span><text:span text:style-name="Source_20_Text"><text:span text:style-name="T203"> = </text:span></text:span><text:span text:style-name="Source_20_Text"><text:span text:style-name="T253">0x77656170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weapon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wphi</text:span></text:span><text:span text:style-name="Source_20_Text"><text:span text:style-name="T203"> = </text:span></text:span><text:span text:style-name="Source_20_Text"><text:span text:style-name="T253">0x77706869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weapon_hud_interface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rain</text:span></text:span><text:span text:style-name="Source_20_Text"><text:span text:style-name="T203"> = </text:span></text:span><text:span text:style-name="Source_20_Text"><text:span text:style-name="T253">0x7261696E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weather_particle_system</text:span></text:span></text:p>
      <text:p text:style-name="P15"><text:span text:style-name="Source_20_Text"><text:span text:style-name="T253"><text:s text:c="4"/></text:span></text:span><text:span text:style-name="Source_20_Text"><text:span text:style-name="T38">tagcls_</text:span></text:span><text:span text:style-name="Source_20_Text"><text:span text:style-name="T39">wind</text:span></text:span><text:span text:style-name="Source_20_Text"><text:span text:style-name="T203"> = </text:span></text:span><text:span text:style-name="Source_20_Text"><text:span text:style-name="T253">0x77696E64</text:span></text:span><text:span text:style-name="Source_20_Text"><text:span text:style-name="T254">,</text:span></text:span><text:span text:style-name="Source_20_Text"><text:span text:style-name="T253"> <text:s/></text:span></text:span><text:span text:style-name="Source_20_Text"><text:span text:style-name="T147">// wind</text:span></text:span></text:p>
      <text:p text:style-name="P15"><text:span text:style-name="Source_20_Text"><text:span text:style-name="T255"><text:s text:c="4"/></text:span></text:span><text:span text:style-name="Source_20_Text"><text:span text:style-name="T38">tagcls_none</text:span></text:span><text:span text:style-name="Source_20_Text"><text:span text:style-name="T204"> = </text:span></text:span><text:span text:style-name="Source_20_Text"><text:span text:style-name="T255">0xFFFFFFFF</text:span></text:span><text:span text:style-name="Source_20_Text"><text:span text:style-name="T254">,</text:span></text:span><text:span text:style-name="Source_20_Text"><text:span text:style-name="T255"> <text:s/></text:span></text:span><text:span text:style-name="Source_20_Text"><text:span text:style-name="T148">// nothing</text:span></text:span></text:p>
      <text:p text:style-name="P2"><text:span text:style-name="Source_20_Text"><text:span text:style-name="T314"><text:s text:c="4"/>} </text:span></text:span><text:span text:style-name="Source_20_Text"><text:span text:style-name="T37">TagClass</text:span></text:span><text:span text:style-name="Source_20_Text"><text:span text:style-name="T313">;</text:span></text:span></text:p>
      <text:p text:style-name="P1"><text:span text:style-name="Source_20_Text"><text:span text:style-name="T312"/></text:span></text:p>
      <text:p text:style-name="P1"><text:span text:style-name="Source_20_Text"><text:span text:style-name="T312"/></text:span></text:p>
      <text:p text:style-name="P7"><text:span text:style-name="Source_20_Text"><text:span text:style-name="T297">enum </text:span></text:span><text:span text:style-name="Source_20_Text"><text:span text:style-name="T298">class </text:span></text:span><text:span text:style-name="Source_20_Text"><text:span text:style-name="T37">EngineID</text:span></text:span><text:span text:style-name="Source_20_Text"><text:span text:style-name="T313"> : </text:span></text:span><text:span text:style-name="Source_20_Text"><text:span text:style-name="T37">BUEnum32</text:span></text:span><text:span text:style-name="Source_20_Text"><text:span text:style-name="T313"> { <text:s/></text:span></text:span><text:span text:style-name="Source_20_Text"><text:span text:style-name="T146">// FourCC value</text:span></text:span></text:p>
      <text:p text:style-name="P3"><text:span text:style-name="Source_20_Text"><text:span text:style-name="T315"><text:s text:c="4"/></text:span></text:span><text:span text:style-name="Source_20_Text"><text:span text:style-name="T39">engine_id_blam</text:span></text:span><text:span text:style-name="Source_20_Text"><text:span text:style-name="T278"> = </text:span></text:span><text:span text:style-name="Source_20_Text"><text:span text:style-name="T315">0x6D616C62 <text:s/></text:span></text:span><text:span text:style-name="Source_20_Text"><text:span text:style-name="T147">// <text:s/>Halo 1 engine id</text:span></text:span></text:p>
      <text:p text:style-name="P4"><text:span text:style-name="Source_20_Text"><text:span text:style-name="T316"><text:s text:c="4"/>} </text:span></text:span><text:span text:style-name="Source_20_Text"><text:span text:style-name="T41">EngineID</text:span></text:span><text:span text:style-name="Source_20_Text"><text:span text:style-name="T316">;</text:span></text:span></text:p>
      <text:p text:style-name="P1"><text:span text:style-name="Source_20_Text"><text:span text:style-name="T312"/></text:span></text:p>
      <text:p text:style-name="P1"><text:span text:style-name="Source_20_Text"><text:span text:style-name="T312"/></text:span></text:p>
      <text:p text:style-name="P48"><text:span text:style-name="Source_20_Text"><text:span text:style-name="T161">/</text:span></text:span><text:span text:style-name="Source_20_Text"><text:span text:style-name="T191">*</text:span></text:span><text:span text:style-name="Source_20_Text"><text:span text:style-name="T175"> </text:span></text:span><text:span text:style-name="Source_20_Text"><text:span text:style-name="T191">TagHeaders are </text:span></text:span><text:span text:style-name="Source_20_Text"><text:span text:style-name="T181">only used </text:span></text:span><text:span text:style-name="Source_20_Text"><text:span text:style-name="T191">at the start of a tagfile to specify the</text:span></text:span></text:p>
      <text:p text:style-name="P48"><text:span text:style-name="Source_20_Text"><text:span text:style-name="T191">** type of tag and provide integrity checks for tools parsing it.*/</text:span></text:span></text:p>
      <text:p text:style-name="P9"><text:span text:style-name="Source_20_Text"><text:span text:style-name="T299">typedef </text:span></text:span><text:span text:style-name="Source_20_Text"><text:span text:style-name="T300">struct</text:span></text:span><text:span text:style-name="Source_20_Text"><text:span text:style-name="T319"> </text:span></text:span><text:span text:style-name="Source_20_Text"><text:span text:style-name="T44">TagHeader</text:span></text:span><text:span text:style-name="Source_20_Text"><text:span text:style-name="T319"> {</text:span></text:span></text:p>
      <text:p text:style-name="P1"><text:span text:style-name="Source_20_Text"><text:span text:style-name="T320"><text:s text:c="4"/></text:span></text:span><text:span text:style-name="Source_20_Text"><text:span text:style-name="T45">Pad</text:span></text:span><text:span text:style-name="Source_20_Text"><text:span text:style-name="T320">[</text:span></text:span><text:span text:style-name="Source_20_Text"><text:span text:style-name="T304">36</text:span></text:span><text:span text:style-name="Source_20_Text"><text:span text:style-name="T320">]<text:tab/></text:span></text:span><text:span text:style-name="Source_20_Text"><text:span text:style-name="T326"><text:tab/></text:span></text:span><text:span text:style-name="Source_20_Text"><text:span text:style-name="T320">pad0;</text:span></text:span></text:p>
      <text:p text:style-name="P5"><text:span text:style-name="Source_20_Text"><text:span text:style-name="T320"><text:s text:c="4"/></text:span></text:span><text:span text:style-name="Source_20_Text"><text:span text:style-name="T45">TagClass</text:span></text:span><text:span text:style-name="Source_20_Text"><text:span text:style-name="T320"><text:tab/>tag_class;</text:span></text:span></text:p>
      <text:p text:style-name="P1"><text:span text:style-name="Source_20_Text"><text:span text:style-name="T320"><text:s text:c="4"/></text:span></text:span><text:span text:style-name="Source_20_Text"><text:span text:style-name="T45">UInt32</text:span></text:span><text:span text:style-name="Source_20_Text"><text:span text:style-name="T320"><text:tab/></text:span></text:span><text:span text:style-name="Source_20_Text"><text:span text:style-name="T326"><text:tab/></text:span></text:span><text:span text:style-name="Source_20_Text"><text:span text:style-name="T320">checksum;</text:span></text:span></text:p>
      <text:p text:style-name="P19"><text:span text:style-name="Source_20_Text"><text:span text:style-name="T320"><text:s text:c="4"/></text:span></text:span><text:span text:style-name="Source_20_Text"><text:span text:style-name="T45">UInt32</text:span></text:span><text:span text:style-name="Source_20_Text"><text:span text:style-name="T320"><text:tab/></text:span></text:span><text:span text:style-name="Source_20_Text"><text:span text:style-name="T326"><text:tab/></text:span></text:span><text:span text:style-name="Source_20_Text"><text:span text:style-name="T320">header_size; <text:s/></text:span></text:span><text:span text:style-name="Source_20_Text"><text:span text:style-name="T155">// </text:span></text:span><text:span text:style-name="Source_20_Text"><text:span text:style-name="T156">always</text:span></text:span><text:span text:style-name="Source_20_Text"><text:span text:style-name="T155"> == 64</text:span></text:span></text:p>
      <text:p text:style-name="P1"><text:span text:style-name="Source_20_Text"><text:span text:style-name="T320"><text:s text:c="4"/></text:span></text:span><text:span text:style-name="Source_20_Text"><text:span text:style-name="T45">Pad</text:span></text:span><text:span text:style-name="Source_20_Text"><text:span text:style-name="T320">[</text:span></text:span><text:span text:style-name="Source_20_Text"><text:span text:style-name="T304">8</text:span></text:span><text:span text:style-name="Source_20_Text"><text:span text:style-name="T320">]<text:tab/></text:span></text:span><text:span text:style-name="Source_20_Text"><text:span text:style-name="T326"><text:tab/></text:span></text:span><text:span text:style-name="Source_20_Text"><text:span text:style-name="T320">pad1;</text:span></text:span></text:p>
      <text:p text:style-name="P5"><text:span text:style-name="Source_20_Text"><text:span text:style-name="T320"><text:s text:c="4"/></text:span></text:span><text:span text:style-name="Source_20_Text"><text:span text:style-name="T45">UInt16</text:span></text:span><text:span text:style-name="Source_20_Text"><text:span text:style-name="T320"><text:tab/></text:span></text:span><text:span text:style-name="Source_20_Text"><text:span text:style-name="T326"><text:tab/></text:span></text:span><text:span text:style-name="Source_20_Text"><text:span text:style-name="T320">tag_version; <text:s/></text:span></text:span><text:span text:style-name="Source_20_Text"><text:span text:style-name="T155">/</text:span></text:span><text:span text:style-name="Source_20_Text"><text:span text:style-name="T157">*</text:span></text:span><text:span text:style-name="Source_20_Text"><text:span text:style-name="T155"> </text:span></text:span><text:span text:style-name="Source_20_Text"><text:span text:style-name="T158">value</text:span></text:span><text:span text:style-name="Source_20_Text"><text:span text:style-name="T155"> depends on the tag_class</text:span></text:span><text:span text:style-name="Source_20_Text"><text:span text:style-name="T157">.</text:span></text:span></text:p>
      <text:p text:style-name="P28"><text:span text:style-name="Source_20_Text"><text:span text:style-name="T157"><text:s text:c="4"/>** </text:span></text:span><text:span text:style-name="Source_20_Text"><text:span text:style-name="T158">tag_version must be set properly or the tag will be</text:span></text:span></text:p>
      <text:p text:style-name="P29"><text:span text:style-name="Source_20_Text"><text:span text:style-name="T158"><text:s text:c="4"/>** considered corrupt by all of the HEK tools.*/</text:span></text:span></text:p>
      <text:p text:style-name="P1"><text:span text:style-name="Source_20_Text"><text:span text:style-name="T320"><text:s text:c="4"/></text:span></text:span><text:span text:style-name="Source_20_Text"><text:span text:style-name="T45">UInt8</text:span></text:span><text:span text:style-name="Source_20_Text"><text:span text:style-name="T320"><text:tab/><text:tab/>integrity0; <text:s text:c="2"/></text:span></text:span><text:span text:style-name="Source_20_Text"><text:span text:style-name="T155">// </text:span></text:span><text:span text:style-name="Source_20_Text"><text:span text:style-name="T156">always</text:span></text:span><text:span text:style-name="Source_20_Text"><text:span text:style-name="T155"> == 0x00</text:span></text:span></text:p>
      <text:p text:style-name="P17"><text:span text:style-name="Source_20_Text"><text:span text:style-name="T320"><text:s text:c="4"/></text:span></text:span><text:span text:style-name="Source_20_Text"><text:span text:style-name="T45">UInt8</text:span></text:span><text:span text:style-name="Source_20_Text"><text:span text:style-name="T320"><text:tab/><text:tab/>integrity1; <text:s text:c="2"/></text:span></text:span><text:span text:style-name="Source_20_Text"><text:span text:style-name="T155">// </text:span></text:span><text:span text:style-name="Source_20_Text"><text:span text:style-name="T156">always</text:span></text:span><text:span text:style-name="Source_20_Text"><text:span text:style-name="T155"> == 0xFF</text:span></text:span></text:p>
      <text:p text:style-name="P18"><text:span text:style-name="Source_20_Text"><text:span text:style-name="T320"><text:s text:c="4"/></text:span></text:span><text:span text:style-name="Source_20_Text"><text:span text:style-name="T45">EngineID</text:span></text:span><text:span text:style-name="Source_20_Text"><text:span text:style-name="T320"><text:tab/>engine_id; <text:s text:c="3"/></text:span></text:span><text:span text:style-name="Source_20_Text"><text:span text:style-name="T155">// </text:span></text:span><text:span text:style-name="Source_20_Text"><text:span text:style-name="T156">always</text:span></text:span><text:span text:style-name="Source_20_Text"><text:span text:style-name="T155"> == </text:span></text:span><text:span text:style-name="Source_20_Text"><text:span text:style-name="T159">engine_id_</text:span></text:span><text:span text:style-name="Source_20_Text"><text:span text:style-name="T155">blam</text:span></text:span></text:p>
      <text:p text:style-name="P23"><text:span text:style-name="Source_20_Text"><text:span text:style-name="T320"><text:s text:c="4"/>} </text:span></text:span><text:span text:style-name="Source_20_Text"><text:span text:style-name="T45">TagHeader</text:span></text:span><text:span text:style-name="Source_20_Text"><text:span text:style-name="T320">; <text:s/></text:span></text:span><text:span text:style-name="Source_20_Text"><text:span text:style-name="T153">// </text:span></text:span><text:span text:style-name="Source_20_Text"><text:span text:style-name="T154">struct </text:span></text:span><text:span text:style-name="Source_20_Text"><text:span text:style-name="T153">size == </text:span></text:span><text:span text:style-name="Source_20_Text"><text:span text:style-name="T160">6</text:span></text:span><text:span text:style-name="Source_20_Text"><text:span text:style-name="T153">4 bytes</text:span></text:span></text:p>
      <text:p text:style-name="P23"><text:span text:style-name="Source_20_Text"><text:span text:style-name="T312"/></text:span></text:p>
      <text:p text:style-name="P23"><text:span text:style-name="Source_20_Text"><text:span text:style-name="T312"/></text:span></text:p>
      <text:p text:style-name="P23"><text:span text:style-name="Source_20_Text"><text:span text:style-name="T299">typedef </text:span></text:span><text:span text:style-name="Source_20_Text"><text:span text:style-name="T300">struct</text:span></text:span><text:span text:style-name="Source_20_Text"><text:span text:style-name="T319"> </text:span></text:span><text:span text:style-name="Source_20_Text"><text:span text:style-name="T44">Reflexive</text:span></text:span><text:span text:style-name="Source_20_Text"><text:span text:style-name="T319"> {</text:span></text:span></text:p>
      <text:p text:style-name="P23"><text:span text:style-name="Source_20_Text"><text:span text:style-name="T319"><text:s text:c="4"/></text:span></text:span><text:span text:style-name="Source_20_Text"><text:span text:style-name="T44">SInt32</text:span></text:span><text:span text:style-name="Source_20_Text"><text:span text:style-name="T319"><text:tab/>size;<text:tab/></text:span></text:span><text:span text:style-name="Source_20_Text"><text:span text:style-name="T327"> <text:s text:c="3"/></text:span></text:span><text:span text:style-name="Source_20_Text"><text:span text:style-name="T161">// number of structs in the array</text:span></text:span><text:span text:style-name="Source_20_Text"><text:span text:style-name="T162">.</text:span></text:span></text:p>
      <text:p text:style-name="P23"><text:span text:style-name="Source_20_Text"><text:span text:style-name="T319"><text:s text:c="4"/></text:span></text:span><text:span text:style-name="Source_20_Text"><text:span text:style-name="T44">UInt32</text:span></text:span><text:span text:style-name="Source_20_Text"><text:span text:style-name="T319"><text:tab/>pointer; <text:s/></text:span></text:span><text:span text:style-name="Source_20_Text"><text:span text:style-name="T161">// pointer to the array(in</text:span></text:span><text:span text:style-name="Source_20_Text"><text:span text:style-name="T185">side</text:span></text:span><text:span text:style-name="Source_20_Text"><text:span text:style-name="T161"> a map only)</text:span></text:span></text:p>
      <text:p text:style-name="P72"><text:span text:style-name="Source_20_Text"><text:span text:style-name="T319"><text:s text:c="4"/></text:span></text:span><text:span text:style-name="Source_20_Text"><text:span text:style-name="T44">UInt32</text:span></text:span><text:span text:style-name="Source_20_Text"><text:span text:style-name="T319"><text:tab/>id;</text:span></text:span><text:span text:style-name="Source_20_Text"><text:span text:style-name="T181"> <text:s/></text:span></text:span><text:span text:style-name="Source_20_Text"><text:span text:style-name="T185"><text:s text:c="5"/></text:span></text:span><text:span text:style-name="Source_20_Text"><text:span text:style-name="T181">// only used in</text:span></text:span><text:span text:style-name="Source_20_Text"><text:span text:style-name="T183">side</text:span></text:span><text:span text:style-name="Source_20_Text"><text:span text:style-name="T181"> a map</text:span></text:span><text:span text:style-name="Source_20_Text"><text:span text:style-name="T201">(purpose unknown).</text:span></text:span></text:p>
      <text:p text:style-name="P32"><text:span text:style-name="Source_20_Text"><text:span text:style-name="T319"><text:s text:c="4"/>} </text:span></text:span><text:span text:style-name="Source_20_Text"><text:span text:style-name="T44">Reflexive</text:span></text:span><text:span text:style-name="Source_20_Text"><text:span text:style-name="T319">; <text:s/></text:span></text:span><text:span text:style-name="Source_20_Text"><text:span text:style-name="T153">// </text:span></text:span><text:span text:style-name="Source_20_Text"><text:span text:style-name="T154">struct </text:span></text:span><text:span text:style-name="Source_20_Text"><text:span text:style-name="T153">size == </text:span></text:span><text:span text:style-name="Source_20_Text"><text:span text:style-name="T160">12</text:span></text:span><text:span text:style-name="Source_20_Text"><text:span text:style-name="T153"> bytes</text:span></text:span></text:p>
      <text:p text:style-name="P79"><text:soft-page-break/></text:p>
      <text:p text:style-name="P79"/>
      <text:p text:style-name="P32"><text:span text:style-name="Source_20_Text"><text:span text:style-name="T299">typedef </text:span></text:span><text:span text:style-name="Source_20_Text"><text:span text:style-name="T300">s</text:span></text:span><text:span text:style-name="Source_20_Text"><text:span text:style-name="T296">truct</text:span></text:span><text:span text:style-name="Source_20_Text"><text:span text:style-name="T317"> </text:span></text:span><text:span text:style-name="Source_20_Text"><text:span text:style-name="T42">T</text:span></text:span><text:span text:style-name="Source_20_Text"><text:span text:style-name="T36">ag</text:span></text:span><text:span text:style-name="Source_20_Text"><text:span text:style-name="T43">I</text:span></text:span><text:span text:style-name="Source_20_Text"><text:span text:style-name="T36">d</text:span></text:span><text:span text:style-name="Source_20_Text"><text:span text:style-name="T317"> </text:span></text:span><text:span text:style-name="Source_20_Text"><text:span text:style-name="T312">{</text:span></text:span></text:p>
      <text:p text:style-name="P32"><text:span text:style-name="Source_20_Text"><text:span text:style-name="T149"><text:s text:c="4"/>/</text:span></text:span><text:span text:style-name="Source_20_Text"><text:span text:style-name="T150">*</text:span></text:span><text:span text:style-name="Source_20_Text"><text:span text:style-name="T149"> For all intents and purposes, this is what this struct looks</text:span></text:span></text:p>
      <text:p text:style-name="P32"><text:span text:style-name="Source_20_Text"><text:span text:style-name="T149"><text:s text:c="4"/></text:span></text:span><text:span text:style-name="Source_20_Text"><text:span text:style-name="T150">**</text:span></text:span><text:span text:style-name="Source_20_Text"><text:span text:style-name="T149"> like</text:span></text:span><text:span text:style-name="Source_20_Text"><text:span text:style-name="T151">.</text:span></text:span><text:span text:style-name="Source_20_Text"><text:span text:style-name="T149"> </text:span></text:span><text:span text:style-name="Source_20_Text"><text:span text:style-name="T151">Y</text:span></text:span><text:span text:style-name="Source_20_Text"><text:span text:style-name="T149">ou should know </text:span></text:span><text:span text:style-name="Source_20_Text"><text:span text:style-name="T151">however, </text:span></text:span><text:span text:style-name="Source_20_Text"><text:span text:style-name="T149">that it is TECHNICALLY just a</text:span></text:span></text:p>
      <text:p text:style-name="P32"><text:span text:style-name="Source_20_Text"><text:span text:style-name="T149"><text:s text:c="4"/></text:span></text:span><text:span text:style-name="Source_20_Text"><text:span text:style-name="T150">**</text:span></text:span><text:span text:style-name="Source_20_Text"><text:span text:style-name="T149"> single UInt32, </text:span></text:span><text:span text:style-name="Source_20_Text"><text:span text:style-name="T186">and</text:span></text:span><text:span text:style-name="Source_20_Text"><text:span text:style-name="T149"> the UInt16's </text:span></text:span><text:span text:style-name="Source_20_Text"><text:span text:style-name="T186">are </text:span></text:span><text:span text:style-name="Source_20_Text"><text:span text:style-name="T149">masked off whenever they are</text:span></text:span></text:p>
      <text:p text:style-name="P32"><text:span text:style-name="Source_20_Text"><text:span text:style-name="T149"><text:s text:c="4"/></text:span></text:span><text:span text:style-name="Source_20_Text"><text:span text:style-name="T150">**</text:span></text:span><text:span text:style-name="Source_20_Text"><text:span text:style-name="T149"> individually needed. I found this out by looking at Halo 2 map</text:span></text:span></text:p>
      <text:p text:style-name="P32"><text:span text:style-name="Source_20_Text"><text:span text:style-name="T149"><text:s text:c="4"/></text:span></text:span><text:span text:style-name="Source_20_Text"><text:span text:style-name="T150">**</text:span></text:span><text:span text:style-name="Source_20_Text"><text:span text:style-name="T149"> files, where the order and endianness of these UInt16's are</text:span></text:span></text:p>
      <text:p text:style-name="P32"><text:span text:style-name="Source_20_Text"><text:span text:style-name="T149"><text:s text:c="4"/></text:span></text:span><text:span text:style-name="Source_20_Text"><text:span text:style-name="T150">**</text:span></text:span><text:span text:style-name="Source_20_Text"><text:span text:style-name="T149"> swapped, which would only be if a TagID is a single UInt32.</text:span></text:span></text:p>
      <text:p text:style-name="P32"><text:span text:style-name="Source_20_Text"><text:span text:style-name="T152"><text:s text:c="4"/></text:span></text:span><text:span text:style-name="Source_20_Text"><text:span text:style-name="T150">**</text:span></text:span><text:span text:style-name="Source_20_Text"><text:span text:style-name="T152"> </text:span></text:span><text:span text:style-name="Source_20_Text"><text:span text:style-name="T145">tag_table_index</text:span></text:span><text:span text:style-name="Source_20_Text"><text:span text:style-name="T152"> is the index into the tag_index you will find</text:span></text:span></text:p>
      <text:p text:style-name="P32"><text:span text:style-name="Source_20_Text"><text:span text:style-name="T152"><text:s text:c="4"/></text:span></text:span><text:span text:style-name="Source_20_Text"><text:span text:style-name="T150">**</text:span></text:span><text:span text:style-name="Source_20_Text"><text:span text:style-name="T152"> the tag at. </text:span></text:span><text:span text:style-name="Source_20_Text"><text:span text:style-name="T145">table_index</text:span></text:span><text:span text:style-name="Source_20_Text"><text:span text:style-name="T152"> is related, </text:span></text:span><text:span text:style-name="Source_20_Text"><text:span text:style-name="T187">but </text:span></text:span><text:span text:style-name="Source_20_Text"><text:span text:style-name="T152">its use is unknown.</text:span></text:span><text:span text:style-name="Source_20_Text"><text:span text:style-name="T150">*/</text:span></text:span></text:p>
      <text:p text:style-name="P47"><text:span text:style-name="Source_20_Text"><text:span text:style-name="T312"><text:s text:c="4"/></text:span></text:span><text:span text:style-name="Source_20_Text"><text:span text:style-name="T36">UInt16</text:span></text:span><text:span text:style-name="Source_20_Text"><text:span text:style-name="T312"><text:tab/>tag_table_index</text:span></text:span><text:span text:style-name="Source_20_Text"><text:span text:style-name="T318">;</text:span></text:span><text:span text:style-name="Source_20_Text"><text:span text:style-name="T190"><text:tab/></text:span></text:span><text:span text:style-name="Source_20_Text"><text:span text:style-name="T161">//</text:span></text:span><text:span text:style-name="Source_20_Text"><text:span text:style-name="T175"> </text:span></text:span><text:span text:style-name="Source_20_Text"><text:span text:style-name="T181">o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47"><text:span text:style-name="Source_20_Text"><text:span text:style-name="T312"><text:s text:c="4"/></text:span></text:span><text:span text:style-name="Source_20_Text"><text:span text:style-name="T36">UInt16</text:span></text:span><text:span text:style-name="Source_20_Text"><text:span text:style-name="T312"><text:tab/>table_index</text:span></text:span><text:span text:style-name="Source_20_Text"><text:span text:style-name="T318">;</text:span></text:span><text:span text:style-name="Source_20_Text"><text:span text:style-name="T330"><text:tab/></text:span></text:span><text:span text:style-name="Source_20_Text"><text:span text:style-name="T161">//</text:span></text:span><text:span text:style-name="Source_20_Text"><text:span text:style-name="T175"> </text:span></text:span><text:span text:style-name="Source_20_Text"><text:span text:style-name="T181">o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32"><text:span text:style-name="Source_20_Text"><text:span text:style-name="T145"><text:s text:c="4"/></text:span></text:span><text:span text:style-name="Source_20_Text"><text:span text:style-name="T251">}</text:span></text:span><text:span text:style-name="Source_20_Text"><text:span text:style-name="T180"> </text:span></text:span><text:span text:style-name="Source_20_Text"><text:span text:style-name="T42">T</text:span></text:span><text:span text:style-name="Source_20_Text"><text:span text:style-name="T36">ag</text:span></text:span><text:span text:style-name="Source_20_Text"><text:span text:style-name="T43">I</text:span></text:span><text:span text:style-name="Source_20_Text"><text:span text:style-name="T36">d</text:span></text:span><text:span text:style-name="Source_20_Text"><text:span text:style-name="T262">;</text:span></text:span><text:span text:style-name="Source_20_Text"><text:span text:style-name="T153"> <text:s/>// </text:span></text:span><text:span text:style-name="Source_20_Text"><text:span text:style-name="T154">struct </text:span></text:span><text:span text:style-name="Source_20_Text"><text:span text:style-name="T153">size == 4 bytes</text:span></text:span></text:p>
      <text:p text:style-name="P23"><text:span text:style-name="Source_20_Text"><text:span text:style-name="T312"/></text:span></text:p>
      <text:p text:style-name="P96"/>
      <text:p text:style-name="P23"><text:span text:style-name="Source_20_Text"><text:span text:style-name="T299">typedef </text:span></text:span><text:span text:style-name="Source_20_Text"><text:span text:style-name="T300">struct</text:span></text:span><text:span text:style-name="Source_20_Text"><text:span text:style-name="T319"> </text:span></text:span><text:span text:style-name="Source_20_Text"><text:span text:style-name="T44">TagRef</text:span></text:span><text:span text:style-name="Source_20_Text"><text:span text:style-name="T319"> {</text:span></text:span></text:p>
      <text:p text:style-name="P23"><text:span text:style-name="Source_20_Text"><text:span text:style-name="T319"><text:s text:c="4"/></text:span></text:span><text:span text:style-name="Source_20_Text"><text:span text:style-name="T44">TagClass</text:span></text:span><text:span text:style-name="Source_20_Text"><text:span text:style-name="T52"><text:tab/></text:span></text:span><text:span text:style-name="Source_20_Text"><text:span text:style-name="T319">class;</text:span></text:span></text:p>
      <text:p text:style-name="P39"><text:span text:style-name="Source_20_Text"><text:span text:style-name="T319"><text:s text:c="4"/></text:span></text:span><text:span text:style-name="Source_20_Text"><text:span text:style-name="T44">SInt32</text:span></text:span><text:span text:style-name="Source_20_Text"><text:span text:style-name="T49"><text:tab/></text:span></text:span><text:span text:style-name="Source_20_Text"><text:span text:style-name="T52"><text:tab/></text:span></text:span><text:span text:style-name="Source_20_Text"><text:span text:style-name="T319">path_pointer;</text:span></text:span><text:span text:style-name="Source_20_Text"><text:span text:style-name="T331"><text:tab/></text:span></text:span><text:span text:style-name="Source_20_Text"><text:span text:style-name="T181">// o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25"><text:span text:style-name="Source_20_Text"><text:span text:style-name="T321"><text:s text:c="3"/></text:span></text:span><text:span text:style-name="Source_20_Text"><text:span text:style-name="T163"><text:s/>/* </text:span></text:span><text:span text:style-name="Source_20_Text"><text:span text:style-name="T164">In a tagfile, </text:span></text:span><text:span text:style-name="Source_20_Text"><text:span text:style-name="T165">path_length specifies the number of characters</text:span></text:span></text:p>
      <text:p text:style-name="P26"><text:span text:style-name="Source_20_Text"><text:span text:style-name="T165"><text:s text:c="4"/>** in the</text:span></text:span><text:span text:style-name="Source_20_Text"><text:span text:style-name="T164"> </text:span></text:span><text:span text:style-name="Source_20_Text"><text:span text:style-name="T165">string(excluding the 0x00 delimiter on the end).</text:span></text:span></text:p>
      <text:p text:style-name="P26"><text:span text:style-name="Source_20_Text"><text:span text:style-name="T164"><text:s text:c="4"/>** If the string is empty(because the TagRef references nothing)</text:span></text:span></text:p>
      <text:p text:style-name="P26"><text:span text:style-name="Source_20_Text"><text:span text:style-name="T163"><text:s text:c="4"/>** </text:span></text:span><text:span text:style-name="Source_20_Text"><text:span text:style-name="T164">then </text:span></text:span><text:span text:style-name="Source_20_Text"><text:span text:style-name="T163">the string wont even have the 0x00 delimiter.</text:span></text:span></text:p>
      <text:p text:style-name="P26"><text:span text:style-name="Source_20_Text"><text:span text:style-name="T164"><text:s text:c="4"/>** </text:span></text:span><text:span text:style-name="Source_20_Text"><text:span text:style-name="T163">This means the</text:span></text:span><text:span text:style-name="Source_20_Text"><text:span text:style-name="T164"> number of bytes the </text:span></text:span><text:span text:style-name="Source_20_Text"><text:span text:style-name="T166">tag path </text:span></text:span><text:span text:style-name="Source_20_Text"><text:span text:style-name="T164">string</text:span></text:span></text:p>
      <text:p text:style-name="P27"><text:span text:style-name="Source_20_Text"><text:span text:style-name="T164"><text:s text:c="4"/>** consists of is</text:span></text:span><text:span text:style-name="Source_20_Text"><text:span text:style-name="T166"> </text:span></text:span><text:span text:style-name="Source_20_Text"><text:span text:style-name="T164">either 0, or path_length + 1 </text:span></text:span><text:span text:style-name="Source_20_Text"><text:span text:style-name="T163">*/</text:span></text:span></text:p>
      <text:p text:style-name="P38"><text:span text:style-name="Source_20_Text"><text:span text:style-name="T319"><text:s text:c="4"/></text:span></text:span><text:span text:style-name="Source_20_Text"><text:span text:style-name="T44">SInt32</text:span></text:span><text:span text:style-name="Source_20_Text"><text:span text:style-name="T319"><text:tab/></text:span></text:span><text:span text:style-name="Source_20_Text"><text:span text:style-name="T328"><text:tab/></text:span></text:span><text:span text:style-name="Source_20_Text"><text:span text:style-name="T319">path_length;</text:span></text:span><text:span text:style-name="Source_20_Text"><text:span text:style-name="T331"><text:tab/></text:span></text:span><text:span text:style-name="Source_20_Text"><text:span text:style-name="T181">// only used </text:span></text:span><text:span text:style-name="Source_20_Text"><text:span text:style-name="T182">outside</text:span></text:span><text:span text:style-name="Source_20_Text"><text:span text:style-name="T181"> a map</text:span></text:span><text:span text:style-name="Source_20_Text"><text:span text:style-name="T183">?</text:span></text:span></text:p>
      <text:p text:style-name="P37"><text:span text:style-name="Source_20_Text"><text:span text:style-name="T319"><text:s text:c="4"/></text:span></text:span><text:span text:style-name="Source_20_Text"><text:span text:style-name="T44">T</text:span></text:span><text:span text:style-name="Source_20_Text"><text:span text:style-name="T36">ag</text:span></text:span><text:span text:style-name="Source_20_Text"><text:span text:style-name="T43">I</text:span></text:span><text:span text:style-name="Source_20_Text"><text:span text:style-name="T36">d</text:span></text:span><text:span text:style-name="Source_20_Text"><text:span text:style-name="T322"><text:tab/></text:span></text:span><text:span text:style-name="Source_20_Text"><text:span text:style-name="T328"><text:tab/></text:span></text:span><text:span text:style-name="Source_20_Text"><text:span text:style-name="T322">id;</text:span></text:span><text:span text:style-name="Source_20_Text"><text:span text:style-name="T331"><text:tab/><text:tab/><text:tab/></text:span></text:span><text:span text:style-name="Source_20_Text"><text:span text:style-name="T181">// o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24"><text:span text:style-name="Source_20_Text"><text:span text:style-name="T319"><text:s text:c="4"/>} </text:span></text:span><text:span text:style-name="Source_20_Text"><text:span text:style-name="T44">TagRef</text:span></text:span><text:span text:style-name="Source_20_Text"><text:span text:style-name="T256">;</text:span></text:span><text:span text:style-name="Source_20_Text"><text:span text:style-name="T161"> <text:s/></text:span></text:span><text:span text:style-name="Source_20_Text"><text:span text:style-name="T153">// </text:span></text:span><text:span text:style-name="Source_20_Text"><text:span text:style-name="T154">struct </text:span></text:span><text:span text:style-name="Source_20_Text"><text:span text:style-name="T153">size == </text:span></text:span><text:span text:style-name="Source_20_Text"><text:span text:style-name="T160">16</text:span></text:span><text:span text:style-name="Source_20_Text"><text:span text:style-name="T153"> bytes</text:span></text:span></text:p>
      <text:p text:style-name="P1"><text:span text:style-name="Source_20_Text"><text:span text:style-name="T312"/></text:span></text:p>
      <text:p text:style-name="P1"><text:span text:style-name="Source_20_Text"><text:span text:style-name="T312"/></text:span></text:p>
      <text:p text:style-name="P1"><text:span text:style-name="Source_20_Text"><text:span text:style-name="T299">typedef </text:span></text:span><text:span text:style-name="Source_20_Text"><text:span text:style-name="T300">struct</text:span></text:span><text:span text:style-name="Source_20_Text"><text:span text:style-name="T319"> </text:span></text:span><text:span text:style-name="Source_20_Text"><text:span text:style-name="T44">RawdataRef</text:span></text:span><text:span text:style-name="Source_20_Text"><text:span text:style-name="T319"> {</text:span></text:span></text:p>
      <text:p text:style-name="P11"><text:span text:style-name="Source_20_Text"><text:span text:style-name="T319"><text:s text:c="4"/></text:span></text:span><text:span text:style-name="Source_20_Text"><text:span text:style-name="T44">SInt32</text:span></text:span><text:span text:style-name="Source_20_Text"><text:span text:style-name="T319"><text:tab/>size;</text:span></text:span></text:p>
      <text:p text:style-name="P22"><text:span text:style-name="Source_20_Text"><text:span text:style-name="T323"><text:s text:c="4"/></text:span></text:span><text:span text:style-name="Source_20_Text"><text:span text:style-name="T167">/</text:span></text:span><text:span text:style-name="Source_20_Text"><text:span text:style-name="T168">*</text:span></text:span><text:span text:style-name="Source_20_Text"><text:span text:style-name="T167"> </text:span></text:span><text:span text:style-name="Source_20_Text"><text:span text:style-name="T169">T</text:span></text:span><text:span text:style-name="Source_20_Text"><text:span text:style-name="T167">his flag is used to determine if </text:span></text:span><text:span text:style-name="Source_20_Text"><text:span text:style-name="T170">the</text:span></text:span><text:span text:style-name="Source_20_Text"><text:span text:style-name="T167"> </text:span></text:span><text:span text:style-name="Source_20_Text"><text:span text:style-name="T170">raw</text:span></text:span><text:span text:style-name="Source_20_Text"><text:span text:style-name="T167">data is in a</text:span></text:span><text:span text:style-name="Source_20_Text"><text:span text:style-name="T170"> </text:span></text:span><text:span text:style-name="Source_20_Text"><text:span text:style-name="T167">Halo PC</text:span></text:span></text:p>
      <text:p text:style-name="P22"><text:span text:style-name="Source_20_Text"><text:span text:style-name="T171"><text:s text:c="4"/></text:span></text:span><text:span text:style-name="Source_20_Text"><text:span text:style-name="T150">**</text:span></text:span><text:span text:style-name="Source_20_Text"><text:span text:style-name="T171"> </text:span></text:span><text:span text:style-name="Source_20_Text"><text:span text:style-name="T167">or Halo CE resource map</text:span></text:span><text:span text:style-name="Source_20_Text"><text:span text:style-name="T172"> rather</text:span></text:span><text:span text:style-name="Source_20_Text"><text:span text:style-name="T171"> </text:span></text:span><text:span text:style-name="Source_20_Text"><text:span text:style-name="T167">than the map this</text:span></text:span><text:span text:style-name="Source_20_Text"><text:span text:style-name="T170"> </text:span></text:span><text:span text:style-name="Source_20_Text"><text:span text:style-name="T167">RawdataRef</text:span></text:span></text:p>
      <text:p text:style-name="P22"><text:span text:style-name="Source_20_Text"><text:span text:style-name="T171"><text:s text:c="4"/></text:span></text:span><text:span text:style-name="Source_20_Text"><text:span text:style-name="T150">**</text:span></text:span><text:span text:style-name="Source_20_Text"><text:span text:style-name="T167"> struct is in.</text:span></text:span><text:span text:style-name="Source_20_Text"><text:span text:style-name="T172"> It appears that</text:span></text:span><text:span text:style-name="Source_20_Text"><text:span text:style-name="T171"> </text:span></text:span><text:span text:style-name="Source_20_Text"><text:span text:style-name="T172">this flag is </text:span></text:span><text:span text:style-name="Source_20_Text"><text:span text:style-name="T171">ONLY</text:span></text:span><text:span text:style-name="Source_20_Text"><text:span text:style-name="T170"> </text:span></text:span><text:span text:style-name="Source_20_Text"><text:span text:style-name="T171">used to</text:span></text:span></text:p>
      <text:p text:style-name="P21"><text:span text:style-name="Source_20_Text"><text:span text:style-name="T171"><text:s text:c="4"/></text:span></text:span><text:span text:style-name="Source_20_Text"><text:span text:style-name="T150">**</text:span></text:span><text:span text:style-name="Source_20_Text"><text:span text:style-name="T171"> specify if a sound</text:span></text:span><text:span text:style-name="Source_20_Text"><text:span text:style-name="T170"> permutations</text:span></text:span><text:span text:style-name="Source_20_Text"><text:span text:style-name="T171"> </text:span></text:span><text:span text:style-name="Source_20_Text"><text:span text:style-name="T173">samples/mouth data</text:span></text:span><text:span text:style-name="Source_20_Text"><text:span text:style-name="T171"> </text:span></text:span><text:span text:style-name="Source_20_Text"><text:span text:style-name="T174">is</text:span></text:span><text:span text:style-name="Source_20_Text"><text:span text:style-name="T171"> stored</text:span></text:span></text:p>
      <text:p text:style-name="P22"><text:span text:style-name="Source_20_Text"><text:span text:style-name="T171"><text:s text:c="4"/></text:span></text:span><text:span text:style-name="Source_20_Text"><text:span text:style-name="T150">**</text:span></text:span><text:span text:style-name="Source_20_Text"><text:span text:style-name="T173"> </text:span></text:span><text:span text:style-name="Source_20_Text"><text:span text:style-name="T171">in the</text:span></text:span><text:span text:style-name="Source_20_Text"><text:span text:style-name="T170"> </text:span></text:span><text:span text:style-name="Source_20_Text"><text:span text:style-name="T171">resource map. Bitmaps use a different flag to specify</text:span></text:span></text:p>
      <text:p text:style-name="P16"><text:span text:style-name="Source_20_Text"><text:span text:style-name="T171"><text:s text:c="4"/></text:span></text:span><text:span text:style-name="Source_20_Text"><text:span text:style-name="T150">**</text:span></text:span><text:span text:style-name="Source_20_Text"><text:span text:style-name="T171"> this while font, hud_message_text, and unicode_string_list</text:span></text:span></text:p>
      <text:p text:style-name="P16"><text:span text:style-name="Source_20_Text"><text:span text:style-name="T171"><text:s text:c="4"/></text:span></text:span><text:span text:style-name="Source_20_Text"><text:span text:style-name="T150">**</text:span></text:span><text:span text:style-name="Source_20_Text"><text:span text:style-name="T171"> tags assume the data is in the same map as the RawdataRef.</text:span></text:span><text:span text:style-name="Source_20_Text"><text:span text:style-name="T168">*/</text:span></text:span></text:p>
      <text:p text:style-name="P46"><text:span text:style-name="Source_20_Text"><text:span text:style-name="T319"><text:s text:c="4"/></text:span></text:span><text:span text:style-name="Source_20_Text"><text:span text:style-name="T44">Bool32</text:span></text:span><text:span text:style-name="Source_20_Text"><text:span text:style-name="T53"><text:tab/></text:span></text:span><text:span text:style-name="Source_20_Text"><text:span text:style-name="T319">data_in_resource_map : </text:span></text:span><text:span text:style-name="Source_20_Text"><text:span text:style-name="T305">1</text:span></text:span><text:span text:style-name="Source_20_Text"><text:span text:style-name="T319">;</text:span></text:span><text:span text:style-name="Source_20_Text"><text:span text:style-name="T329"><text:tab/></text:span></text:span><text:span text:style-name="Source_20_Text"><text:span text:style-name="T189">// o</text:span></text:span><text:span text:style-name="Source_20_Text"><text:span text:style-name="T181">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1"><text:span text:style-name="Source_20_Text"><text:span text:style-name="T157"/></text:span></text:p>
      <text:p text:style-name="P71"><text:span text:style-name="Source_20_Text"><text:span text:style-name="T319"><text:s text:c="4"/></text:span></text:span><text:span text:style-name="Source_20_Text"><text:span text:style-name="T44">UInt32</text:span></text:span><text:span text:style-name="Source_20_Text"><text:span text:style-name="T319"><text:tab/>raw_pointer;</text:span></text:span><text:span text:style-name="Source_20_Text"><text:span text:style-name="T332"><text:tab/></text:span></text:span><text:span text:style-name="Source_20_Text"><text:span text:style-name="T161">/</text:span></text:span><text:span text:style-name="Source_20_Text"><text:span text:style-name="T200">*</text:span></text:span><text:span text:style-name="Source_20_Text"><text:span text:style-name="T175"> </text:span></text:span><text:span text:style-name="Source_20_Text"><text:span text:style-name="T181">only used in</text:span></text:span><text:span text:style-name="Source_20_Text"><text:span text:style-name="T183">side</text:span></text:span><text:span text:style-name="Source_20_Text"><text:span text:style-name="T181"> a map</text:span></text:span><text:span text:style-name="Source_20_Text"><text:span text:style-name="T200">.</text:span></text:span></text:p>
      <text:p text:style-name="P71"><text:span text:style-name="Source_20_Text"><text:span text:style-name="T200"><text:s text:c="4"/>**<text:tab/><text:tab/><text:tab/><text:tab/> <text:s text:c="2"/>should only be used if pointer == 0 */</text:span></text:span></text:p>
      <text:p text:style-name="P71"><text:span text:style-name="Source_20_Text"><text:span text:style-name="T319"><text:s text:c="4"/></text:span></text:span><text:span text:style-name="Source_20_Text"><text:span text:style-name="T44">UInt32</text:span></text:span><text:span text:style-name="Source_20_Text"><text:span text:style-name="T319"><text:tab/>pointer;</text:span></text:span><text:span text:style-name="Source_20_Text"><text:span text:style-name="T181"> </text:span></text:span><text:span text:style-name="Source_20_Text"><text:span text:style-name="T188"><text:tab/><text:tab/></text:span></text:span><text:span text:style-name="Source_20_Text"><text:span text:style-name="T161">/</text:span></text:span><text:span text:style-name="Source_20_Text"><text:span text:style-name="T200">*</text:span></text:span><text:span text:style-name="Source_20_Text"><text:span text:style-name="T175"> </text:span></text:span><text:span text:style-name="Source_20_Text"><text:span text:style-name="T181">only used in</text:span></text:span><text:span text:style-name="Source_20_Text"><text:span text:style-name="T183">side</text:span></text:span><text:span text:style-name="Source_20_Text"><text:span text:style-name="T181"> a map</text:span></text:span><text:span text:style-name="Source_20_Text"><text:span text:style-name="T200">(uses magic).</text:span></text:span></text:p>
      <text:p text:style-name="P71"><text:span text:style-name="Source_20_Text"><text:span text:style-name="T200"><text:s text:c="4"/>**<text:tab/><text:tab/><text:tab/><text:tab/> <text:s text:c="2"/>if pointer == 0, use raw_pointer instead.*/</text:span></text:span></text:p>
      <text:p text:style-name="P65"><text:span text:style-name="Source_20_Text"><text:span text:style-name="T319"><text:s text:c="4"/></text:span></text:span><text:span text:style-name="Source_20_Text"><text:span text:style-name="T44">UInt32</text:span></text:span><text:span text:style-name="Source_20_Text"><text:span text:style-name="T319"><text:tab/>id;</text:span></text:span><text:span text:style-name="Source_20_Text"><text:span text:style-name="T181"> <text:s/></text:span></text:span><text:span text:style-name="Source_20_Text"><text:span text:style-name="T184"><text:s text:c="4"/></text:span></text:span><text:span text:style-name="Source_20_Text"><text:span text:style-name="T188"><text:tab/><text:tab/></text:span></text:span><text:span text:style-name="Source_20_Text"><text:span text:style-name="T181">// only used in</text:span></text:span><text:span text:style-name="Source_20_Text"><text:span text:style-name="T183">side</text:span></text:span><text:span text:style-name="Source_20_Text"><text:span text:style-name="T181"> a map</text:span></text:span><text:span text:style-name="Source_20_Text"><text:span text:style-name="T201">(purpose unknown).</text:span></text:span></text:p>
      <text:p text:style-name="P10"><text:span text:style-name="Source_20_Text"><text:span text:style-name="T319"><text:s text:c="4"/>} </text:span></text:span><text:span text:style-name="Source_20_Text"><text:span text:style-name="T44">RawdataRef</text:span></text:span><text:span text:style-name="Source_20_Text"><text:span text:style-name="T319">; <text:s/></text:span></text:span><text:span text:style-name="Source_20_Text"><text:span text:style-name="T153">// </text:span></text:span><text:span text:style-name="Source_20_Text"><text:span text:style-name="T154">struct </text:span></text:span><text:span text:style-name="Source_20_Text"><text:span text:style-name="T153">size == </text:span></text:span><text:span text:style-name="Source_20_Text"><text:span text:style-name="T160">20</text:span></text:span><text:span text:style-name="Source_20_Text"><text:span text:style-name="T153"> bytes</text:span></text:span></text:p>
      <text:p text:style-name="P76"><text:span text:style-name="Source_20_Text"><text:span text:style-name="T153"/></text:span></text:p>
      <text:p text:style-name="P76"><text:span text:style-name="Source_20_Text"><text:span text:style-name="T153"/></text:span></text:p>
      <text:p text:style-name="P77"><text:span text:style-name="Source_20_Text"><text:span text:style-name="T176">// lightmaps and models use these in their compressed vertices</text:span></text:span></text:p>
      <text:p text:style-name="P74"><text:span text:style-name="Source_20_Text"><text:span text:style-name="T299">typedef </text:span></text:span><text:span text:style-name="Source_20_Text"><text:span text:style-name="T301">struct</text:span></text:span><text:span text:style-name="Source_20_Text"><text:span text:style-name="T324"> </text:span></text:span><text:span text:style-name="Source_20_Text"><text:span text:style-name="T46">Co</text:span></text:span><text:span text:style-name="Source_20_Text"><text:span text:style-name="T47">mpressed</text:span></text:span><text:span text:style-name="Source_20_Text"><text:span text:style-name="T46">N</text:span></text:span><text:span text:style-name="Source_20_Text"><text:span text:style-name="T47">ormal32</text:span></text:span><text:span text:style-name="Source_20_Text"><text:span text:style-name="T324"> {</text:span></text:span></text:p>
      <text:p text:style-name="P75"><text:span text:style-name="Source_20_Text"><text:span text:style-name="T325"><text:s text:c="4"/></text:span></text:span><text:span text:style-name="Source_20_Text"><text:span text:style-name="T48">S1Int32</text:span></text:span><text:span text:style-name="Source_20_Text"><text:span text:style-name="T325"><text:tab/>i : </text:span></text:span><text:span text:style-name="Source_20_Text"><text:span text:style-name="T306">11</text:span></text:span><text:span text:style-name="Source_20_Text"><text:span text:style-name="T325">; <text:s/></text:span></text:span><text:span text:style-name="Source_20_Text"><text:span text:style-name="T177">// to convert these values to floats,</text:span></text:span><text:span text:style-name="Source_20_Text"><text:span text:style-name="T178"> just</text:span></text:span></text:p>
      <text:p text:style-name="P75"><text:span text:style-name="Source_20_Text"><text:span text:style-name="T325"><text:s text:c="4"/></text:span></text:span><text:span text:style-name="Source_20_Text"><text:span text:style-name="T48">S1Int32</text:span></text:span><text:span text:style-name="Source_20_Text"><text:span text:style-name="T325"><text:tab/>j : </text:span></text:span><text:span text:style-name="Source_20_Text"><text:span text:style-name="T306">11</text:span></text:span><text:span text:style-name="Source_20_Text"><text:span text:style-name="T325">; <text:s/></text:span></text:span><text:span text:style-name="Source_20_Text"><text:span text:style-name="T177">// divide each one by its max positive value.</text:span></text:span></text:p>
      <text:p text:style-name="P73"><text:span text:style-name="Source_20_Text"><text:span text:style-name="T325"><text:s text:c="4"/></text:span></text:span><text:span text:style-name="Source_20_Text"><text:span text:style-name="T48">S1Int32</text:span></text:span><text:span text:style-name="Source_20_Text"><text:span text:style-name="T325"><text:tab/>k : </text:span></text:span><text:span text:style-name="Source_20_Text"><text:span text:style-name="T306">10</text:span></text:span><text:span text:style-name="Source_20_Text"><text:span text:style-name="T325">; <text:s/></text:span></text:span><text:span text:style-name="Source_20_Text"><text:span text:style-name="T177">// <text:tab/>i/1023</text:span></text:span><text:span text:style-name="Source_20_Text"><text:span text:style-name="T179">.0<text:tab/></text:span></text:span><text:span text:style-name="Source_20_Text"><text:span text:style-name="T177">j/1023</text:span></text:span><text:span text:style-name="Source_20_Text"><text:span text:style-name="T179">.0<text:tab/></text:span></text:span><text:span text:style-name="Source_20_Text"><text:span text:style-name="T177">k/511</text:span></text:span><text:span text:style-name="Source_20_Text"><text:span text:style-name="T179">.0</text:span></text:span></text:p>
      <text:p text:style-name="P78"><text:span text:style-name="Source_20_Text"><text:span text:style-name="T325"><text:s text:c="4"/>} </text:span></text:span><text:span text:style-name="Source_20_Text"><text:span text:style-name="T46">Co</text:span></text:span><text:span text:style-name="Source_20_Text"><text:span text:style-name="T47">mpressed</text:span></text:span><text:span text:style-name="Source_20_Text"><text:span text:style-name="T46">N</text:span></text:span><text:span text:style-name="Source_20_Text"><text:span text:style-name="T47">ormal32</text:span></text:span><text:span text:style-name="Source_20_Text"><text:span text:style-name="T257">;</text:span></text:span><text:span text:style-name="Source_20_Text"><text:span text:style-name="T325"> <text:s/></text:span></text:span><text:span text:style-name="Source_20_Text"><text:span text:style-name="T153">// </text:span></text:span><text:span text:style-name="Source_20_Text"><text:span text:style-name="T154">struct </text:span></text:span><text:span text:style-name="Source_20_Text"><text:span text:style-name="T153">size == </text:span></text:span><text:span text:style-name="Source_20_Text"><text:span text:style-name="T160">4</text:span></text:span><text:span text:style-name="Source_20_Text"><text:span text:style-name="T153"> bytes</text:span></text:span></text:p>
      <text:p text:style-name="P78"><text:span text:style-name="Source_20_Text"><text:span text:style-name="T153"/></text:span></text:p>
      <text:h text:style-name="P138" text:outline-level="1"><text:span text:style-name="Source_20_Text"><text:span text:style-name="T273">Mapfile</text:span></text:span><text:span text:style-name="Source_20_Text"><text:span text:style-name="T274">s</text:span></text:span></text:h>
      <text:p text:style-name="P85"><text:span text:style-name="Source_20_Text"><text:span text:style-name="T116">/</text:span></text:span><text:span text:style-name="Source_20_Text"><text:span text:style-name="T117">*</text:span></text:span><text:span text:style-name="Source_20_Text"><text:span text:style-name="T116"> </text:span></text:span><text:span text:style-name="Source_20_Text"><text:span text:style-name="T117">These </text:span></text:span><text:span text:style-name="Source_20_Text"><text:span text:style-name="T127">"index_magic" values </text:span></text:span><text:span text:style-name="Source_20_Text"><text:span text:style-name="T117">are </text:span></text:span><text:span text:style-name="Source_20_Text"><text:span text:style-name="T128">virtual </text:span></text:span><text:span text:style-name="Source_20_Text"><text:span text:style-name="T117">addresses each </text:span></text:span><text:span text:style-name="Source_20_Text"><text:span text:style-name="T121">engine</text:span></text:span><text:span text:style-name="Source_20_Text"><text:span text:style-name="T124"> loads</text:span></text:span><text:span text:style-name="Source_20_Text"><text:span text:style-name="T117"> map</text:span></text:span><text:span text:style-name="Source_20_Text"><text:span text:style-name="T128">s</text:span></text:span><text:span text:style-name="Source_20_Text"><text:span text:style-name="T117"> at</text:span></text:span><text:span text:style-name="Source_20_Text"><text:span text:style-name="T127">.</text:span></text:span><text:span text:style-name="Source_20_Text"><text:span text:style-name="T117"> </text:span></text:span></text:p>
      <text:p text:style-name="P89"><text:span text:style-name="Source_20_Text"><text:span text:style-name="T117">** When a</text:span></text:span><text:span text:style-name="Source_20_Text"><text:span text:style-name="T124"> map</text:span></text:span><text:span text:style-name="Source_20_Text"><text:span text:style-name="T127"> </text:span></text:span><text:span text:style-name="Source_20_Text"><text:span text:style-name="T117">is loaded </text:span></text:span><text:span text:style-name="Source_20_Text"><text:span text:style-name="T125">by</text:span></text:span><text:span text:style-name="Source_20_Text"><text:span text:style-name="T117"> the game </text:span></text:span><text:span text:style-name="Source_20_Text"><text:span text:style-name="T125">the map</text:span></text:span><text:span text:style-name="Source_20_Text"><text:span text:style-name="T117"> was built for, it will be loaded</text:span></text:span></text:p>
      <text:p text:style-name="P89"><text:span text:style-name="Source_20_Text"><text:span text:style-name="T127">** </text:span></text:span><text:span text:style-name="Source_20_Text"><text:span text:style-name="T117">with </text:span></text:span><text:span text:style-name="Source_20_Text"><text:span text:style-name="T127">its </text:span></text:span><text:span text:style-name="Source_20_Text"><text:span text:style-name="T117">TagIndex struct allocated at this address</text:span></text:span><text:span text:style-name="Source_20_Text"><text:span text:style-name="T118">. This will make all</text:span></text:span></text:p>
      <text:p text:style-name="P89"><text:span text:style-name="Source_20_Text"><text:span text:style-name="T127">** </text:span></text:span><text:span text:style-name="Source_20_Text"><text:span text:style-name="T118">"magic"</text:span></text:span><text:span text:style-name="Source_20_Text"><text:span text:style-name="T127"> </text:span></text:span><text:span text:style-name="Source_20_Text"><text:span text:style-name="T118">pointers in the map </text:span></text:span><text:span text:style-name="Source_20_Text"><text:span text:style-name="T126">directly</text:span></text:span><text:span text:style-name="Source_20_Text"><text:span text:style-name="T118"> point to other areas of the map file.</text:span></text:span></text:p>
      <text:p text:style-name="P86"><text:span text:style-name="Source_20_Text"><text:span text:style-name="T118">**</text:span></text:span></text:p>
      <text:p text:style-name="P86"><text:span text:style-name="Source_20_Text"><text:span text:style-name="T118">** If you just want to read the map without loading it </text:span></text:span><text:span text:style-name="Source_20_Text"><text:span text:style-name="T122">in </text:span></text:span><text:span text:style-name="Source_20_Text"><text:span text:style-name="T123">using</text:span></text:span><text:span text:style-name="Source_20_Text"><text:span text:style-name="T118"> this address,</text:span></text:span></text:p>
      <text:p text:style-name="P86"><text:span text:style-name="Source_20_Text"><text:span text:style-name="T118">** you need to adjust each "magic" pointer in the map when you read it by</text:span></text:span></text:p>
      <text:p text:style-name="P86"><text:span text:style-name="Source_20_Text"><text:span text:style-name="T118">** subtracting the appropriate index_magic from the pointer and adding the</text:span></text:span></text:p>
      <text:p text:style-name="P87"><text:span text:style-name="Source_20_Text"><text:span text:style-name="T118">** address the maps TagIndex struct is located at in the map.</text:span></text:span></text:p>
      <text:p text:style-name="P87"><text:span text:style-name="Source_20_Text"><text:span text:style-name="T119">**</text:span></text:span></text:p>
      <text:p text:style-name="P87"><text:span text:style-name="Source_20_Text"><text:span text:style-name="T119">** So </text:span></text:span><text:span text:style-name="Source_20_Text"><text:span text:style-name="T133">l</text:span></text:span><text:span text:style-name="Source_20_Text"><text:span text:style-name="T119">ets</text:span></text:span><text:span text:style-name="Source_20_Text"><text:span text:style-name="T129"> </text:span></text:span><text:span text:style-name="Source_20_Text"><text:span text:style-name="T133">take an</text:span></text:span><text:span text:style-name="Source_20_Text"><text:span text:style-name="T119"> xbox map</text:span></text:span><text:span text:style-name="Source_20_Text"><text:span text:style-name="T133"> for example(</text:span></text:span><text:span text:style-name="Source_20_Text"><text:span text:style-name="T119">so its index</text:span></text:span><text:span text:style-name="Source_20_Text"><text:span text:style-name="T133">_</text:span></text:span><text:span text:style-name="Source_20_Text"><text:span text:style-name="T119">magic is </text:span></text:span><text:span text:style-name="Source_20_Text"><text:span text:style-name="T116">0x803A6000</text:span></text:span><text:span text:style-name="Source_20_Text"><text:span text:style-name="T133">)</text:span></text:span><text:span text:style-name="Source_20_Text"><text:span text:style-name="T119">.</text:span></text:span></text:p>
      <text:p text:style-name="P98"><text:span text:style-name="Source_20_Text"><text:span text:style-name="T133">** L</text:span></text:span><text:span text:style-name="Source_20_Text"><text:span text:style-name="T119">ets say the maps </text:span></text:span><text:span text:style-name="Source_20_Text"><text:span text:style-name="T133">Xbox</text:span></text:span><text:span text:style-name="Source_20_Text"><text:span text:style-name="T119">TagIndex is located at 0x00851974, and</text:span></text:span><text:span text:style-name="Source_20_Text"><text:span text:style-name="T133"> </text:span></text:span><text:span text:style-name="Source_20_Text"><text:span text:style-name="T119">that</text:span></text:span><text:span text:style-name="Source_20_Text"><text:span text:style-name="T133"> the</text:span></text:span></text:p>
      <text:p text:style-name="P98"><text:span text:style-name="Source_20_Text"><text:span text:style-name="T133">**</text:span></text:span><text:span text:style-name="Source_20_Text"><text:span text:style-name="T119"> </text:span></text:span><text:span text:style-name="Source_20_Text"><text:span text:style-name="T113">tag_index_array_offset</text:span></text:span><text:span text:style-name="Source_20_Text"><text:span text:style-name="T119"> </text:span></text:span><text:span text:style-name="Source_20_Text"><text:span text:style-name="T130">attribute</text:span></text:span><text:span text:style-name="Source_20_Text"><text:span text:style-name="T119"> </text:span></text:span><text:span text:style-name="Source_20_Text"><text:span text:style-name="T133">of that Xbox</text:span></text:span><text:span text:style-name="Source_20_Text"><text:span text:style-name="T119">TagIndex is set to </text:span></text:span><text:span text:style-name="Source_20_Text"><text:span text:style-name="T116">0x803A60</text:span></text:span><text:span text:style-name="Source_20_Text"><text:span text:style-name="T119">24.</text:span></text:span></text:p>
      <text:p text:style-name="P90"><text:span text:style-name="Source_20_Text"><text:span text:style-name="T119">** To get the</text:span></text:span><text:span text:style-name="Source_20_Text"><text:span text:style-name="T129"> </text:span></text:span><text:span text:style-name="Source_20_Text"><text:span text:style-name="T119">offset the tag_index_array is at, you do:</text:span></text:span></text:p>
      <text:p text:style-name="P87"><text:span text:style-name="Source_20_Text"><text:span text:style-name="T119">** <text:s text:c="4"/></text:span></text:span><text:span text:style-name="Source_20_Text"><text:span text:style-name="T113">tag_index_array_offset</text:span></text:span><text:span text:style-name="Source_20_Text"><text:span text:style-name="T119"> - INDEX_MAGIC + </text:span></text:span><text:span text:style-name="Source_20_Text"><text:span text:style-name="T113">tag_index_offset</text:span></text:span></text:p>
      <text:p text:style-name="P91"><text:span text:style-name="Source_20_Text"><text:span text:style-name="T131">**</text:span></text:span></text:p>
      <text:p text:style-name="P87"><text:span text:style-name="Source_20_Text"><text:span text:style-name="T119">** which </text:span></text:span><text:span text:style-name="Source_20_Text"><text:span text:style-name="T132">for this example</text:span></text:span><text:span text:style-name="Source_20_Text"><text:span text:style-name="T119"> </text:span></text:span><text:span text:style-name="Source_20_Text"><text:span text:style-name="T132">would be</text:span></text:span><text:span text:style-name="Source_20_Text"><text:span text:style-name="T119">:</text:span></text:span></text:p>
      <text:p text:style-name="P87"><text:span text:style-name="Source_20_Text"><text:span text:style-name="T119">** <text:s text:c="4"/></text:span></text:span><text:span text:style-name="Source_20_Text"><text:span text:style-name="T116">0x803A60</text:span></text:span><text:span text:style-name="Source_20_Text"><text:span text:style-name="T119">24 - </text:span></text:span><text:span text:style-name="Source_20_Text"><text:span text:style-name="T116">0x803A6000</text:span></text:span><text:span text:style-name="Source_20_Text"><text:span text:style-name="T119"> + 0x00851974 = 0x00851998</text:span></text:span></text:p>
      <text:p text:style-name="P87"><text:span text:style-name="Source_20_Text"><text:span text:style-name="T119">**</text:span></text:span></text:p>
      <text:p text:style-name="P87"><text:span text:style-name="Source_20_Text"><text:span text:style-name="T119">** If you notice, this is directly after the 36 byte </text:span></text:span><text:span text:style-name="Source_20_Text"><text:span text:style-name="T133">Xbox</text:span></text:span><text:span text:style-name="Source_20_Text"><text:span text:style-name="T119">TagIndex struct</text:span></text:span><text:span text:style-name="Source_20_Text"><text:span text:style-name="T140">.</text:span></text:span></text:p>
      <text:p text:style-name="P94"><text:span text:style-name="Source_20_Text"><text:span text:style-name="T119">** </text:span></text:span><text:span text:style-name="Source_20_Text"><text:span text:style-name="T140">This </text:span></text:span><text:span text:style-name="Source_20_Text"><text:span text:style-name="T119">is where </text:span></text:span><text:span text:style-name="Source_20_Text"><text:span text:style-name="T140">the array</text:span></text:span><text:span text:style-name="Source_20_Text"><text:span text:style-name="T119"> should be unless the map is protected. </text:span></text:span><text:span text:style-name="Source_20_Text"><text:span text:style-name="T140">Any time </text:span></text:span><text:span text:style-name="Source_20_Text"><text:span text:style-name="T141">a</text:span></text:span></text:p>
      <text:p text:style-name="P88"><text:span text:style-name="Source_20_Text"><text:span text:style-name="T120">**</text:span></text:span><text:span text:style-name="Source_20_Text"><text:span text:style-name="T140"> </text:span></text:span><text:span text:style-name="Source_20_Text"><text:span text:style-name="T120">pointer is </text:span></text:span><text:span text:style-name="Source_20_Text"><text:span text:style-name="T141">called "</text:span></text:span><text:span text:style-name="Source_20_Text"><text:span text:style-name="T120">magic</text:span></text:span><text:span text:style-name="Source_20_Text"><text:span text:style-name="T141">"</text:span></text:span><text:span text:style-name="Source_20_Text"><text:span text:style-name="T120"> or </text:span></text:span><text:span text:style-name="Source_20_Text"><text:span text:style-name="T141">"</text:span></text:span><text:span text:style-name="Source_20_Text"><text:span text:style-name="T120">uses magic</text:span></text:span><text:span text:style-name="Source_20_Text"><text:span text:style-name="T141">"</text:span></text:span><text:span text:style-name="Source_20_Text"><text:span text:style-name="T120">, this is how </text:span></text:span><text:span text:style-name="Source_20_Text"><text:span text:style-name="T141">to</text:span></text:span><text:span text:style-name="Source_20_Text"><text:span text:style-name="T120"> </text:span></text:span><text:span text:style-name="Source_20_Text"><text:span text:style-name="T134">work with</text:span></text:span><text:span text:style-name="Source_20_Text"><text:span text:style-name="T120"> it.</text:span></text:span><text:span text:style-name="Source_20_Text"><text:span text:style-name="T119">*/</text:span></text:span></text:p>
      <text:p text:style-name="P85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PCDEMO_INDEX_MAGIC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241">= 0x4BF10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PC_INDEX_MAGIC</text:span></text:span><text:span text:style-name="Source_20_Text"><text:span text:style-name="T28"><text:tab/><text:tab/></text:span></text:span><text:span text:style-name="Source_20_Text"><text:span text:style-name="T241">= 0x40440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CE_INDEX_MAGIC</text:span></text:span><text:span text:style-name="Source_20_Text"><text:span text:style-name="T28"><text:tab/><text:tab/></text:span></text:span><text:span text:style-name="Source_20_Text"><text:span text:style-name="T241">= 0x40440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XBOX_INDEX_MAGIC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241">= 0x803A6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STUBBS_</text:span></text:span><text:span text:style-name="Source_20_Text"><text:span text:style-name="T29">XBOX_</text:span></text:span><text:span text:style-name="Source_20_Text"><text:span text:style-name="T27">INDEX_MAGIC</text:span></text:span><text:span text:style-name="Source_20_Text"><text:span text:style-name="T28"><text:tab/></text:span></text:span><text:span text:style-name="Source_20_Text"><text:span text:style-name="T241">= 0x8038B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STUBBS_</text:span></text:span><text:span text:style-name="Source_20_Text"><text:span text:style-name="T29">PC_</text:span></text:span><text:span text:style-name="Source_20_Text"><text:span text:style-name="T27">INDEX_MAGI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241">= 0x40440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SHADOWRUN_INDEX_MAGI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241">= 0x8069E000</text:span></text:span><text:span text:style-name="Source_20_Text"><text:span text:style-name="T243">;</text:span></text:span></text:p>
      <text:p text:style-name="P92"><text:span text:style-name="Source_20_Text"><text:span text:style-name="T292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H2V_MP_INDEX_MAGIC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241">= 0x01400000</text:span></text:span><text:span text:style-name="Source_20_Text"><text:span text:style-name="T243">;</text:span></text:span></text:p>
      <text:p text:style-name="P84"><text:span text:style-name="Source_20_Text"><text:span text:style-name="T287"/></text:span></text:p>
      <text:p text:style-name="P84"><text:span text:style-name="Source_20_Text"><text:span text:style-name="T287"/></text:span></text:p>
      <text:p text:style-name="P84"><text:span text:style-name="Source_20_Text"><text:span text:style-name="T287">enum </text:span></text:span><text:span text:style-name="Source_20_Text"><text:span text:style-name="T288">class </text:span></text:span><text:span text:style-name="Source_20_Text"><text:span text:style-name="T20">RsrcMapType</text:span></text:span><text:span text:style-name="Source_20_Text"><text:span text:style-name="T279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279"> {</text:span></text:span></text:p>
      <text:p text:style-name="P64"><text:span text:style-name="Source_20_Text"><text:span text:style-name="T203"><text:s text:c="4"/></text:span></text:span><text:span text:style-name="Source_20_Text"><text:span text:style-name="T20">rsrc_map_type_bitmaps</text:span></text:span><text:span text:style-name="Source_20_Text"><text:span text:style-name="T13"><text:tab/></text:span></text:span><text:span text:style-name="Source_20_Text"><text:span text:style-name="T20"><text:tab/></text:span></text:span><text:span text:style-name="Source_20_Text"><text:span text:style-name="T203">= </text:span></text:span><text:span text:style-name="Source_20_Text"><text:span text:style-name="T230">1</text:span></text:span><text:span text:style-name="Source_20_Text"><text:span text:style-name="T206">,</text:span></text:span></text:p>
      <text:p text:style-name="P117"><text:span text:style-name="Source_20_Text"><text:span text:style-name="T203"><text:s text:c="4"/></text:span></text:span><text:span text:style-name="Source_20_Text"><text:span text:style-name="T20">rsrc_map_type_sounds</text:span></text:span><text:span text:style-name="Source_20_Text"><text:span text:style-name="T13"><text:tab/><text:tab/></text:span></text:span><text:span text:style-name="Source_20_Text"><text:span text:style-name="T203">=</text:span></text:span><text:span text:style-name="Source_20_Text"><text:span text:style-name="T225"> </text:span></text:span><text:span text:style-name="Source_20_Text"><text:span text:style-name="T230">2,</text:span></text:span></text:p>
      <text:p text:style-name="P118"><text:span text:style-name="Source_20_Text"><text:span text:style-name="T203"><text:s text:c="4"/></text:span></text:span><text:span text:style-name="Source_20_Text"><text:span text:style-name="T20">rsrc_map_type_localization<text:tab/></text:span></text:span><text:span text:style-name="Source_20_Text"><text:span text:style-name="T203">=</text:span></text:span><text:span text:style-name="Source_20_Text"><text:span text:style-name="T225"> </text:span></text:span><text:span text:style-name="Source_20_Text"><text:span text:style-name="T230">3</text:span></text:span><text:span text:style-name="Source_20_Text"><text:span text:style-name="T206">,</text:span></text:span><text:span text:style-name="Source_20_Text"><text:span text:style-name="T226"><text:tab/></text:span></text:span><text:span text:style-name="Source_20_Text"><text:span text:style-name="T65">//</text:span></text:span><text:span text:style-name="Source_20_Text"><text:span text:style-name="T99"> Halo CE only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20">RsrcMapType</text:span></text:span><text:span text:style-name="Source_20_Text"><text:span text:style-name="T207">;</text:span></text:span></text:p>
      <text:p text:style-name="P117"><text:span text:style-name="Source_20_Text"><text:span text:style-name="T207"/></text:span></text:p>
      <text:p text:style-name="P117"><text:span text:style-name="Source_20_Text"><text:span text:style-name="T207"/></text:span></text:p>
      <text:p text:style-name="P82"><text:span text:style-name="Source_20_Text"><text:span text:style-name="T287">enum </text:span></text:span><text:span text:style-name="Source_20_Text"><text:span text:style-name="T288">class </text:span></text:span><text:span text:style-name="Source_20_Text"><text:span text:style-name="T13">MapVersion</text:span></text:span><text:span text:style-name="Source_20_Text"><text:span text:style-name="T279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279"> {</text:span></text:span></text:p>
      <text:p text:style-name="P62"><text:span text:style-name="Source_20_Text"><text:span text:style-name="T203"><text:s text:c="4"/></text:span></text:span><text:span text:style-name="Source_20_Text"><text:span text:style-name="T13">map_version_halo1_xbox<text:tab/></text:span></text:span><text:span text:style-name="Source_20_Text"><text:span text:style-name="T203">= </text:span></text:span><text:span text:style-name="Source_20_Text"><text:span text:style-name="T225">5</text:span></text:span><text:span text:style-name="Source_20_Text"><text:span text:style-name="T206">,</text:span></text:span><text:span text:style-name="Source_20_Text"><text:span text:style-name="T242"><text:tab/></text:span></text:span><text:span text:style-name="Source_20_Text"><text:span text:style-name="T135">// stubbs, stubbspc, shadowrun, halo1xbox</text:span></text:span></text:p>
      <text:p text:style-name="P62"><text:span text:style-name="Source_20_Text"><text:span text:style-name="T203"><text:s text:c="4"/></text:span></text:span><text:span text:style-name="Source_20_Text"><text:span text:style-name="T13">map_version_halo1_pc_demo<text:tab/></text:span></text:span><text:span text:style-name="Source_20_Text"><text:span text:style-name="T203">= </text:span></text:span><text:span text:style-name="Source_20_Text"><text:span text:style-name="T225">6</text:span></text:span><text:span text:style-name="Source_20_Text"><text:span text:style-name="T206">,</text:span></text:span></text:p>
      <text:p text:style-name="P62"><text:span text:style-name="Source_20_Text"><text:span text:style-name="T203"><text:s text:c="4"/></text:span></text:span><text:span text:style-name="Source_20_Text"><text:span text:style-name="T13">map_version_halo1_pc<text:tab/></text:span></text:span><text:span text:style-name="Source_20_Text"><text:span text:style-name="T203">= </text:span></text:span><text:span text:style-name="Source_20_Text"><text:span text:style-name="T225">7</text:span></text:span><text:span text:style-name="Source_20_Text"><text:span text:style-name="T206">,</text:span></text:span></text:p>
      <text:p text:style-name="P105"><text:span text:style-name="Source_20_Text"><text:span text:style-name="T203"><text:s text:c="4"/></text:span></text:span><text:span text:style-name="Source_20_Text"><text:span text:style-name="T13">map_version_halo2<text:tab/><text:tab/></text:span></text:span><text:span text:style-name="Source_20_Text"><text:span text:style-name="T203">=</text:span></text:span><text:span text:style-name="Source_20_Text"><text:span text:style-name="T225"> 8</text:span></text:span><text:span text:style-name="Source_20_Text"><text:span text:style-name="T206">,</text:span></text:span><text:span text:style-name="Source_20_Text"><text:span text:style-name="T242"><text:tab/></text:span></text:span><text:span text:style-name="Source_20_Text"><text:span text:style-name="T135">// ALL versions(alpha, epsilon, xbox, vista)</text:span></text:span></text:p>
      <text:p text:style-name="P105"><text:span text:style-name="Source_20_Text"><text:span text:style-name="T203"><text:s text:c="4"/></text:span></text:span><text:span text:style-name="Source_20_Text"><text:span text:style-name="T13">map_version_halo3<text:tab/><text:tab/></text:span></text:span><text:span text:style-name="Source_20_Text"><text:span text:style-name="T203">=</text:span></text:span><text:span text:style-name="Source_20_Text"><text:span text:style-name="T225"> 11</text:span></text:span><text:span text:style-name="Source_20_Text"><text:span text:style-name="T206">,</text:span></text:span></text:p>
      <text:p text:style-name="P106"><text:span text:style-name="Source_20_Text"><text:span text:style-name="T206"><text:s text:c="4"/></text:span></text:span><text:span text:style-name="Source_20_Text">m</text:span><text:span text:style-name="Source_20_Text"><text:span text:style-name="T13">ap</text:span></text:span><text:span text:style-name="Source_20_Text">_version_</text:span><text:span text:style-name="Source_20_Text"><text:span text:style-name="T13">halo1_ce<text:tab/></text:span></text:span><text:span text:style-name="Source_20_Text"><text:span text:style-name="T203">=</text:span></text:span><text:span text:style-name="Source_20_Text"><text:span text:style-name="T205"> 60</text:span></text:span><text:span text:style-name="Source_20_Text"><text:span text:style-name="T225">9</text:span></text:span><text:span text:style-name="Source_20_Text"><text:span text:style-name="T206">,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13">MapVersion</text:span></text:span><text:span text:style-name="Source_20_Text"><text:span text:style-name="T207">;</text:span></text:span></text:p>
      <text:p text:style-name="P105"><text:span text:style-name="Source_20_Text"><text:span text:style-name="T207"/></text:span></text:p>
      <text:p text:style-name="P83"><text:span text:style-name="Source_20_Text"><text:span text:style-name="T207"/></text:span></text:p>
      <text:p text:style-name="P83"><text:span text:style-name="Source_20_Text"><text:span text:style-name="T287">enum </text:span></text:span><text:span text:style-name="Source_20_Text"><text:span text:style-name="T288">class 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279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7">16</text:span></text:span><text:span text:style-name="Source_20_Text"><text:span text:style-name="T279"> {</text:span></text:span></text:p>
      <text:p text:style-name="P63"><text:span text:style-name="Source_20_Text"><text:span text:style-name="T20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ingle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03">= </text:span></text:span><text:span text:style-name="Source_20_Text"><text:span text:style-name="T226">0</text:span></text:span><text:span text:style-name="Source_20_Text"><text:span text:style-name="T206">,</text:span></text:span></text:p>
      <text:p text:style-name="P63"><text:span text:style-name="Source_20_Text"><text:span text:style-name="T20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multi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03">=</text:span></text:span><text:span text:style-name="Source_20_Text"><text:span text:style-name="T226"> 1</text:span></text:span><text:span text:style-name="Source_20_Text"><text:span text:style-name="T206">,</text:span></text:span></text:p>
      <text:p text:style-name="P63"><text:span text:style-name="Source_20_Text"><text:span text:style-name="T203"><text:s text:c="4"/></text:span></text:span><text:span text:style-name="Source_20_Text"><text:span text:style-name="T13">map_</text:span></text:span><text:span text:style-name="Source_20_Text"><text:span text:style-name="T14">type_mainmenu</text:span></text:span><text:span text:style-name="Source_20_Text"><text:span text:style-name="T13"><text:tab/></text:span></text:span><text:span text:style-name="Source_20_Text"><text:span text:style-name="T14"><text:tab/><text:tab/></text:span></text:span><text:span text:style-name="Source_20_Text"><text:span text:style-name="T203">= </text:span></text:span><text:span text:style-name="Source_20_Text"><text:span text:style-name="T226">2</text:span></text:span><text:span text:style-name="Source_20_Text"><text:span text:style-name="T206">,</text:span></text:span></text:p>
      <text:p text:style-name="P107"><text:span text:style-name="Source_20_Text"><text:span text:style-name="T20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13"><text:tab/></text:span></text:span><text:span text:style-name="Source_20_Text"><text:span text:style-name="T203">=</text:span></text:span><text:span text:style-name="Source_20_Text"><text:span text:style-name="T225"> </text:span></text:span><text:span text:style-name="Source_20_Text"><text:span text:style-name="T226">3</text:span></text:span><text:span text:style-name="Source_20_Text"><text:span text:style-name="T206">,</text:span></text:span><text:span text:style-name="Source_20_Text"><text:span text:style-name="T226"><text:tab/></text:span></text:span><text:span text:style-name="Source_20_Text"><text:span text:style-name="T65">//</text:span></text:span><text:span text:style-name="Source_20_Text"><text:span text:style-name="T94"> halo 2 and onward only</text:span></text:span></text:p>
      <text:p text:style-name="P126"><text:span text:style-name="Source_20_Text"><text:span text:style-name="T20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_singleplayer</text:span></text:span><text:span text:style-name="Source_20_Text"><text:span text:style-name="T13"><text:tab/></text:span></text:span><text:span text:style-name="Source_20_Text"><text:span text:style-name="T203">=</text:span></text:span><text:span text:style-name="Source_20_Text"><text:span text:style-name="T225"> </text:span></text:span><text:span text:style-name="Source_20_Text"><text:span text:style-name="T226">4</text:span></text:span><text:span text:style-name="Source_20_Text"><text:span text:style-name="T206">,</text:span></text:span><text:span text:style-name="Source_20_Text"><text:span text:style-name="T226"><text:tab/></text:span></text:span><text:span text:style-name="Source_20_Text"><text:span text:style-name="T65">//</text:span></text:span><text:span text:style-name="Source_20_Text"><text:span text:style-name="T94"> halo 2 and onward only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13">MapVersion</text:span></text:span><text:span text:style-name="Source_20_Text"><text:span text:style-name="T207">;</text:span></text:span></text:p>
      <text:p text:style-name="P134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24"> {</text:span></text:span></text:p>
      <text:p text:style-name="P126"><text:span text:style-name="Source_20_Text"><text:span text:style-name="T256"><text:s text:c="4"/></text:span></text:span><text:span text:style-name="Source_20_Text"><text:span text:style-name="T44">TagClass</text:span></text:span><text:span text:style-name="Source_20_Text"><text:span text:style-name="T52"><text:tab/></text:span></text:span><text:span text:style-name="Source_20_Text"><text:span text:style-name="T256">class</text:span></text:span><text:span text:style-name="Source_20_Text"><text:span text:style-name="T269">_1</text:span></text:span><text:span text:style-name="Source_20_Text"><text:span text:style-name="T256">;</text:span></text:span></text:p>
      <text:p text:style-name="P126"><text:span text:style-name="Source_20_Text"><text:span text:style-name="T256"><text:s text:c="4"/></text:span></text:span><text:span text:style-name="Source_20_Text"><text:span text:style-name="T44">TagClass</text:span></text:span><text:span text:style-name="Source_20_Text"><text:span text:style-name="T52"><text:tab/></text:span></text:span><text:span text:style-name="Source_20_Text"><text:span text:style-name="T256">class</text:span></text:span><text:span text:style-name="Source_20_Text"><text:span text:style-name="T269">_2</text:span></text:span><text:span text:style-name="Source_20_Text"><text:span text:style-name="T256">;</text:span></text:span><text:span text:style-name="Source_20_Text"><text:span text:style-name="T269"><text:tab/></text:span></text:span><text:span text:style-name="Source_20_Text"><text:span text:style-name="T105">//</text:span></text:span><text:span text:style-name="Source_20_Text"><text:span text:style-name="T109"> 0xFFFFFFFF if not necessary</text:span></text:span></text:p>
      <text:p text:style-name="P126"><text:span text:style-name="Source_20_Text"><text:span text:style-name="T256"><text:s text:c="4"/></text:span></text:span><text:span text:style-name="Source_20_Text"><text:span text:style-name="T44">TagClass</text:span></text:span><text:span text:style-name="Source_20_Text"><text:span text:style-name="T52"><text:tab/></text:span></text:span><text:span text:style-name="Source_20_Text"><text:span text:style-name="T256">class</text:span></text:span><text:span text:style-name="Source_20_Text"><text:span text:style-name="T269">_3</text:span></text:span><text:span text:style-name="Source_20_Text"><text:span text:style-name="T256">;</text:span></text:span><text:span text:style-name="Source_20_Text"><text:span text:style-name="T269"><text:tab/></text:span></text:span><text:span text:style-name="Source_20_Text"><text:span text:style-name="T105">//</text:span></text:span><text:span text:style-name="Source_20_Text"><text:span text:style-name="T109"> 0xFFFFFFFF if not necessary</text:span></text:span></text:p>
      <text:p text:style-name="P129"><text:span text:style-name="Source_20_Text"><text:span text:style-name="T161"><text:s text:c="4"/></text:span></text:span><text:span text:style-name="Source_20_Text"><text:span text:style-name="T44">T</text:span></text:span><text:span text:style-name="Source_20_Text"><text:span text:style-name="T54">ag</text:span></text:span><text:span text:style-name="Source_20_Text"><text:span text:style-name="T43">I</text:span></text:span><text:span text:style-name="Source_20_Text"><text:span text:style-name="T54">d</text:span></text:span><text:span text:style-name="Source_20_Text"><text:span text:style-name="T197"><text:tab/></text:span></text:span><text:span text:style-name="Source_20_Text"><text:span text:style-name="T198"><text:tab/></text:span></text:span><text:span text:style-name="Source_20_Text"><text:span text:style-name="T270">id;</text:span></text:span><text:span text:style-name="Source_20_Text"><text:span text:style-name="T269"><text:tab/></text:span></text:span><text:span text:style-name="Source_20_Text"><text:span text:style-name="T271"><text:tab/></text:span></text:span><text:span text:style-name="Source_20_Text"><text:span text:style-name="T105">//</text:span></text:span><text:span text:style-name="Source_20_Text"><text:span text:style-name="T111"> </text:span></text:span><text:span text:style-name="Source_20_Text"><text:span text:style-name="T112">must</text:span></text:span><text:span text:style-name="Source_20_Text"><text:span text:style-name="T111"> point back to this tag</text:span></text:span></text:p>
      <text:p text:style-name="P126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3">path_offset</text:span></text:span><text:span text:style-name="Source_20_Text"><text:span text:style-name="T208">;</text:span></text:span></text:p>
      <text:p text:style-name="P127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232"><text:tab/></text:span></text:span><text:span text:style-name="Source_20_Text"><text:span text:style-name="T237">meta</text:span></text:span><text:span text:style-name="Source_20_Text"><text:span text:style-name="T233">_offset</text:span></text:span><text:span text:style-name="Source_20_Text"><text:span text:style-name="T208">;</text:span></text:span></text:p>
      <text:p text:style-name="P127"><text:span text:style-name="Source_20_Text"><text:span text:style-name="T237"><text:s text:c="4"/></text:span></text:span><text:span text:style-name="Source_20_Text"><text:span text:style-name="T110">// flags</text:span></text:span></text:p>
      <text:p text:style-name="P127"><text:span text:style-name="Source_20_Text"><text:span text:style-name="T208"><text:s text:c="4"/></text:span></text:span><text:span text:style-name="Source_20_Text"><text:span text:style-name="T6">Boo</text:span></text:span><text:span text:style-name="Source_20_Text"><text:span text:style-name="T24">l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208"><text:tab/>indexed : </text:span></text:span><text:span text:style-name="Source_20_Text"><text:span text:style-name="T237">1</text:span></text:span><text:span text:style-name="Source_20_Text"><text:span text:style-name="T208">;</text:span></text:span><text:span text:style-name="Source_20_Text"><text:span text:style-name="T237"><text:tab/></text:span></text:span><text:span text:style-name="Source_20_Text"><text:span text:style-name="T110">/* If set, this tag is instead located</text:span></text:span></text:p>
      <text:p text:style-name="P127"><text:span text:style-name="Source_20_Text"><text:span text:style-name="T110"><text:s text:c="4"/>** entirely in the bitmaps/sounds/loc resource map(depends on the tag type).</text:span></text:span></text:p>
      <text:p text:style-name="P127"><text:span text:style-name="Source_20_Text"><text:span text:style-name="T110"><text:s text:c="4"/>** meta_offset will then instead be the location in that resource map's tag</text:span></text:span></text:p>
      <text:p text:style-name="P127"><text:span text:style-name="Source_20_Text"><text:span text:style-name="T110"><text:s text:c="4"/>** index you will find that tag at. So if meta_offset = 0, you will find</text:span></text:span></text:p>
      <text:p text:style-name="P127"><text:span text:style-name="Source_20_Text"><text:span text:style-name="T110"><text:s text:c="4"/>** that tags header as the first entry in the resource map's tag index.*/</text:span></text:span></text:p>
      <text:p text:style-name="P103"/>
      <text:p text:style-name="P128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10">4</text:span></text:span><text:span text:style-name="Source_20_Text"><text:span text:style-name="T155">]<text:tab/></text:span></text:span><text:span text:style-name="Source_20_Text"><text:span text:style-name="T196"><text:tab/></text:span></text:span><text:span text:style-name="Source_20_Text"><text:span text:style-name="T260">pad0;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07">;</text:span></text:span><text:span text:style-name="Source_20_Text"><text:span text:style-name="T208"> <text:s/></text:span></text:span><text:span text:style-name="Source_20_Text"><text:span text:style-name="T65">// size == </text:span></text:span><text:span text:style-name="Source_20_Text"><text:span text:style-name="T109">32</text:span></text:span><text:span text:style-name="Source_20_Text"><text:span text:style-name="T65"> bytes</text:span></text:span></text:p>
      <text:p text:style-name="P123"><text:span text:style-name="Source_20_Text"><text:span text:style-name="T207"/></text:span></text:p>
      <text:p text:style-name="P123"><text:span text:style-name="Source_20_Text"><text:span text:style-name="T207"/></text:span></text:p>
      <text:p text:style-name="P123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24"> {</text:span></text:span></text:p>
      <text:p text:style-name="P124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3">path_offset</text:span></text:span><text:span text:style-name="Source_20_Text"><text:span text:style-name="T208">;</text:span></text:span><text:span text:style-name="Source_20_Text"><text:span text:style-name="T234"><text:tab/></text:span></text:span><text:span text:style-name="Source_20_Text"><text:span text:style-name="T105">// relative to </text:span></text:span><text:span text:style-name="Source_20_Text"><text:span text:style-name="T103">Rsrc</text:span></text:span><text:span text:style-name="Source_20_Text"><text:span text:style-name="T95">Map</text:span></text:span><text:span text:style-name="Source_20_Text"><text:span text:style-name="T93">Header</text:span></text:span><text:span text:style-name="Source_20_Text"><text:span text:style-name="T105">.</text:span></text:span><text:span text:style-name="Source_20_Text"><text:span text:style-name="T103">tag_paths_</text:span></text:span><text:span text:style-name="Source_20_Text"><text:span text:style-name="T106">base</text:span></text:span></text:p>
      <text:p text:style-name="P123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3">data_size</text:span></text:span><text:span text:style-name="Source_20_Text"><text:span text:style-name="T208">;</text:span></text:span><text:span text:style-name="Source_20_Text"><text:span text:style-name="T108"><text:tab/><text:tab/>// size of the data in bytes</text:span></text:span></text:p>
      <text:p text:style-name="P125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3">data_</text:span></text:span><text:span text:style-name="Source_20_Text"><text:span text:style-name="T236">pointer</text:span></text:span><text:span text:style-name="Source_20_Text"><text:span text:style-name="T208">;</text:span></text:span><text:span text:style-name="Source_20_Text"><text:span text:style-name="T234"><text:tab/></text:span></text:span><text:span text:style-name="Source_20_Text"><text:span text:style-name="T105">// relative to </text:span></text:span><text:span text:style-name="Source_20_Text"><text:span text:style-name="T107">the start of the map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07">;</text:span></text:span><text:span text:style-name="Source_20_Text"><text:span text:style-name="T208"> <text:s/></text:span></text:span><text:span text:style-name="Source_20_Text"><text:span text:style-name="T65">// size == </text:span></text:span><text:span text:style-name="Source_20_Text"><text:span text:style-name="T104">12</text:span></text:span><text:span text:style-name="Source_20_Text"><text:span text:style-name="T65"> bytes</text:span></text:span></text:p>
      <text:p text:style-name="P122"><text:span text:style-name="Source_20_Text"><text:span text:style-name="T207"/></text:span></text:p>
      <text:p text:style-name="P104"/>
      <text:p text:style-name="P130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24"> {</text:span></text:span></text:p>
      <text:p text:style-name="P130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8">tag_index_array_offset</text:span></text:span><text:span text:style-name="Source_20_Text"><text:span text:style-name="T208">;</text:span></text:span></text:p>
      <text:p text:style-name="P130"><text:span text:style-name="Source_20_Text"><text:span text:style-name="T161"><text:s text:c="4"/></text:span></text:span><text:span text:style-name="Source_20_Text"><text:span text:style-name="T44">T</text:span></text:span><text:span text:style-name="Source_20_Text"><text:span text:style-name="T54">ag</text:span></text:span><text:span text:style-name="Source_20_Text"><text:span text:style-name="T43">I</text:span></text:span><text:span text:style-name="Source_20_Text"><text:span text:style-name="T54">d</text:span></text:span><text:span text:style-name="Source_20_Text"><text:span text:style-name="T197"><text:tab/></text:span></text:span><text:span text:style-name="Source_20_Text"><text:span text:style-name="T198"><text:tab/></text:span></text:span><text:span text:style-name="Source_20_Text"><text:span text:style-name="T271">scenario_tag_i</text:span></text:span><text:span text:style-name="Source_20_Text"><text:span text:style-name="T270">d;</text:span></text:span><text:span text:style-name="Source_20_Text"><text:span text:style-name="T272"><text:tab/></text:span></text:span><text:span text:style-name="Source_20_Text"><text:span text:style-name="T199">// points to this maps scenario tag</text:span></text:span></text:p>
      <text:p text:style-name="P130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232"><text:tab/></text:span></text:span><text:span text:style-name="Source_20_Text"><text:span text:style-name="T238">map_id</text:span></text:span><text:span text:style-name="Source_20_Text"><text:span text:style-name="T208">;</text:span></text:span></text:p>
      <text:p text:style-name="P13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8">tag_count</text:span></text:span><text:span text:style-name="Source_20_Text"><text:span text:style-name="T208">;</text:span></text:span></text:p>
      <text:p text:style-name="P131"><text:span text:style-name="Source_20_Text"><text:span text:style-name="T208"/></text:span></text:p>
      <text:p text:style-name="P13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vertex_parts_count</text:span></text:span><text:span text:style-name="Source_20_Text"><text:span text:style-name="T208">;</text:span></text:span></text:p>
      <text:p text:style-name="P13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model_data_offset</text:span></text:span><text:span text:style-name="Source_20_Text"><text:span text:style-name="T208">;</text:span></text:span></text:p>
      <text:p text:style-name="P13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index_parts_count</text:span></text:span><text:span text:style-name="Source_20_Text"><text:span text:style-name="T208">;</text:span></text:span></text:p>
      <text:p text:style-name="P13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index_parts_offset</text:span></text:span><text:span text:style-name="Source_20_Text"><text:span text:style-name="T208">;</text:span></text:span></text:p>
      <text:p text:style-name="P130"><text:span text:style-name="Source_20_Text"><text:span text:style-name="T260"/></text:span></text:p>
      <text:p text:style-name="P130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38">tags</text:span></text:span><text:span text:style-name="Source_20_Text"><text:span text:style-name="T225">_integrity</text:span></text:span><text:span text:style-name="Source_20_Text"><text:span text:style-name="T208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3"> </text:span></text:span><text:span text:style-name="Source_20_Text"><text:span text:style-name="T98">always</text:span></text:span><text:span text:style-name="Source_20_Text"><text:span text:style-name="T56"> == 0x</text:span></text:span><text:span text:style-name="Source_20_Text"><text:span text:style-name="T93">7461</text:span></text:span><text:span text:style-name="Source_20_Text"><text:span text:style-name="T114">6773</text:span></text:span><text:span text:style-name="Source_20_Text"><text:span text:style-name="T56">(fourcc of "ta</text:span></text:span><text:span text:style-name="Source_20_Text"><text:span text:style-name="T113">gs</text:span></text:span><text:span text:style-name="Source_20_Text"><text:span text:style-name="T93">")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07">;</text:span></text:span><text:span text:style-name="Source_20_Text"><text:span text:style-name="T208"> <text:s/></text:span></text:span><text:span text:style-name="Source_20_Text"><text:span text:style-name="T65">// size == </text:span></text:span><text:span text:style-name="Source_20_Text"><text:span text:style-name="T109">3</text:span></text:span><text:span text:style-name="Source_20_Text"><text:span text:style-name="T115">6</text:span></text:span><text:span text:style-name="Source_20_Text"><text:span text:style-name="T65"> bytes</text:span></text:span></text:p>
      <text:p text:style-name="P132"><text:span text:style-name="Source_20_Text"><text:span text:style-name="T65"/></text:span></text:p>
      <text:p text:style-name="P132"><text:span text:style-name="Source_20_Text"><text:span text:style-name="T65"/></text:span></text:p>
      <text:p text:style-name="P132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24"> {</text:span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8">tag_index_array_offset</text:span></text:span><text:span text:style-name="Source_20_Text"><text:span text:style-name="T208">;</text:span></text:span></text:p>
      <text:p text:style-name="P132"><text:span text:style-name="Source_20_Text"><text:span text:style-name="T161"><text:s text:c="4"/></text:span></text:span><text:span text:style-name="Source_20_Text"><text:span text:style-name="T44">T</text:span></text:span><text:span text:style-name="Source_20_Text"><text:span text:style-name="T54">ag</text:span></text:span><text:span text:style-name="Source_20_Text"><text:span text:style-name="T43">I</text:span></text:span><text:span text:style-name="Source_20_Text"><text:span text:style-name="T54">d</text:span></text:span><text:span text:style-name="Source_20_Text"><text:span text:style-name="T197"><text:tab/></text:span></text:span><text:span text:style-name="Source_20_Text"><text:span text:style-name="T198"><text:tab/></text:span></text:span><text:span text:style-name="Source_20_Text"><text:span text:style-name="T271">scenario_tag_i</text:span></text:span><text:span text:style-name="Source_20_Text"><text:span text:style-name="T270">d;</text:span></text:span><text:span text:style-name="Source_20_Text"><text:span text:style-name="T272"><text:tab/></text:span></text:span><text:span text:style-name="Source_20_Text"><text:span text:style-name="T199">// points to this maps scenario tag</text:span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232"><text:tab/></text:span></text:span><text:span text:style-name="Source_20_Text"><text:span text:style-name="T238">map_id</text:span></text:span><text:span text:style-name="Source_20_Text"><text:span text:style-name="T208">;</text:span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8">tag_count</text:span></text:span><text:span text:style-name="Source_20_Text"><text:span text:style-name="T208">;</text:span></text:span></text:p>
      <text:p text:style-name="P132"><text:span text:style-name="Source_20_Text"><text:span text:style-name="T208"/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vertex_parts_count</text:span></text:span><text:span text:style-name="Source_20_Text"><text:span text:style-name="T208">;</text:span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model_data_offset</text:span></text:span><text:span text:style-name="Source_20_Text"><text:span text:style-name="T208">;</text:span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9">index_parts_count</text:span></text:span><text:span text:style-name="Source_20_Text"><text:span text:style-name="T208">;</text:span></text:span></text:p>
      <text:p text:style-name="P132"><text:span text:style-name="Source_20_Text"><text:span text:style-name="T208"/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40">vertex</text:span></text:span><text:span text:style-name="Source_20_Text"><text:span text:style-name="T239">_</text:span></text:span><text:span text:style-name="Source_20_Text"><text:span text:style-name="T240">data</text:span></text:span><text:span text:style-name="Source_20_Text"><text:span text:style-name="T239">_</text:span></text:span><text:span text:style-name="Source_20_Text"><text:span text:style-name="T240">size</text:span></text:span><text:span text:style-name="Source_20_Text"><text:span text:style-name="T208">;</text:span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40">index</text:span></text:span><text:span text:style-name="Source_20_Text"><text:span text:style-name="T239">_</text:span></text:span><text:span text:style-name="Source_20_Text"><text:span text:style-name="T240">data</text:span></text:span><text:span text:style-name="Source_20_Text"><text:span text:style-name="T239">_</text:span></text:span><text:span text:style-name="Source_20_Text"><text:span text:style-name="T240">size</text:span></text:span><text:span text:style-name="Source_20_Text"><text:span text:style-name="T208">;</text:span></text:span></text:p>
      <text:p text:style-name="P132"><text:span text:style-name="Source_20_Text"><text:span text:style-name="T260"/></text:span></text:p>
      <text:p text:style-name="P13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38">tags</text:span></text:span><text:span text:style-name="Source_20_Text"><text:span text:style-name="T225">_integrity</text:span></text:span><text:span text:style-name="Source_20_Text"><text:span text:style-name="T208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3"> </text:span></text:span><text:span text:style-name="Source_20_Text"><text:span text:style-name="T98">always</text:span></text:span><text:span text:style-name="Source_20_Text"><text:span text:style-name="T56"> == 0x</text:span></text:span><text:span text:style-name="Source_20_Text"><text:span text:style-name="T93">7461</text:span></text:span><text:span text:style-name="Source_20_Text"><text:span text:style-name="T114">6773</text:span></text:span><text:span text:style-name="Source_20_Text"><text:span text:style-name="T56">(fourcc of "ta</text:span></text:span><text:span text:style-name="Source_20_Text"><text:span text:style-name="T113">gs</text:span></text:span><text:span text:style-name="Source_20_Text"><text:span text:style-name="T93">")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07">;</text:span></text:span><text:span text:style-name="Source_20_Text"><text:span text:style-name="T208"> <text:s/></text:span></text:span><text:span text:style-name="Source_20_Text"><text:span text:style-name="T65">// size == </text:span></text:span><text:span text:style-name="Source_20_Text"><text:span text:style-name="T115">40</text:span></text:span><text:span text:style-name="Source_20_Text"><text:span text:style-name="T65"> bytes</text:span></text:span></text:p>
      <text:p text:style-name="P133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24"> {</text:span></text:span></text:p>
      <text:p text:style-name="P126"><text:span text:style-name="Source_20_Text"><text:span text:style-name="T232"><text:s text:c="4"/></text:span></text:span><text:span text:style-name="Source_20_Text"><text:span text:style-name="T20">RsrcMapType</text:span></text:span><text:span text:style-name="Source_20_Text"><text:span text:style-name="T21"><text:tab/></text:span></text:span><text:span text:style-name="Source_20_Text"><text:span text:style-name="T232">map_type</text:span></text:span><text:span text:style-name="Source_20_Text"><text:span text:style-name="T208">;</text:span></text:span></text:p>
      <text:p text:style-name="P126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2">tag_paths_</text:span></text:span><text:span text:style-name="Source_20_Text"><text:span text:style-name="T235">base</text:span></text:span><text:span text:style-name="Source_20_Text"><text:span text:style-name="T208">;</text:span></text:span></text:p>
      <text:p text:style-name="P126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2">tag_headers_</text:span></text:span><text:span text:style-name="Source_20_Text"><text:span text:style-name="T235">pointer</text:span></text:span><text:span text:style-name="Source_20_Text"><text:span text:style-name="T208">;</text:span></text:span></text:p>
      <text:p text:style-name="P126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103"><text:tab/></text:span></text:span><text:span text:style-name="Source_20_Text"><text:span text:style-name="T232">tag_count</text:span></text:span><text:span text:style-name="Source_20_Text"><text:span text:style-name="T208">;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07">;</text:span></text:span><text:span text:style-name="Source_20_Text"><text:span text:style-name="T208"> <text:s/></text:span></text:span><text:span text:style-name="Source_20_Text"><text:span text:style-name="T65">// size == </text:span></text:span><text:span text:style-name="Source_20_Text"><text:span text:style-name="T104">16</text:span></text:span><text:span text:style-name="Source_20_Text"><text:span text:style-name="T65"> bytes</text:span></text:span></text:p>
      <text:p text:style-name="P126"><text:span text:style-name="Source_20_Text"><text:span text:style-name="T65"/></text:span></text:p>
      <text:p text:style-name="P126"><text:span text:style-name="Source_20_Text"><text:span text:style-name="T65"/></text:span></text:p>
      <text:p text:style-name="P126"><text:span text:style-name="Source_20_Text"><text:span text:style-name="T100">/* The Halo 1 PC demo uses a different header filled with garbage as the padding</text:span></text:span></text:p>
      <text:p text:style-name="P119"><text:span text:style-name="Source_20_Text"><text:span text:style-name="T100">** instead of the standard 0x00 null padding. The belief is that this was done</text:span></text:span></text:p>
      <text:p text:style-name="P119"><text:span text:style-name="Source_20_Text"><text:span text:style-name="T100">** to make it impossible to take retail </text:span></text:span><text:span text:style-name="Source_20_Text"><text:span text:style-name="T101">Halo PC </text:span></text:span><text:span text:style-name="Source_20_Text"><text:span text:style-name="T100">maps and run them in the demo,</text:span></text:span></text:p>
      <text:p text:style-name="P120"><text:span text:style-name="Source_20_Text"><text:span text:style-name="T100">** but if</text:span></text:span><text:span text:style-name="Source_20_Text"><text:span text:style-name="T101"> </text:span></text:span><text:span text:style-name="Source_20_Text"><text:span text:style-name="T100">the REALLY wanted to make it impossible they should have just changed</text:span></text:span></text:p>
      <text:p text:style-name="P120"><text:span text:style-name="Source_20_Text"><text:span text:style-name="T100">** the</text:span></text:span><text:span text:style-name="Source_20_Text"><text:span text:style-name="T101"> </text:span></text:span><text:span text:style-name="Source_20_Text"><text:span text:style-name="T100">base address the map loads at to shift all the pointers, so idk.*/</text:span></text:span></text:p>
      <text:p text:style-name="P109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24"> {</text:span></text:span></text:p>
      <text:p text:style-name="P109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2</text:span></text:span><text:span text:style-name="Source_20_Text"><text:span text:style-name="T155">]<text:tab/></text:span></text:span><text:span text:style-name="Source_20_Text"><text:span text:style-name="T196"><text:tab/></text:span></text:span><text:span text:style-name="Source_20_Text"><text:span text:style-name="T260">pad0;</text:span></text:span></text:p>
      <text:p text:style-name="P109"><text:span text:style-name="Source_20_Text"><text:span text:style-name="T266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227">map_type;</text:span></text:span></text:p>
      <text:p text:style-name="P109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700</text:span></text:span><text:span text:style-name="Source_20_Text"><text:span text:style-name="T155">]<text:tab/></text:span></text:span><text:span text:style-name="Source_20_Text"><text:span text:style-name="T260">pad</text:span></text:span><text:span text:style-name="Source_20_Text"><text:span text:style-name="T264">1</text:span></text:span><text:span text:style-name="Source_20_Text"><text:span text:style-name="T260">;</text:span></text:span></text:p>
      <text:p text:style-name="P109"><text:span text:style-name="Source_20_Text"><text:span text:style-name="T260"/></text:span></text:p>
      <text:p text:style-name="P115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5">head_integrity</text:span></text:span><text:span text:style-name="Source_20_Text"><text:span text:style-name="T208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3"> </text:span></text:span><text:span text:style-name="Source_20_Text"><text:span text:style-name="T98">always</text:span></text:span><text:span text:style-name="Source_20_Text"><text:span text:style-name="T93"> == 0x</text:span></text:span><text:span text:style-name="Source_20_Text"><text:span text:style-name="T95">45686564</text:span></text:span><text:span text:style-name="Source_20_Text"><text:span text:style-name="T93">(fourcc of "</text:span></text:span><text:span text:style-name="Source_20_Text"><text:span text:style-name="T95">Ehed</text:span></text:span><text:span text:style-name="Source_20_Text"><text:span text:style-name="T93">")</text:span></text:span></text:p>
      <text:p text:style-name="P110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8">tag_index_meta_len</text:span></text:span><text:span text:style-name="Source_20_Text"><text:span text:style-name="T208">;</text:span></text:span></text:p>
      <text:p text:style-name="P110"><text:span text:style-name="Source_20_Text"><text:span text:style-name="T155"><text:s text:c="4"/></text:span></text:span><text:span text:style-name="Source_20_Text"><text:span text:style-name="T55">StrAscii</text:span></text:span><text:span text:style-name="Source_20_Text"><text:span text:style-name="T155">[</text:span></text:span><text:span text:style-name="Source_20_Text"><text:span text:style-name="T309">32</text:span></text:span><text:span text:style-name="Source_20_Text"><text:span text:style-name="T155">]<text:tab/></text:span></text:span><text:span text:style-name="Source_20_Text"><text:span text:style-name="T267">build_date</text:span></text:span><text:span text:style-name="Source_20_Text"><text:span text:style-name="T260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6"> must be null terminated</text:span></text:span></text:p>
      <text:p text:style-name="P110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672</text:span></text:span><text:span text:style-name="Source_20_Text"><text:span text:style-name="T155">]<text:tab/></text:span></text:span><text:span text:style-name="Source_20_Text"><text:span text:style-name="T260">pad</text:span></text:span><text:span text:style-name="Source_20_Text"><text:span text:style-name="T264">2</text:span></text:span><text:span text:style-name="Source_20_Text"><text:span text:style-name="T260">;</text:span></text:span></text:p>
      <text:p text:style-name="P110"><text:span text:style-name="Source_20_Text"><text:span text:style-name="T260"/></text:span></text:p>
      <text:p text:style-name="P111"><text:span text:style-name="Source_20_Text"><text:span text:style-name="T266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227">map_</text:span></text:span><text:span text:style-name="Source_20_Text"><text:span text:style-name="T228">version</text:span></text:span><text:span text:style-name="Source_20_Text"><text:span text:style-name="T227">;</text:span></text:span></text:p>
      <text:p text:style-name="P111"><text:span text:style-name="Source_20_Text"><text:span text:style-name="T155"><text:s text:c="4"/></text:span></text:span><text:span text:style-name="Source_20_Text"><text:span text:style-name="T55">StrAscii</text:span></text:span><text:span text:style-name="Source_20_Text"><text:span text:style-name="T155">[</text:span></text:span><text:span text:style-name="Source_20_Text"><text:span text:style-name="T309">32</text:span></text:span><text:span text:style-name="Source_20_Text"><text:span text:style-name="T155">]<text:tab/></text:span></text:span><text:span text:style-name="Source_20_Text"><text:span text:style-name="T268">map_name</text:span></text:span><text:span text:style-name="Source_20_Text"><text:span text:style-name="T260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6"> must be null terminated</text:span></text:span></text:p>
      <text:p text:style-name="P11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9">unknown</text:span></text:span><text:span text:style-name="Source_20_Text"><text:span text:style-name="T208">;</text:span></text:span></text:p>
      <text:p text:style-name="P11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9">crc32</text:span></text:span><text:span text:style-name="Source_20_Text"><text:span text:style-name="T208">;</text:span></text:span><text:span text:style-name="Source_20_Text"><text:span text:style-name="T231"><text:tab/></text:span></text:span><text:span text:style-name="Source_20_Text"><text:span text:style-name="T102">// crc32 of the maps contents(map integrity check)</text:span></text:span></text:p>
      <text:p text:style-name="P109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52</text:span></text:span><text:span text:style-name="Source_20_Text"><text:span text:style-name="T155">]</text:span></text:span><text:span text:style-name="Source_20_Text"><text:span text:style-name="T196"><text:tab/></text:span></text:span><text:span text:style-name="Source_20_Text"><text:span text:style-name="T155"><text:tab/></text:span></text:span><text:span text:style-name="Source_20_Text"><text:span text:style-name="T260">pad</text:span></text:span><text:span text:style-name="Source_20_Text"><text:span text:style-name="T264">3</text:span></text:span><text:span text:style-name="Source_20_Text"><text:span text:style-name="T260">;</text:span></text:span></text:p>
      <text:p text:style-name="P102"/>
      <text:p text:style-name="P11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9">decompressed</text:span></text:span><text:span text:style-name="Source_20_Text"><text:span text:style-name="T228">_len</text:span></text:span><text:span text:style-name="Source_20_Text"><text:span text:style-name="T208">;</text:span></text:span><text:span text:style-name="Source_20_Text"><text:span text:style-name="T229"><text:tab/></text:span></text:span><text:span text:style-name="Source_20_Text"><text:span text:style-name="T97">// map length in bytes after decompression</text:span></text:span></text:p>
      <text:p text:style-name="P11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8">tag_index_</text:span></text:span><text:span text:style-name="Source_20_Text"><text:span text:style-name="T229">header</text:span></text:span><text:span text:style-name="Source_20_Text"><text:span text:style-name="T228">_</text:span></text:span><text:span text:style-name="Source_20_Text"><text:span text:style-name="T229">offset</text:span></text:span><text:span text:style-name="Source_20_Text"><text:span text:style-name="T208">;</text:span></text:span></text:p>
      <text:p text:style-name="P115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5">foot_integrity</text:span></text:span><text:span text:style-name="Source_20_Text"><text:span text:style-name="T208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3"> </text:span></text:span><text:span text:style-name="Source_20_Text"><text:span text:style-name="T98">always</text:span></text:span><text:span text:style-name="Source_20_Text"><text:span text:style-name="T93"> == 0x</text:span></text:span><text:span text:style-name="Source_20_Text"><text:span text:style-name="T95">47666F74</text:span></text:span><text:span text:style-name="Source_20_Text"><text:span text:style-name="T93">(fourcc of "</text:span></text:span><text:span text:style-name="Source_20_Text"><text:span text:style-name="T95">Gfot</text:span></text:span><text:span text:style-name="Source_20_Text"><text:span text:style-name="T93">")</text:span></text:span></text:p>
      <text:p text:style-name="P109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524</text:span></text:span><text:span text:style-name="Source_20_Text"><text:span text:style-name="T155">]<text:tab/></text:span></text:span><text:span text:style-name="Source_20_Text"><text:span text:style-name="T260">pad</text:span></text:span><text:span text:style-name="Source_20_Text"><text:span text:style-name="T264">4</text:span></text:span><text:span text:style-name="Source_20_Text"><text:span text:style-name="T260">;</text:span></text:span></text:p>
      <text:p text:style-name="P114"><text:span text:style-name="Source_20_Text"><text:span text:style-name="T208"><text:s text:c="4"/>}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08">; <text:s/></text:span></text:span><text:span text:style-name="Source_20_Text"><text:span text:style-name="T65">// size == </text:span></text:span><text:span text:style-name="Source_20_Text"><text:span text:style-name="T93">20</text:span></text:span><text:span text:style-name="Source_20_Text"><text:span text:style-name="T66">48</text:span></text:span><text:span text:style-name="Source_20_Text"><text:span text:style-name="T65"> bytes</text:span></text:span></text:p>
      <text:p text:style-name="P105"><text:span text:style-name="Source_20_Text"><text:span text:style-name="T207"/></text:span></text:p>
      <text:p text:style-name="P114"><text:span text:style-name="Source_20_Text"><text:span text:style-name="T207"/></text:span></text:p>
      <text:p text:style-name="P114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24"> {</text:span></text:span></text:p>
      <text:p text:style-name="P115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5">head_integrity</text:span></text:span><text:span text:style-name="Source_20_Text"><text:span text:style-name="T208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3"> </text:span></text:span><text:span text:style-name="Source_20_Text"><text:span text:style-name="T98">always</text:span></text:span><text:span text:style-name="Source_20_Text"><text:span text:style-name="T93"> == 0x68656164(fourcc of "head")</text:span></text:span></text:p>
      <text:p text:style-name="P112"><text:span text:style-name="Source_20_Text"><text:span text:style-name="T266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227">map_</text:span></text:span><text:span text:style-name="Source_20_Text"><text:span text:style-name="T228">version</text:span></text:span><text:span text:style-name="Source_20_Text"><text:span text:style-name="T227">;</text:span></text:span></text:p>
      <text:p text:style-name="P116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9">decompressed</text:span></text:span><text:span text:style-name="Source_20_Text"><text:span text:style-name="T228">_len</text:span></text:span><text:span text:style-name="Source_20_Text"><text:span text:style-name="T208">;</text:span></text:span><text:span text:style-name="Source_20_Text"><text:span text:style-name="T229"><text:tab/></text:span></text:span><text:span text:style-name="Source_20_Text"><text:span text:style-name="T97">// map length in bytes after decompression</text:span></text:span></text:p>
      <text:p text:style-name="P116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9">unknown</text:span></text:span><text:span text:style-name="Source_20_Text"><text:span text:style-name="T208">;</text:span></text:span></text:p>
      <text:p text:style-name="P11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8">tag_index_</text:span></text:span><text:span text:style-name="Source_20_Text"><text:span text:style-name="T229">header</text:span></text:span><text:span text:style-name="Source_20_Text"><text:span text:style-name="T228">_</text:span></text:span><text:span text:style-name="Source_20_Text"><text:span text:style-name="T229">offset</text:span></text:span><text:span text:style-name="Source_20_Text"><text:span text:style-name="T208">;</text:span></text:span></text:p>
      <text:p text:style-name="P11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8">tag_index_meta_len</text:span></text:span><text:span text:style-name="Source_20_Text"><text:span text:style-name="T208">;</text:span></text:span></text:p>
      <text:p text:style-name="P112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8</text:span></text:span><text:span text:style-name="Source_20_Text"><text:span text:style-name="T155">]<text:tab/></text:span></text:span><text:span text:style-name="Source_20_Text"><text:span text:style-name="T196"><text:tab/></text:span></text:span><text:span text:style-name="Source_20_Text"><text:span text:style-name="T260">pad</text:span></text:span><text:span text:style-name="Source_20_Text"><text:span text:style-name="T264">0</text:span></text:span><text:span text:style-name="Source_20_Text"><text:span text:style-name="T260">;</text:span></text:span></text:p>
      <text:p text:style-name="P112"><text:span text:style-name="Source_20_Text"><text:span text:style-name="T260"/></text:span></text:p>
      <text:p text:style-name="P112"><text:span text:style-name="Source_20_Text"><text:span text:style-name="T155"><text:s text:c="4"/></text:span></text:span><text:span text:style-name="Source_20_Text"><text:span text:style-name="T55">StrAscii</text:span></text:span><text:span text:style-name="Source_20_Text"><text:span text:style-name="T155">[</text:span></text:span><text:span text:style-name="Source_20_Text"><text:span text:style-name="T309">32</text:span></text:span><text:span text:style-name="Source_20_Text"><text:span text:style-name="T155">]<text:tab/></text:span></text:span><text:span text:style-name="Source_20_Text"><text:span text:style-name="T268">map_name</text:span></text:span><text:span text:style-name="Source_20_Text"><text:span text:style-name="T260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6"> must be null terminated</text:span></text:span></text:p>
      <text:p text:style-name="P112"><text:span text:style-name="Source_20_Text"><text:span text:style-name="T155"><text:s text:c="4"/></text:span></text:span><text:span text:style-name="Source_20_Text"><text:span text:style-name="T55">StrAscii</text:span></text:span><text:span text:style-name="Source_20_Text"><text:span text:style-name="T155">[</text:span></text:span><text:span text:style-name="Source_20_Text"><text:span text:style-name="T309">32</text:span></text:span><text:span text:style-name="Source_20_Text"><text:span text:style-name="T155">]<text:tab/></text:span></text:span><text:span text:style-name="Source_20_Text"><text:span text:style-name="T267">build_date</text:span></text:span><text:span text:style-name="Source_20_Text"><text:span text:style-name="T260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6"> must be null terminated</text:span></text:span></text:p>
      <text:p text:style-name="P112"><text:span text:style-name="Source_20_Text"><text:span text:style-name="T266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227">map_type;</text:span></text:span></text:p>
      <text:p text:style-name="P113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2</text:span></text:span><text:span text:style-name="Source_20_Text"><text:span text:style-name="T155">]<text:tab/></text:span></text:span><text:span text:style-name="Source_20_Text"><text:span text:style-name="T196"><text:tab/></text:span></text:span><text:span text:style-name="Source_20_Text"><text:span text:style-name="T260">pad</text:span></text:span><text:span text:style-name="Source_20_Text"><text:span text:style-name="T265">1</text:span></text:span><text:span text:style-name="Source_20_Text"><text:span text:style-name="T260">;</text:span></text:span></text:p>
      <text:p text:style-name="P113"><text:span text:style-name="Source_20_Text"><text:span text:style-name="T260"/></text:span></text:p>
      <text:p text:style-name="P12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9">crc32</text:span></text:span><text:span text:style-name="Source_20_Text"><text:span text:style-name="T208">;</text:span></text:span><text:span text:style-name="Source_20_Text"><text:span text:style-name="T231"><text:tab/></text:span></text:span><text:span text:style-name="Source_20_Text"><text:span text:style-name="T102">// crc32 of the maps contents(map integrity check)</text:span></text:span></text:p>
      <text:p text:style-name="P108"><text:span text:style-name="Source_20_Text"><text:span text:style-name="T155"><text:s text:c="4"/></text:span></text:span><text:span text:style-name="Source_20_Text"><text:span text:style-name="T45">Pad</text:span></text:span><text:span text:style-name="Source_20_Text"><text:span text:style-name="T155">[</text:span></text:span><text:span text:style-name="Source_20_Text"><text:span text:style-name="T308">1940</text:span></text:span><text:span text:style-name="Source_20_Text"><text:span text:style-name="T155">]<text:tab/></text:span></text:span><text:span text:style-name="Source_20_Text"><text:span text:style-name="T260">pad</text:span></text:span><text:span text:style-name="Source_20_Text"><text:span text:style-name="T265">2</text:span></text:span><text:span text:style-name="Source_20_Text"><text:span text:style-name="T260">;</text:span></text:span></text:p>
      <text:p text:style-name="P108"><text:span text:style-name="Source_20_Text"><text:span text:style-name="T260"/></text:span></text:p>
      <text:p text:style-name="P105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25">foot_integrity</text:span></text:span><text:span text:style-name="Source_20_Text"><text:span text:style-name="T208">;</text:span></text:span><text:span text:style-name="Source_20_Text"><text:span text:style-name="T225"><text:tab/></text:span></text:span><text:span text:style-name="Source_20_Text"><text:span text:style-name="T65">//</text:span></text:span><text:span text:style-name="Source_20_Text"><text:span text:style-name="T93"> </text:span></text:span><text:span text:style-name="Source_20_Text"><text:span text:style-name="T98">always</text:span></text:span><text:span text:style-name="Source_20_Text"><text:span text:style-name="T93"> == 0x666F6F74(fourcc of "foot")</text:span></text:span></text:p>
      <text:p text:style-name="P114"><text:span text:style-name="Source_20_Text"><text:span text:style-name="T208"><text:s text:c="4"/>}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08">; <text:s/></text:span></text:span><text:span text:style-name="Source_20_Text"><text:span text:style-name="T65">// size == </text:span></text:span><text:span text:style-name="Source_20_Text"><text:span text:style-name="T93">20</text:span></text:span><text:span text:style-name="Source_20_Text"><text:span text:style-name="T66">48</text:span></text:span><text:span text:style-name="Source_20_Text"><text:span text:style-name="T65"> bytes</text:span></text:span></text:p>
      <text:h text:style-name="P139" text:outline-level="1">Bitmap<text:span text:style-name="T335">s</text:span></text:h>
      <text:p text:style-name="P93"><text:span text:style-name="Source_20_Text"><text:span text:style-name="T116">/</text:span></text:span><text:span text:style-name="Source_20_Text"><text:span text:style-name="T117">*</text:span></text:span><text:span text:style-name="Source_20_Text"><text:span text:style-name="T116"> </text:span></text:span><text:span text:style-name="Source_20_Text"><text:span text:style-name="T136">These "padding" values are only relevant for xbox bitmaps.</text:span></text:span><text:span text:style-name="Source_20_Text"><text:span text:style-name="T138"> Essentially </text:span></text:span><text:span text:style-name="Source_20_Text"><text:span text:style-name="T119">*/</text:span></text:span></text:p>
      <text:p text:style-name="P93"><text:span text:style-name="Source_20_Text"><text:span text:style-name="T293">#</text:span></text:span><text:span text:style-name="Source_20_Text"><text:span text:style-name="T294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244">512</text:span></text:span></text:p>
      <text:p text:style-name="P66"><text:span text:style-name="Source_20_Text"><text:span text:style-name="T293">#</text:span></text:span><text:span text:style-name="Source_20_Text"><text:span text:style-name="T294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244">128</text:span></text:span></text:p>
      <text:p text:style-name="P66"><text:span text:style-name="Source_20_Text"><text:span text:style-name="T243"/></text:span></text:p>
      <text:p text:style-name="P66"><text:span text:style-name="Source_20_Text"><text:span text:style-name="T243"/></text:span></text:p>
      <text:p text:style-name="P66"><text:span text:style-name="Source_20_Text"><text:span text:style-name="T70">/* Some of these SEnum16</text:span></text:span><text:span text:style-name="Source_20_Text"><text:span text:style-name="T71">'s</text:span></text:span><text:span text:style-name="Source_20_Text"><text:span text:style-name="T70"> don't have their options listed here. I did</text:span></text:span><text:span text:style-name="Source_20_Text"><text:span text:style-name="T72"> </text:span></text:span><text:span text:style-name="Source_20_Text"><text:span text:style-name="T70">n</text:span></text:span><text:span text:style-name="Source_20_Text"><text:span text:style-name="T72">o</text:span></text:span><text:span text:style-name="Source_20_Text"><text:span text:style-name="T70">t </text:span></text:span><text:span text:style-name="Source_20_Text"><text:span text:style-name="T73">see it</text:span></text:span></text:p>
      <text:p text:style-name="P41"><text:span text:style-name="Source_20_Text"><text:span text:style-name="T70">**</text:span></text:span><text:span text:style-name="Source_20_Text"><text:span text:style-name="T71"> </text:span></text:span><text:span text:style-name="Source_20_Text"><text:span text:style-name="T73">as </text:span></text:span><text:span text:style-name="Source_20_Text"><text:span text:style-name="T70">necessary as they are only used when compiling bitmaps using tool, and they</text:span></text:span></text:p>
      <text:p text:style-name="P41"><text:span text:style-name="Source_20_Text"><text:span text:style-name="T70">** would </text:span></text:span><text:span text:style-name="Source_20_Text"><text:span text:style-name="T74">take up more screenspace</text:span></text:span><text:span text:style-name="Source_20_Text"><text:span text:style-name="T70">. Use the definition extractor if you need them.*/</text:span></text:span></text:p>
      <text:p text:style-name="P30"><text:span text:style-name="Source_20_Text"><text:span text:style-name="T289">typedef</text:span></text:span><text:span text:style-name="Source_20_Text"><text:span text:style-name="T290"> </text:span></text:span><text:span text:style-name="Source_20_Text"><text:span text:style-name="T288">s</text:span></text:span><text:span text:style-name="Source_20_Text"><text:span text:style-name="T290">truct</text:span></text:span><text:span text:style-name="Source_20_Text"><text:span text:style-name="T288"> </text:span></text:span><text:span text:style-name="Source_20_Text"><text:span text:style-name="T4">BitmapBody</text:span></text:span><text:span text:style-name="Source_20_Text"><text:span text:style-name="T279"> {</text:span></text:span></text:p>
      <text:p text:style-name="P35"><text:span text:style-name="Source_20_Text"><text:span text:style-name="T57"><text:s text:c="4"/></text:span></text:span><text:span text:style-name="Source_20_Text"><text:span text:style-name="T5">SEnum16</text:span></text:span><text:span text:style-name="Source_20_Text"><text:span text:style-name="T208"><text:tab/></text:span></text:span><text:span text:style-name="Source_20_Text"><text:span text:style-name="T209">type</text:span></text:span><text:span text:style-name="Source_20_Text"><text:span text:style-name="T208">;</text:span></text:span><text:span text:style-name="Source_20_Text"><text:span text:style-name="T219"><text:tab/><text:tab/></text:span></text:span><text:span text:style-name="Source_20_Text"><text:span text:style-name="T69">// only used when compiling bitmap</text:span></text:span></text:p>
      <text:p text:style-name="P35"><text:span text:style-name="Source_20_Text"><text:span text:style-name="T57"><text:s text:c="4"/></text:span></text:span><text:span text:style-name="Source_20_Text"><text:span text:style-name="T5">SEnum16</text:span></text:span><text:span text:style-name="Source_20_Text"><text:span text:style-name="T208"><text:tab/></text:span></text:span><text:span text:style-name="Source_20_Text"><text:span text:style-name="T210">format</text:span></text:span><text:span text:style-name="Source_20_Text"><text:span text:style-name="T208">;</text:span></text:span><text:span text:style-name="Source_20_Text"><text:span text:style-name="T219"><text:tab/></text:span></text:span><text:span text:style-name="Source_20_Text"><text:span text:style-name="T69">// only used when compiling bitmap</text:span></text:span></text:p>
      <text:p text:style-name="P35"><text:span text:style-name="Source_20_Text"><text:span text:style-name="T57"><text:s text:c="4"/></text:span></text:span><text:span text:style-name="Source_20_Text"><text:span text:style-name="T5">SEnum16</text:span></text:span><text:span text:style-name="Source_20_Text"><text:span text:style-name="T208"><text:tab/></text:span></text:span><text:span text:style-name="Source_20_Text"><text:span text:style-name="T205">usa</text:span></text:span><text:span text:style-name="Source_20_Text"><text:span text:style-name="T210">ge</text:span></text:span><text:span text:style-name="Source_20_Text"><text:span text:style-name="T208">;</text:span></text:span><text:span text:style-name="Source_20_Text"><text:span text:style-name="T219"><text:tab/></text:span></text:span><text:span text:style-name="Source_20_Text"><text:span text:style-name="T69">// only used when compiling bitmap</text:span></text:span></text:p>
      <text:p text:style-name="P45"><text:span text:style-name="Source_20_Text"><text:span text:style-name="T281"><text:s text:c="4"/></text:span></text:span><text:span text:style-name="Source_20_Text"><text:span text:style-name="T58">// flags</text:span></text:span><text:span text:style-name="Source_20_Text"><text:span text:style-name="T75">(all of them are </text:span></text:span><text:span text:style-name="Source_20_Text"><text:span text:style-name="T69">only used when compiling bitmap</text:span></text:span><text:span text:style-name="Source_20_Text"><text:span text:style-name="T75">)</text:span></text:span></text:p>
      <text:p text:style-name="P31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enable_diffusion_dithering<text:tab/><text:tab/>: </text:span></text:span><text:span text:style-name="Source_20_Text"><text:span text:style-name="T303">1</text:span></text:span><text:span text:style-name="Source_20_Text"><text:span text:style-name="T282">;</text:span></text:span></text:p>
      <text:p text:style-name="P31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disable_height_map_compression<text:tab/>: </text:span></text:span><text:span text:style-name="Source_20_Text"><text:span text:style-name="T303">1</text:span></text:span><text:span text:style-name="Source_20_Text"><text:span text:style-name="T282">;</text:span></text:span></text:p>
      <text:p text:style-name="P31"><text:span text:style-name="Source_20_Text"><text:span text:style-name="T20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08"><text:tab/></text:span></text:span><text:span text:style-name="Source_20_Text"><text:span text:style-name="T210">uniform_sprite_sequences<text:tab/><text:tab/></text:span></text:span><text:span text:style-name="Source_20_Text"><text:span text:style-name="T208">: </text:span></text:span><text:span text:style-name="Source_20_Text"><text:span text:style-name="T303">1</text:span></text:span><text:span text:style-name="Source_20_Text"><text:span text:style-name="T208">;</text:span></text:span></text:p>
      <text:p text:style-name="P31"><text:span text:style-name="Source_20_Text"><text:span text:style-name="T20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08"><text:tab/></text:span></text:span><text:span text:style-name="Source_20_Text"><text:span text:style-name="T210">sprite_bug_fix</text:span></text:span><text:span text:style-name="Source_20_Text"><text:span text:style-name="T208"><text:tab/><text:tab/></text:span></text:span><text:span text:style-name="Source_20_Text"><text:span text:style-name="T210"><text:tab/><text:tab/></text:span></text:span><text:span text:style-name="Source_20_Text"><text:span text:style-name="T208">: </text:span></text:span><text:span text:style-name="Source_20_Text"><text:span text:style-name="T303">1</text:span></text:span><text:span text:style-name="Source_20_Text"><text:span text:style-name="T208">;</text:span></text:span></text:p>
      <text:p text:style-name="P31"><text:span text:style-name="Source_20_Text"><text:span text:style-name="T208"/></text:span></text:p>
      <text:p text:style-name="P42"><text:span text:style-name="Source_20_Text"><text:span text:style-name="T211"><text:s text:c="4"/></text:span></text:span><text:span text:style-name="Source_20_Text"><text:span text:style-name="T5">Float</text:span></text:span><text:span text:style-name="Source_20_Text"><text:span text:style-name="T211"><text:tab/>detail_fade_factor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211"><text:s text:c="4"/></text:span></text:span><text:span text:style-name="Source_20_Text"><text:span text:style-name="T5">Float</text:span></text:span><text:span text:style-name="Source_20_Text"><text:span text:style-name="T211"><text:tab/>sharpen_amount;</text:span></text:span><text:span text:style-name="Source_20_Text"><text:span text:style-name="T220"><text:tab/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211"><text:s text:c="4"/></text:span></text:span><text:span text:style-name="Source_20_Text"><text:span text:style-name="T5">Float</text:span></text:span><text:span text:style-name="Source_20_Text"><text:span text:style-name="T211"><text:tab/>bump_height;</text:span></text:span><text:span text:style-name="Source_20_Text"><text:span text:style-name="T220"><text:tab/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57"><text:s text:c="4"/></text:span></text:span><text:span text:style-name="Source_20_Text"><text:span text:style-name="T5">SEnum16</text:span></text:span><text:span text:style-name="Source_20_Text"><text:span text:style-name="T208"><text:tab/></text:span></text:span><text:span text:style-name="Source_20_Text"><text:span text:style-name="T211">sprite_budget_size</text:span></text:span><text:span text:style-name="Source_20_Text"><text:span text:style-name="T208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57"><text:s text:c="4"/></text:span></text:span><text:span text:style-name="Source_20_Text"><text:span text:style-name="T5">U</text:span></text:span><text:span text:style-name="Source_20_Text"><text:span text:style-name="T6">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1">sprite_budget_count</text:span></text:span><text:span text:style-name="Source_20_Text"><text:span text:style-name="T208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33"><text:span text:style-name="Source_20_Text"><text:span text:style-name="T250"/></text:span></text:p>
      <text:p text:style-name="P4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6"><text:tab/></text:span></text:span><text:span text:style-name="Source_20_Text"><text:span text:style-name="T215">color_plate_</text:span></text:span><text:span text:style-name="Source_20_Text"><text:span text:style-name="T213">width</text:span></text:span><text:span text:style-name="Source_20_Text"><text:span text:style-name="T208">;</text:span></text:span><text:span text:style-name="Source_20_Text"><text:span text:style-name="T223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6"><text:tab/></text:span></text:span><text:span text:style-name="Source_20_Text"><text:span text:style-name="T215">color_plate_</text:span></text:span><text:span text:style-name="Source_20_Text"><text:span text:style-name="T213">height</text:span></text:span><text:span text:style-name="Source_20_Text"><text:span text:style-name="T208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216"><text:s text:c="4"/></text:span></text:span><text:span text:style-name="Source_20_Text"><text:span text:style-name="T44">RawdataRef</text:span></text:span><text:span text:style-name="Source_20_Text"><text:span text:style-name="T50"><text:tab/></text:span></text:span><text:span text:style-name="Source_20_Text"><text:span text:style-name="T258">compressed_color_plate_data;</text:span></text:span><text:span text:style-name="Source_20_Text"><text:span text:style-name="T220"><text:tab/></text:span></text:span><text:span text:style-name="Source_20_Text"><text:span text:style-name="T69">// </text:span></text:span><text:span text:style-name="Source_20_Text"><text:span text:style-name="T89">assume </text:span></text:span><text:span text:style-name="Source_20_Text"><text:span text:style-name="T142">that </text:span></text:span><text:span text:style-name="Source_20_Text"><text:span text:style-name="T89">NEITHER of these</text:span></text:span></text:p>
      <text:p text:style-name="P43"><text:span text:style-name="Source_20_Text"><text:span text:style-name="T216"><text:s text:c="4"/></text:span></text:span><text:span text:style-name="Source_20_Text"><text:span text:style-name="T44">RawdataRef</text:span></text:span><text:span text:style-name="Source_20_Text"><text:span text:style-name="T50"><text:tab/></text:span></text:span><text:span text:style-name="Source_20_Text"><text:span text:style-name="T258">processed_pixel_data;</text:span></text:span><text:span text:style-name="Source_20_Text"><text:span text:style-name="T263"><text:tab/><text:tab/></text:span></text:span><text:span text:style-name="Source_20_Text"><text:span text:style-name="T195">// </text:span></text:span><text:span text:style-name="Source_20_Text"><text:span text:style-name="T202">is </text:span></text:span><text:span text:style-name="Source_20_Text"><text:span text:style-name="T195">valid in</text:span></text:span><text:span text:style-name="Source_20_Text"><text:span text:style-name="T202">side</text:span></text:span><text:span text:style-name="Source_20_Text"><text:span text:style-name="T195"> a map</text:span></text:span><text:span text:style-name="Source_20_Text"><text:span text:style-name="T202">file</text:span></text:span><text:span text:style-name="Source_20_Text"><text:span text:style-name="T195">.</text:span></text:span></text:p>
      <text:p text:style-name="P42"><text:span text:style-name="Source_20_Text"><text:span text:style-name="T69"/></text:span></text:p>
      <text:p text:style-name="P42"><text:span text:style-name="Source_20_Text"><text:span text:style-name="T211"><text:s text:c="4"/></text:span></text:span><text:span text:style-name="Source_20_Text"><text:span text:style-name="T5">Float</text:span></text:span><text:span text:style-name="Source_20_Text"><text:span text:style-name="T211"><text:tab/></text:span></text:span><text:span text:style-name="Source_20_Text"><text:span text:style-name="T217"><text:tab/>blur_filter_size</text:span></text:span><text:span text:style-name="Source_20_Text"><text:span text:style-name="T211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211"><text:s text:c="4"/></text:span></text:span><text:span text:style-name="Source_20_Text"><text:span text:style-name="T5">Float</text:span></text:span><text:span text:style-name="Source_20_Text"><text:span text:style-name="T211"><text:tab/></text:span></text:span><text:span text:style-name="Source_20_Text"><text:span text:style-name="T217"><text:tab/>alpha_bias</text:span></text:span><text:span text:style-name="Source_20_Text"><text:span text:style-name="T211">;</text:span></text:span><text:span text:style-name="Source_20_Text"><text:span text:style-name="T220"><text:tab/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6"><text:tab/></text:span></text:span><text:span text:style-name="Source_20_Text"><text:span text:style-name="T217">mipmap_levels</text:span></text:span><text:span text:style-name="Source_20_Text"><text:span text:style-name="T208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57"><text:s text:c="4"/></text:span></text:span><text:span text:style-name="Source_20_Text"><text:span text:style-name="T12">SEnum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6"><text:tab/></text:span></text:span><text:span text:style-name="Source_20_Text"><text:span text:style-name="T217">sprite_usage</text:span></text:span><text:span text:style-name="Source_20_Text"><text:span text:style-name="T208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6"><text:tab/></text:span></text:span><text:span text:style-name="Source_20_Text"><text:span text:style-name="T217">sprite_spacing</text:span></text:span><text:span text:style-name="Source_20_Text"><text:span text:style-name="T208">;</text:span></text:span><text:span text:style-name="Source_20_Text"><text:span text:style-name="T220"><text:tab/></text:span></text:span><text:span text:style-name="Source_20_Text"><text:span text:style-name="T69">// only used when compiling bitmap</text:span></text:span></text:p>
      <text:p text:style-name="P44"><text:span text:style-name="Source_20_Text"><text:span text:style-name="T218"><text:s text:c="4"/></text:span></text:span><text:span text:style-name="Source_20_Text"><text:span text:style-name="T45">Pad</text:span></text:span><text:span text:style-name="Source_20_Text"><text:span text:style-name="T260">[</text:span></text:span><text:span text:style-name="Source_20_Text"><text:span text:style-name="T307">2</text:span></text:span><text:span text:style-name="Source_20_Text"><text:span text:style-name="T260">]<text:tab/></text:span></text:span><text:span text:style-name="Source_20_Text"><text:span text:style-name="T261"><text:tab/></text:span></text:span><text:span text:style-name="Source_20_Text"><text:span text:style-name="T260">pad0;</text:span></text:span></text:p>
      <text:p text:style-name="P44"><text:span text:style-name="Source_20_Text"><text:span text:style-name="T69"/></text:span></text:p>
      <text:p text:style-name="P34"><text:span text:style-name="Source_20_Text"><text:span text:style-name="T216"><text:s text:c="4"/></text:span></text:span><text:span text:style-name="Source_20_Text"><text:span text:style-name="T51">Reflexive</text:span></text:span><text:span text:style-name="Source_20_Text"><text:span text:style-name="T50"><text:tab/></text:span></text:span><text:span text:style-name="Source_20_Text"><text:span text:style-name="T259">sequences;</text:span></text:span></text:p>
      <text:p text:style-name="P34"><text:span text:style-name="Source_20_Text"><text:span text:style-name="T216"><text:s text:c="4"/></text:span></text:span><text:span text:style-name="Source_20_Text"><text:span text:style-name="T51">Reflexive</text:span></text:span><text:span text:style-name="Source_20_Text"><text:span text:style-name="T50"><text:tab/></text:span></text:span><text:span text:style-name="Source_20_Text"><text:span text:style-name="T259">bitmaps;</text:span></text:span><text:span text:style-name="Source_20_Text"><text:span text:style-name="T205"><text:line-break/></text:span></text:span><text:span text:style-name="Source_20_Text"><text:span text:style-name="T207"> <text:s text:c="3"/>} </text:span></text:span><text:span text:style-name="Source_20_Text"><text:span text:style-name="T4">BitmapBody</text:span></text:span><text:span text:style-name="Source_20_Text"><text:span text:style-name="T207">;</text:span></text:span></text:p>
      <text:p text:style-name="P36"><text:span text:style-name="Source_20_Text"><text:span text:style-name="T277"/></text:span></text:p>
      <text:p text:style-name="P97"><text:span text:style-name="Source_20_Text"><text:span text:style-name="T295"/></text:span></text:p>
      <text:p text:style-name="P67"><text:span text:style-name="Source_20_Text"><text:span text:style-name="T287">enum </text:span></text:span><text:span text:style-name="Source_20_Text"><text:span text:style-name="T288">class </text:span></text:span><text:span text:style-name="Source_20_Text"><text:span text:style-name="T1">Bitmap</text:span></text:span><text:span text:style-name="Source_20_Text"><text:span text:style-name="T2">Type</text:span></text:span><text:span text:style-name="Source_20_Text"><text:span text:style-name="T279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279"> {</text:span></text:span></text:p>
      <text:p text:style-name="P67"><text:span text:style-name="Source_20_Text"><text:span text:style-name="T203"><text:s text:c="4"/></text:span></text:span><text:span text:style-name="Source_20_Text"><text:span text:style-name="T2">textyp_2d</text:span></text:span><text:span text:style-name="Source_20_Text"><text:span text:style-name="T203"> </text:span></text:span><text:span text:style-name="Source_20_Text"><text:span text:style-name="T205"><text:s text:c="6"/></text:span></text:span><text:span text:style-name="Source_20_Text"><text:span text:style-name="T203">= </text:span></text:span><text:span text:style-name="Source_20_Text"><text:span text:style-name="T205">0</text:span></text:span><text:span text:style-name="Source_20_Text"><text:span text:style-name="T206">,</text:span></text:span></text:p>
      <text:p text:style-name="P67"><text:span text:style-name="Source_20_Text"><text:span text:style-name="T203"><text:s text:c="4"/></text:span></text:span><text:span text:style-name="Source_20_Text"><text:span text:style-name="T2">textyp_3d</text:span></text:span><text:span text:style-name="Source_20_Text"><text:span text:style-name="T203"> </text:span></text:span><text:span text:style-name="Source_20_Text"><text:span text:style-name="T205"><text:s text:c="6"/></text:span></text:span><text:span text:style-name="Source_20_Text"><text:span text:style-name="T203">= </text:span></text:span><text:span text:style-name="Source_20_Text"><text:span text:style-name="T205">1</text:span></text:span><text:span text:style-name="Source_20_Text"><text:span text:style-name="T206">,</text:span></text:span></text:p>
      <text:p text:style-name="P67"><text:span text:style-name="Source_20_Text"><text:span text:style-name="T203"><text:s text:c="4"/></text:span></text:span><text:span text:style-name="Source_20_Text"><text:span text:style-name="T2">textyp_cubemap</text:span></text:span><text:span text:style-name="Source_20_Text"><text:span text:style-name="T203"> </text:span></text:span><text:span text:style-name="Source_20_Text"><text:span text:style-name="T205"><text:s/></text:span></text:span><text:span text:style-name="Source_20_Text"><text:span text:style-name="T203">= </text:span></text:span><text:span text:style-name="Source_20_Text"><text:span text:style-name="T205">2</text:span></text:span><text:span text:style-name="Source_20_Text"><text:span text:style-name="T206">,</text:span></text:span></text:p>
      <text:p text:style-name="P80"><text:span text:style-name="Source_20_Text"><text:span text:style-name="T246"><text:s text:c="4"/></text:span></text:span><text:span text:style-name="Source_20_Text"><text:span text:style-name="T34">textyp_white</text:span></text:span><text:span text:style-name="Source_20_Text"><text:span text:style-name="T246"> </text:span></text:span><text:span text:style-name="Source_20_Text"><text:span text:style-name="T247"><text:s text:c="3"/></text:span></text:span><text:span text:style-name="Source_20_Text"><text:span text:style-name="T246">= </text:span></text:span><text:span text:style-name="Source_20_Text"><text:span text:style-name="T247">3</text:span></text:span><text:span text:style-name="Source_20_Text"><text:span text:style-name="T248">,</text:span></text:span><text:span text:style-name="Source_20_Text"><text:span text:style-name="T249"> <text:s/></text:span></text:span><text:span text:style-name="Source_20_Text"><text:span text:style-name="T143">// </text:span></text:span><text:span text:style-name="Source_20_Text"><text:span text:style-name="T144">unused/</text:span></text:span><text:span text:style-name="Source_20_Text"><text:span text:style-name="T143">useless?</text:span></text:span><text:span text:style-name="Source_20_Text"><text:span text:style-name="T247"><text:line-break/></text:span></text:span><text:span text:style-name="Source_20_Text"><text:span text:style-name="T249"> <text:s text:c="3"/>} </text:span></text:span><text:span text:style-name="Source_20_Text"><text:span text:style-name="T35">Bitmap</text:span></text:span><text:span text:style-name="Source_20_Text"><text:span text:style-name="T34">Type</text:span></text:span><text:span text:style-name="Source_20_Text"><text:span text:style-name="T249">;</text:span></text:span></text:p>
      <text:p text:style-name="P135"><text:span text:style-name="Source_20_Text"><text:span text:style-name="T137">// unused texfmt options have been removed from this </text:span></text:span><text:span text:style-name="Source_20_Text"><text:span text:style-name="T56">BitmapFormat</text:span></text:span><text:span text:style-name="Source_20_Text"><text:span text:style-name="T137"> definition.</text:span></text:span></text:p>
      <text:p text:style-name="P36"><text:span text:style-name="Source_20_Text"><text:span text:style-name="T287">enum </text:span></text:span><text:span text:style-name="Source_20_Text"><text:span text:style-name="T288">class </text:span></text:span><text:span text:style-name="Source_20_Text"><text:span text:style-name="T1">BitmapFormat</text:span></text:span><text:span text:style-name="Source_20_Text"><text:span text:style-name="T279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279"> {</text:span></text:span></text:p>
      <text:p text:style-name="P51"><text:span text:style-name="Source_20_Text"><text:span text:style-name="T203"><text:s text:c="3"/></text:span></text:span><text:span text:style-name="Source_20_Text"><text:span text:style-name="T207"><text:s/></text:span></text:span><text:span text:style-name="Source_20_Text"><text:span text:style-name="T2">texfmt_</text:span></text:span><text:span text:style-name="Source_20_Text"><text:span text:style-name="T1">a8</text:span></text:span><text:span text:style-name="Source_20_Text"><text:span text:style-name="T203"> </text:span></text:span><text:span text:style-name="Source_20_Text"><text:span text:style-name="T205"><text:s text:c="6"/></text:span></text:span><text:span text:style-name="Source_20_Text"><text:span text:style-name="T203">= </text:span></text:span><text:span text:style-name="Source_20_Text"><text:span text:style-name="T205">0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79">xbox-only format</text:span></text:span><text:span text:style-name="Source_20_Text"><text:span text:style-name="T81">(luminence == solid black)</text:span></text:span></text:p>
      <text:p text:style-name="P53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y8</text:span></text:span><text:span text:style-name="Source_20_Text"><text:span text:style-name="T203"> </text:span></text:span><text:span text:style-name="Source_20_Text"><text:span text:style-name="T205"><text:s text:c="6"/></text:span></text:span><text:span text:style-name="Source_20_Text"><text:span text:style-name="T203">= </text:span></text:span><text:span text:style-name="Source_20_Text"><text:span text:style-name="T205">1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79">xbox-only format</text:span></text:span><text:span text:style-name="Source_20_Text"><text:span text:style-name="T81">(alpha == solid white)</text:span></text:span></text:p>
      <text:p text:style-name="P53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ay8</text:span></text:span><text:span text:style-name="Source_20_Text"><text:span text:style-name="T203"> </text:span></text:span><text:span text:style-name="Source_20_Text"><text:span text:style-name="T205"><text:s text:c="5"/></text:span></text:span><text:span text:style-name="Source_20_Text"><text:span text:style-name="T203">= </text:span></text:span><text:span text:style-name="Source_20_Text"><text:span text:style-name="T205">2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79">xbox-only format</text:span></text:span><text:span text:style-name="Source_20_Text"><text:span text:style-name="T81">(alpha == luminence)</text:span></text:span></text:p>
      <text:p text:style-name="P51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a8y8</text:span></text:span><text:span text:style-name="Source_20_Text"><text:span text:style-name="T203"> </text:span></text:span><text:span text:style-name="Source_20_Text"><text:span text:style-name="T205"><text:s text:c="4"/></text:span></text:span><text:span text:style-name="Source_20_Text"><text:span text:style-name="T203">= </text:span></text:span><text:span text:style-name="Source_20_Text"><text:span text:style-name="T205">3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79">xbox-only format</text:span></text:span></text:p>
      <text:p text:style-name="P36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r5g6b5</text:span></text:span><text:span text:style-name="Source_20_Text"><text:span text:style-name="T203"> </text:span></text:span><text:span text:style-name="Source_20_Text"><text:span text:style-name="T205"><text:s text:c="2"/></text:span></text:span><text:span text:style-name="Source_20_Text"><text:span text:style-name="T203">= </text:span></text:span><text:span text:style-name="Source_20_Text"><text:span text:style-name="T205">6</text:span></text:span><text:span text:style-name="Source_20_Text"><text:span text:style-name="T206">,</text:span></text:span></text:p>
      <text:p text:style-name="P36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a1r5g5b5</text:span></text:span><text:span text:style-name="Source_20_Text"><text:span text:style-name="T203"> = </text:span></text:span><text:span text:style-name="Source_20_Text"><text:span text:style-name="T205">8</text:span></text:span><text:span text:style-name="Source_20_Text"><text:span text:style-name="T206">,</text:span></text:span></text:p>
      <text:p text:style-name="P36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a4r4g4b4</text:span></text:span><text:span text:style-name="Source_20_Text"><text:span text:style-name="T203"> = </text:span></text:span><text:span text:style-name="Source_20_Text"><text:span text:style-name="T205">9</text:span></text:span><text:span text:style-name="Source_20_Text"><text:span text:style-name="T206">,</text:span></text:span></text:p>
      <text:p text:style-name="P53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x8r8g8b8</text:span></text:span><text:span text:style-name="Source_20_Text"><text:span text:style-name="T203"> = </text:span></text:span><text:span text:style-name="Source_20_Text"><text:span text:style-name="T205">10</text:span></text:span><text:span text:style-name="Source_20_Text"><text:span text:style-name="T206">,</text:span></text:span><text:span text:style-name="Source_20_Text"><text:span text:style-name="T222"><text:tab/></text:span></text:span><text:span text:style-name="Source_20_Text"><text:span text:style-name="T81">// (alpha == solid white)</text:span></text:span></text:p>
      <text:p text:style-name="P36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a8r8g8b8</text:span></text:span><text:span text:style-name="Source_20_Text"><text:span text:style-name="T203"> = </text:span></text:span><text:span text:style-name="Source_20_Text"><text:span text:style-name="T205">11</text:span></text:span><text:span text:style-name="Source_20_Text"><text:span text:style-name="T206">,</text:span></text:span></text:p>
      <text:p text:style-name="P52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dxt1</text:span></text:span><text:span text:style-name="Source_20_Text"><text:span text:style-name="T203"> </text:span></text:span><text:span text:style-name="Source_20_Text"><text:span text:style-name="T205"><text:s text:c="4"/></text:span></text:span><text:span text:style-name="Source_20_Text"><text:span text:style-name="T203">= </text:span></text:span><text:span text:style-name="Source_20_Text"><text:span text:style-name="T205">14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80">aka Compressed with color-key transparency</text:span></text:span></text:p>
      <text:p text:style-name="P52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dxt3 <text:s text:c="3"/></text:span></text:span><text:span text:style-name="Source_20_Text"><text:span text:style-name="T203"><text:s/>= </text:span></text:span><text:span text:style-name="Source_20_Text"><text:span text:style-name="T205">15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80">aka Compressed with explicit alpha</text:span></text:span></text:p>
      <text:p text:style-name="P52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dxt5 <text:s text:c="3"/></text:span></text:span><text:span text:style-name="Source_20_Text"><text:span text:style-name="T203"><text:s/>= </text:span></text:span><text:span text:style-name="Source_20_Text"><text:span text:style-name="T205">16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80">aka Compressed with interpolated alpha</text:span></text:span></text:p>
      <text:p text:style-name="P51"><text:span text:style-name="Source_20_Text"><text:span text:style-name="T203"><text:s text:c="4"/></text:span></text:span><text:span text:style-name="Source_20_Text"><text:span text:style-name="T2">texfmt_</text:span></text:span><text:span text:style-name="Source_20_Text"><text:span text:style-name="T1">p8_bump </text:span></text:span><text:span text:style-name="Source_20_Text"><text:span text:style-name="T203"><text:s/>= </text:span></text:span><text:span text:style-name="Source_20_Text"><text:span text:style-name="T205">17</text:span></text:span><text:span text:style-name="Source_20_Text"><text:span text:style-name="T206">,</text:span></text:span><text:span text:style-name="Source_20_Text"><text:span text:style-name="T221"><text:tab/></text:span></text:span><text:span text:style-name="Source_20_Text"><text:span text:style-name="T59">// </text:span></text:span><text:span text:style-name="Source_20_Text"><text:span text:style-name="T79">xbox-only format</text:span></text:span></text:p>
      <text:p text:style-name="P67"><text:span text:style-name="Source_20_Text"><text:span text:style-name="T56"><text:s text:c="4"/></text:span></text:span><text:span text:style-name="Source_20_Text"><text:span text:style-name="T280">} </text:span></text:span><text:span text:style-name="Source_20_Text"><text:span text:style-name="T1">BitmapFormat</text:span></text:span><text:span text:style-name="Source_20_Text"><text:span text:style-name="T280">;</text:span></text:span></text:p>
      <text:p text:style-name="P81"/>
      <text:p text:style-name="P81"/>
      <text:p text:style-name="P36"><text:span text:style-name="Source_20_Text"><text:span text:style-name="T289">typedef </text:span></text:span><text:span text:style-name="Source_20_Text"><text:span text:style-name="T291">struct</text:span></text:span><text:span text:style-name="Source_20_Text"><text:span text:style-name="T282"> </text:span></text:span><text:span text:style-name="Source_20_Text"><text:span text:style-name="T8">Bitmap</text:span></text:span><text:span text:style-name="Source_20_Text"><text:span text:style-name="T282"> {</text:span></text:span></text:p>
      <text:p text:style-name="P11"><text:span text:style-name="Source_20_Text"><text:span text:style-name="T283"><text:s text:c="4"/></text:span></text:span><text:span text:style-name="Source_20_Text"><text:span text:style-name="T9">TagClass</text:span></text:span><text:span text:style-name="Source_20_Text"><text:span text:style-name="T283"><text:tab/>bitm_id; <text:s/></text:span></text:span><text:span text:style-name="Source_20_Text"><text:span text:style-name="T59">// </text:span></text:span><text:span text:style-name="Source_20_Text"><text:span text:style-name="T92">always</text:span></text:span><text:span text:style-name="Source_20_Text"><text:span text:style-name="T59"> == </text:span></text:span><text:span text:style-name="Source_20_Text"><text:span text:style-name="T60">tagcls_</text:span></text:span><text:span text:style-name="Source_20_Text"><text:span text:style-name="T59">bitm</text:span></text:span></text:p>
      <text:p text:style-name="P1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2"><text:tab/></text:span></text:span><text:span text:style-name="Source_20_Text"><text:span text:style-name="T213">width</text:span></text:span><text:span text:style-name="Source_20_Text"><text:span text:style-name="T208">;</text:span></text:span></text:p>
      <text:p text:style-name="P11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2"><text:tab/></text:span></text:span><text:span text:style-name="Source_20_Text"><text:span text:style-name="T213">height</text:span></text:span><text:span text:style-name="Source_20_Text"><text:span text:style-name="T208">;</text:span></text:span></text:p>
      <text:p text:style-name="P12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08"><text:tab/></text:span></text:span><text:span text:style-name="Source_20_Text"><text:span text:style-name="T212"><text:tab/></text:span></text:span><text:span text:style-name="Source_20_Text"><text:span text:style-name="T213">depth</text:span></text:span><text:span text:style-name="Source_20_Text"><text:span text:style-name="T208">;</text:span></text:span></text:p>
      <text:p text:style-name="P12"><text:span text:style-name="Source_20_Text"><text:span text:style-name="T10"><text:s text:c="4"/></text:span></text:span><text:span text:style-name="Source_20_Text"><text:span text:style-name="T1">Bitmap</text:span></text:span><text:span text:style-name="Source_20_Text"><text:span text:style-name="T10">Type</text:span></text:span><text:span text:style-name="Source_20_Text"><text:span text:style-name="T212"><text:tab/>type;</text:span></text:span></text:p>
      <text:p text:style-name="P12"><text:span text:style-name="Source_20_Text"><text:span text:style-name="T10"><text:s text:c="4"/></text:span></text:span><text:span text:style-name="Source_20_Text"><text:span text:style-name="T1">BitmapFormat</text:span></text:span><text:span text:style-name="Source_20_Text"><text:span text:style-name="T212"><text:tab/>format;</text:span></text:span></text:p>
      <text:p text:style-name="P11"><text:span text:style-name="Source_20_Text"><text:span text:style-name="T281"><text:s text:c="4"/></text:span></text:span><text:span text:style-name="Source_20_Text"><text:span text:style-name="T58">// flags</text:span></text:span></text:p>
      <text:p text:style-name="P49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power_of_2_dim<text:tab/>: </text:span></text:span><text:span text:style-name="Source_20_Text"><text:span text:style-name="T303">1</text:span></text:span><text:span text:style-name="Source_20_Text"><text:span text:style-name="T282">;</text:span></text:span><text:span text:style-name="Source_20_Text"><text:span text:style-name="T285"><text:tab/></text:span></text:span><text:span text:style-name="Source_20_Text"><text:span text:style-name="T59">/</text:span></text:span><text:span text:style-name="Source_20_Text"><text:span text:style-name="T76">*</text:span></text:span><text:span text:style-name="Source_20_Text"><text:span text:style-name="T59"> </text:span></text:span><text:span text:style-name="Source_20_Text"><text:span text:style-name="T76">always have this set if the </text:span></text:span><text:span text:style-name="Source_20_Text"><text:span text:style-name="T85">compressed</text:span></text:span></text:p>
      <text:p text:style-name="P56"><text:span text:style-name="Source_20_Text"><text:span text:style-name="T76"><text:s text:c="4"/>**</text:span></text:span><text:span text:style-name="Source_20_Text"><text:span text:style-name="T84"><text:tab/><text:tab/><text:tab/><text:tab/><text:tab/> <text:s/></text:span></text:span><text:span text:style-name="Source_20_Text"><text:span text:style-name="T76"><text:s/></text:span></text:span><text:span text:style-name="Source_20_Text"><text:span text:style-name="T85">flag is set</text:span></text:span><text:span text:style-name="Source_20_Text"><text:span text:style-name="T76">, even if its dimensions are</text:span></text:span></text:p>
      <text:p text:style-name="P56"><text:span text:style-name="Source_20_Text"><text:span text:style-name="T84"><text:s text:c="4"/>**<text:tab/><text:tab/><text:tab/><text:tab/><text:tab/> <text:s text:c="2"/></text:span></text:span><text:span text:style-name="Source_20_Text"><text:span text:style-name="T85">not </text:span></text:span><text:span text:style-name="Source_20_Text"><text:span text:style-name="T76">actually powers of 2.*/</text:span></text:span></text:p>
      <text:p text:style-name="P49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compressed<text:tab/><text:tab/>: </text:span></text:span><text:span text:style-name="Source_20_Text"><text:span text:style-name="T303">1</text:span></text:span><text:span text:style-name="Source_20_Text"><text:span text:style-name="T282">;</text:span></text:span><text:span text:style-name="Source_20_Text"><text:span text:style-name="T285"><text:tab/></text:span></text:span><text:span text:style-name="Source_20_Text"><text:span text:style-name="T59">// </text:span></text:span><text:span text:style-name="Source_20_Text"><text:span text:style-name="T76">texture is either dxt1, dxt3, or dxt5</text:span></text:span></text:p>
      <text:p text:style-name="P50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palettized<text:tab/><text:tab/>: </text:span></text:span><text:span text:style-name="Source_20_Text"><text:span text:style-name="T303">1</text:span></text:span><text:span text:style-name="Source_20_Text"><text:span text:style-name="T282">;</text:span></text:span><text:span text:style-name="Source_20_Text"><text:span text:style-name="T286"><text:tab/></text:span></text:span><text:span text:style-name="Source_20_Text"><text:span text:style-name="T59">// </text:span></text:span><text:span text:style-name="Source_20_Text"><text:span text:style-name="T77">only set for p8_bump format</text:span></text:span></text:p>
      <text:p text:style-name="P11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swizzled<text:tab/><text:tab/>: </text:span></text:span><text:span text:style-name="Source_20_Text"><text:span text:style-name="T303">1</text:span></text:span><text:span text:style-name="Source_20_Text"><text:span text:style-name="T282">; <text:s/></text:span></text:span><text:span text:style-name="Source_20_Text"><text:span text:style-name="T57">// </text:span></text:span><text:span text:style-name="Source_20_Text"><text:span text:style-name="T68">texture is swizzled</text:span></text:span><text:span text:style-name="Source_20_Text"><text:span text:style-name="T57"> </text:span></text:span><text:span text:style-name="Source_20_Text"><text:span text:style-name="T68">using</text:span></text:span><text:span text:style-name="Source_20_Text"><text:span text:style-name="T57"> z-order</text:span></text:span><text:span text:style-name="Source_20_Text"><text:span text:style-name="T68"> curve</text:span></text:span></text:p>
      <text:p text:style-name="P50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linear<text:tab/><text:tab/>: </text:span></text:span><text:span text:style-name="Source_20_Text"><text:span text:style-name="T303">1</text:span></text:span><text:span text:style-name="Source_20_Text"><text:span text:style-name="T282">;</text:span></text:span><text:span text:style-name="Source_20_Text"><text:span text:style-name="T77"><text:tab/></text:span></text:span><text:span text:style-name="Source_20_Text"><text:span text:style-name="T59">// </text:span></text:span><text:span text:style-name="Source_20_Text"><text:span text:style-name="T77">unknown</text:span></text:span></text:p>
      <text:p text:style-name="P50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v16u16<text:tab/><text:tab/>: </text:span></text:span><text:span text:style-name="Source_20_Text"><text:span text:style-name="T303">1</text:span></text:span><text:span text:style-name="Source_20_Text"><text:span text:style-name="T282">;</text:span></text:span><text:span text:style-name="Source_20_Text"><text:span text:style-name="T286"><text:tab/></text:span></text:span><text:span text:style-name="Source_20_Text"><text:span text:style-name="T59">// </text:span></text:span><text:span text:style-name="Source_20_Text"><text:span text:style-name="T77">unknown</text:span></text:span></text:p>
      <text:p text:style-name="P11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unknown<text:tab/><text:tab/>: </text:span></text:span><text:span text:style-name="Source_20_Text"><text:span text:style-name="T303">1</text:span></text:span><text:span text:style-name="Source_20_Text"><text:span text:style-name="T282">;</text:span></text:span></text:p>
      <text:p text:style-name="P14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prefer_low_detail<text:tab/>: </text:span></text:span><text:span text:style-name="Source_20_Text"><text:span text:style-name="T303">1</text:span></text:span><text:span text:style-name="Source_20_Text"><text:span text:style-name="T282">; <text:s/></text:span></text:span><text:span text:style-name="Source_20_Text"><text:span text:style-name="T57">// </text:span></text:span><text:span text:style-name="Source_20_Text"><text:span text:style-name="T78">something to do with mipmaps(always set?)</text:span></text:span></text:p>
      <text:p text:style-name="P20"><text:span text:style-name="Source_20_Text"><text:span text:style-name="T282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2"><text:tab/>data_in_rsrc_map<text:tab/>: </text:span></text:span><text:span text:style-name="Source_20_Text"><text:span text:style-name="T303">1</text:span></text:span><text:span text:style-name="Source_20_Text"><text:span text:style-name="T282">; <text:s/></text:span></text:span><text:span text:style-name="Source_20_Text"><text:span text:style-name="T61">/</text:span></text:span><text:span text:style-name="Source_20_Text"><text:span text:style-name="T62">*</text:span></text:span><text:span text:style-name="Source_20_Text"><text:span text:style-name="T61"> </text:span></text:span><text:span text:style-name="Source_20_Text"><text:span text:style-name="T63">Only used in PC and CE.</text:span></text:span></text:p>
      <text:p text:style-name="P55"><text:span text:style-name="Source_20_Text"><text:span text:style-name="T63"><text:s text:c="4"/>**</text:span></text:span><text:span text:style-name="Source_20_Text"><text:span text:style-name="T83"><text:tab/><text:tab/><text:tab/><text:tab/><text:tab/> <text:s/></text:span></text:span><text:span text:style-name="Source_20_Text"><text:span text:style-name="T63"><text:s/></text:span></text:span><text:span text:style-name="Source_20_Text"><text:span text:style-name="T64">If set, specifies</text:span></text:span><text:span text:style-name="Source_20_Text"><text:span text:style-name="T61"> </text:span></text:span><text:span text:style-name="Source_20_Text"><text:span text:style-name="T63">the pixel</text:span></text:span><text:span text:style-name="Source_20_Text"><text:span text:style-name="T64"> data</text:span></text:span><text:span text:style-name="Source_20_Text"><text:span text:style-name="T63"> </text:span></text:span><text:span text:style-name="Source_20_Text"><text:span text:style-name="T64">is</text:span></text:span><text:span text:style-name="Source_20_Text"><text:span text:style-name="T63"> in the</text:span></text:span></text:p>
      <text:p text:style-name="P55"><text:span text:style-name="Source_20_Text"><text:span text:style-name="T64"><text:s text:c="4"/>**<text:tab/><text:tab/><text:tab/><text:tab/><text:tab/> </text:span></text:span><text:span text:style-name="Source_20_Text"><text:span text:style-name="T83"><text:s/></text:span></text:span><text:span text:style-name="Source_20_Text"><text:span text:style-name="T64"><text:s/></text:span></text:span><text:span text:style-name="Source_20_Text"><text:span text:style-name="T63">bitmaps.map</text:span></text:span><text:span text:style-name="Source_20_Text"><text:span text:style-name="T83"> </text:span></text:span><text:span text:style-name="Source_20_Text"><text:span text:style-name="T63">resource map</text:span></text:span><text:span text:style-name="Source_20_Text"><text:span text:style-name="T64"> rather than the</text:span></text:span></text:p>
      <text:p text:style-name="P55"><text:span text:style-name="Source_20_Text"><text:span text:style-name="T83"><text:s text:c="3"/></text:span></text:span><text:span text:style-name="Source_20_Text"><text:span text:style-name="T64"><text:s/></text:span></text:span><text:span text:style-name="Source_20_Text"><text:span text:style-name="T83">**<text:tab/><text:tab/><text:tab/><text:tab/><text:tab/> <text:s text:c="2"/></text:span></text:span><text:span text:style-name="Source_20_Text"><text:span text:style-name="T64">map this struct is in.</text:span></text:span><text:span text:style-name="Source_20_Text"><text:span text:style-name="T62">*/</text:span></text:span></text:p>
      <text:p text:style-name="P13"><text:span text:style-name="Source_20_Text"><text:span text:style-name="T57"/></text:span></text:p>
      <text:p text:style-name="P57"><text:span text:style-name="Source_20_Text"><text:span text:style-name="T282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282"><text:tab/></text:span></text:span><text:span text:style-name="Source_20_Text"><text:span text:style-name="T284"><text:tab/></text:span></text:span><text:span text:style-name="Source_20_Text"><text:span text:style-name="T282">registration_point_x;<text:tab/></text:span></text:span><text:span text:style-name="Source_20_Text"><text:span text:style-name="T57">//</text:span></text:span><text:span text:style-name="Source_20_Text"><text:span text:style-name="T86"> bitmap x center(should be width/2)</text:span></text:span></text:p>
      <text:p text:style-name="P57"><text:span text:style-name="Source_20_Text"><text:span text:style-name="T282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282"><text:tab/></text:span></text:span><text:span text:style-name="Source_20_Text"><text:span text:style-name="T284"><text:tab/></text:span></text:span><text:span text:style-name="Source_20_Text"><text:span text:style-name="T282">registration_point_y;<text:tab/></text:span></text:span><text:span text:style-name="Source_20_Text"><text:span text:style-name="T57">//</text:span></text:span><text:span text:style-name="Source_20_Text"><text:span text:style-name="T86"> bitmap y center(should be height/2)</text:span></text:span></text:p>
      <text:p text:style-name="P13"><text:span text:style-name="Source_20_Text"><text:span text:style-name="T282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282"><text:tab/></text:span></text:span><text:span text:style-name="Source_20_Text"><text:span text:style-name="T284"><text:tab/></text:span></text:span><text:span text:style-name="Source_20_Text"><text:span text:style-name="T282">mip_count;<text:tab/></text:span></text:span><text:span text:style-name="Source_20_Text"><text:span text:style-name="T57">// does NOT include fullsize texture</text:span></text:span><text:span text:style-name="Source_20_Text"><text:span text:style-name="T90"> in the count</text:span></text:span></text:p>
      <text:p text:style-name="P13"><text:span text:style-name="Source_20_Text"><text:span text:style-name="T282"><text:s text:c="4"/></text:span></text:span><text:span text:style-name="Source_20_Text"><text:span text:style-name="T11">FlU</text:span></text:span><text:span text:style-name="Source_20_Text"><text:span text:style-name="T6">Int</text:span></text:span><text:span text:style-name="Source_20_Text"><text:span text:style-name="T11">16</text:span></text:span><text:span text:style-name="Source_20_Text"><text:span text:style-name="T282"><text:tab/>pixels;<text:tab/></text:span></text:span><text:span text:style-name="Source_20_Text"><text:span text:style-name="T57">// unknown?</text:span></text:span></text:p>
      <text:p text:style-name="P58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14">pixels_offset</text:span></text:span><text:span text:style-name="Source_20_Text"><text:span text:style-name="T208">;<text:tab/></text:span></text:span><text:span text:style-name="Source_20_Text"><text:span text:style-name="T57">/</text:span></text:span><text:span text:style-name="Source_20_Text"><text:span text:style-name="T82">* </text:span></text:span><text:span text:style-name="Source_20_Text"><text:span text:style-name="T87">Has a different meaning based on if the</text:span></text:span></text:p>
      <text:p text:style-name="P58"><text:span text:style-name="Source_20_Text"><text:span text:style-name="T87"><text:s text:c="4"/>**<text:tab/><text:tab/><text:tab/><text:tab/><text:tab/> <text:s text:c="2"/>bitmap is in a tagfile or a mapfile.</text:span></text:span></text:p>
      <text:p text:style-name="P58"><text:span text:style-name="Source_20_Text"><text:span text:style-name="T82"><text:s text:c="4"/>** Tagfile</text:span></text:span><text:span text:style-name="Source_20_Text"><text:span text:style-name="T87">:</text:span></text:span></text:p>
      <text:p text:style-name="P59"><text:span text:style-name="Source_20_Text"><text:span text:style-name="T82"><text:s text:c="4"/>** <text:s text:c="4"/></text:span></text:span><text:span text:style-name="Source_20_Text"><text:span text:style-name="T87">O</text:span></text:span><text:span text:style-name="Source_20_Text"><text:span text:style-name="T82">ffset into the </text:span></text:span><text:span text:style-name="Source_20_Text"><text:span text:style-name="T192">processed_pixel_data</text:span></text:span><text:span text:style-name="Source_20_Text"><text:span text:style-name="T193"> this bitmap's pixel data starts at.</text:span></text:span></text:p>
      <text:p text:style-name="P59"><text:span text:style-name="Source_20_Text"><text:span text:style-name="T82"><text:s text:c="4"/>** </text:span></text:span><text:span text:style-name="Source_20_Text"><text:span text:style-name="T88">Map</text:span></text:span><text:span text:style-name="Source_20_Text"><text:span text:style-name="T82">file</text:span></text:span><text:span text:style-name="Source_20_Text"><text:span text:style-name="T87">:</text:span></text:span></text:p>
      <text:p text:style-name="P59"><text:span text:style-name="Source_20_Text"><text:span text:style-name="T82"><text:s text:c="4"/>** <text:s text:c="4"/></text:span></text:span><text:span text:style-name="Source_20_Text"><text:span text:style-name="T91">Non-magic o</text:span></text:span><text:span text:style-name="Source_20_Text"><text:span text:style-name="T82">ffset into the </text:span></text:span><text:span text:style-name="Source_20_Text"><text:span text:style-name="T194">mapfile</text:span></text:span><text:span text:style-name="Source_20_Text"><text:span text:style-name="T193"> this bitmap's pixel data starts at.</text:span></text:span><text:span text:style-name="Source_20_Text"><text:span text:style-name="T194">*/</text:span></text:span></text:p>
      <text:p text:style-name="P54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14">pixels_meta_size</text:span></text:span><text:span text:style-name="Source_20_Text"><text:span text:style-name="T208">;<text:tab/></text:span></text:span><text:span text:style-name="Source_20_Text"><text:span text:style-name="T57">/</text:span></text:span><text:span text:style-name="Source_20_Text"><text:span text:style-name="T82">* number of bytes this bitmaps pixel data</text:span></text:span></text:p>
      <text:p text:style-name="P54"><text:span text:style-name="Source_20_Text"><text:span text:style-name="T82"><text:s text:c="4"/>**<text:tab/><text:tab/><text:tab/><text:tab/><text:tab/> <text:s text:c="2"/>takes up. Only used inside a map.*/</text:span></text:span></text:p>
      <text:p text:style-name="P54"><text:span text:style-name="Source_20_Text"><text:span text:style-name="T82"/></text:span></text:p>
      <text:p text:style-name="P13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14">unknown_id_1</text:span></text:span><text:span text:style-name="Source_20_Text"><text:span text:style-name="T208">;</text:span></text:span></text:p>
      <text:p text:style-name="P40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14">data_pointer</text:span></text:span><text:span text:style-name="Source_20_Text"><text:span text:style-name="T208">;</text:span></text:span><text:span text:style-name="Source_20_Text"><text:span text:style-name="T181"> <text:s/>// o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13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14">unknown_id_2</text:span></text:span><text:span text:style-name="Source_20_Text"><text:span text:style-name="T208">;</text:span></text:span></text:p>
      <text:p text:style-name="P40"><text:span text:style-name="Source_20_Text"><text:span text:style-name="T57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57"><text:tab/></text:span></text:span><text:span text:style-name="Source_20_Text"><text:span text:style-name="T67"><text:tab/></text:span></text:span><text:span text:style-name="Source_20_Text"><text:span text:style-name="T214">base_address</text:span></text:span><text:span text:style-name="Source_20_Text"><text:span text:style-name="T208">;</text:span></text:span><text:span text:style-name="Source_20_Text"><text:span text:style-name="T181"> <text:s/>// only used in</text:span></text:span><text:span text:style-name="Source_20_Text"><text:span text:style-name="T183">side</text:span></text:span><text:span text:style-name="Source_20_Text"><text:span text:style-name="T181"> a map</text:span></text:span></text:p>
      <text:p text:style-name="P68"><text:span text:style-name="Source_20_Text"><text:span text:style-name="T282"><text:s text:c="4"/>} </text:span></text:span><text:span text:style-name="Source_20_Text"><text:span text:style-name="T8">Bitmap</text:span></text:span><text:span text:style-name="Source_20_Text"><text:span text:style-name="T282">; <text:s/></text:span></text:span><text:span text:style-name="Source_20_Text"><text:span text:style-name="T65">// size == </text:span></text:span><text:span text:style-name="Source_20_Text"><text:span text:style-name="T66">48</text:span></text:span><text:span text:style-name="Source_20_Text"><text:span text:style-name="T65"> bytes</text:span></text:span></text:p>
      <text:p text:style-name="P69"><text:soft-page-break/><text:span text:style-name="Source_20_Text"><text:span text:style-name="T275">Sounds</text:span></text:span></text:p>
      <text:p text:style-name="P60"><text:span text:style-name="Source_20_Text"><text:span text:style-name="T289">typedef </text:span></text:span><text:span text:style-name="Source_20_Text"><text:span text:style-name="T291">struct</text:span></text:span><text:span text:style-name="Source_20_Text"><text:span text:style-name="T208"> </text:span></text:span><text:span text:style-name="Source_20_Text"><text:span text:style-name="T33">asdf</text:span></text:span><text:span text:style-name="Source_20_Text"><text:span text:style-name="T208"> {</text:span></text:span></text:p>
      <text:p text:style-name="P61"><text:span text:style-name="Source_20_Text"><text:span text:style-name="T245"><text:s text:c="4"/>} </text:span></text:span><text:span text:style-name="Source_20_Text"><text:span text:style-name="T33">asdf</text:span></text:span><text:span text:style-name="Source_20_Text"><text:span text:style-name="T245">; <text:s/></text:span></text:span><text:span text:style-name="Source_20_Text"><text:span text:style-name="T65">// size == </text:span></text:span><text:span text:style-name="Source_20_Text"><text:span text:style-name="T139">XX</text:span></text:span><text:span text:style-name="Source_20_Text"><text:span text:style-name="T65"> bytes</text:span></text:span></text:p>
      <text:p text:style-name="P70"><text:span text:style-name="Source_20_Text"><text:span text:style-name="T275"/></text:span></text:p>
      <text:p text:style-name="P136"><text:span text:style-name="Source_20_Text"><text:span text:style-name="T276">Models</text:span></text:span></text:p>
      <text:p text:style-name="P61"><text:span text:style-name="Source_20_Text"><text:span text:style-name="T289">typedef </text:span></text:span><text:span text:style-name="Source_20_Text"><text:span text:style-name="T291">struct</text:span></text:span><text:span text:style-name="Source_20_Text"><text:span text:style-name="T208"> </text:span></text:span><text:span text:style-name="Source_20_Text"><text:span text:style-name="T33">asdf</text:span></text:span><text:span text:style-name="Source_20_Text"><text:span text:style-name="T208"> {</text:span></text:span></text:p>
      <text:p text:style-name="P61"><text:span text:style-name="Source_20_Text"><text:span text:style-name="T245"><text:s text:c="4"/>} </text:span></text:span><text:span text:style-name="Source_20_Text"><text:span text:style-name="T33">asdf</text:span></text:span><text:span text:style-name="Source_20_Text"><text:span text:style-name="T245">; <text:s/></text:span></text:span><text:span text:style-name="Source_20_Text"><text:span text:style-name="T65">// size == </text:span></text:span><text:span text:style-name="Source_20_Text"><text:span text:style-name="T139">XX</text:span></text:span><text:span text:style-name="Source_20_Text"><text:span text:style-name="T65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5T01:22:31.306000000</dc:date>
    <meta:editing-duration>P2DT19H13M57S</meta:editing-duration>
    <meta:editing-cycles>446</meta:editing-cycles>
    <meta:document-statistic meta:table-count="0" meta:image-count="0" meta:object-count="0" meta:page-count="11" meta:paragraph-count="390" meta:word-count="2674" meta:character-count="19197" meta:non-whitespace-character-count="15221"/>
  </office:meta>
</office:document-meta>
</file>